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1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112"/>
  </office:automatic-styles>
  <office:body>
    <office:spreadsheet>
      <table:table table:name="Poke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table:number-columns-repeated="2"/>
          <table:table-cell table:style-name="ce4"/>
          <table:table-cell table:style-name="ce4" office:value-type="string">
            <text:p>Neytiri BB</text:p>
          </table:table-cell>
          <table:table-cell table:style-name="ce4" table:number-columns-repeated="5"/>
          <table:table-cell table:style-name="ce4" office:value-type="string">
            <text:p>Neytiri SB</text:p>
          </table:table-cell>
          <table:table-cell table:style-name="ce4" table:number-columns-repeated="1014"/>
        </table:table-row>
        <table:table-row table:style-name="ro1">
          <table:table-cell table:style-name="ce1"/>
          <table:table-cell table:style-name="ce1" office:value-type="string">
            <text:p>Count</text:p>
          </table:table-cell>
          <table:table-cell table:style-name="ce4" office:value-type="string">
            <text:p>av. val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sum val/ total</text:p>
          </table:table-cell>
          <table:table-cell table:style-name="ce4" office:value-type="string">
            <text:p>Val theor</text:p>
          </table:table-cell>
          <table:table-cell table:style-name="ce4" table:number-columns-repeated="2"/>
          <table:table-cell table:style-name="ce4" office:value-type="string">
            <text:p>av. val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sum val/ total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>
            <text:p>AA</text:p>
          </table:table-cell>
          <table:table-cell table:style-name="ce2" office:value-type="float" office:value="6">
            <text:p>6</text:p>
          </table:table-cell>
          <table:table-cell office:value-type="float" office:value="58.5901990521351">
            <text:p>58,59</text:p>
          </table:table-cell>
          <table:table-cell office:value-type="float" office:value="3441088">
            <text:p>3441088</text:p>
          </table:table-cell>
          <table:table-cell table:formula="of:=[.C3]*[.D3]/[.D$172]" office:value-type="float" office:value="0.265016846821213">
            <text:p>0,27</text:p>
          </table:table-cell>
          <table:table-cell table:formula="of:=[.C3]*[.B3]/[.B$172]" office:value-type="float" office:value="0.26511402286034">
            <text:p>0,27</text:p>
          </table:table-cell>
          <table:table-cell table:number-columns-repeated="2"/>
          <table:table-cell office:value-type="float" office:value="56.3931468727709">
            <text:p>56,39</text:p>
          </table:table-cell>
          <table:table-cell office:value-type="float" office:value="3443484">
            <text:p>3443484</text:p>
          </table:table-cell>
          <table:table-cell table:formula="of:=[.I3]*[.J3]/[.J$172]" office:value-type="float" office:value="0.255255865540081">
            <text:p>0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K</text:p>
          </table:table-cell>
          <table:table-cell table:style-name="ce2" office:value-type="float" office:value="6">
            <text:p>6</text:p>
          </table:table-cell>
          <table:table-cell office:value-type="float" office:value="53.194006002835">
            <text:p>53,19</text:p>
          </table:table-cell>
          <table:table-cell office:value-type="float" office:value="3444813">
            <text:p>3444813</text:p>
          </table:table-cell>
          <table:table-cell table:formula="of:=[.C4]*[.D4]/[.D$172]" office:value-type="float" office:value="0.240869094075674">
            <text:p>0,24</text:p>
          </table:table-cell>
          <table:table-cell table:formula="of:=[.C4]*[.B4]/[.B$172]" office:value-type="float" office:value="0.240696859741335">
            <text:p>0,24</text:p>
          </table:table-cell>
          <table:table-cell table:number-columns-repeated="2"/>
          <table:table-cell office:value-type="float" office:value="48.0919771366993">
            <text:p>48,09</text:p>
          </table:table-cell>
          <table:table-cell office:value-type="float" office:value="3443179">
            <text:p>3443179</text:p>
          </table:table-cell>
          <table:table-cell table:formula="of:=[.I4]*[.J4]/[.J$172]" office:value-type="float" office:value="0.217662475466942">
            <text:p>0,2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Q</text:p>
          </table:table-cell>
          <table:table-cell table:style-name="ce2" office:value-type="float" office:value="6">
            <text:p>6</text:p>
          </table:table-cell>
          <table:table-cell office:value-type="float" office:value="46.0807238079155">
            <text:p>46,08</text:p>
          </table:table-cell>
          <table:table-cell office:value-type="float" office:value="3443104">
            <text:p>3443104</text:p>
          </table:table-cell>
          <table:table-cell table:formula="of:=[.C5]*[.D5]/[.D$172]" office:value-type="float" office:value="0.208555747482718">
            <text:p>0,21</text:p>
          </table:table-cell>
          <table:table-cell table:formula="of:=[.C5]*[.B5]/[.B$172]" office:value-type="float" office:value="0.208510062479256">
            <text:p>0,21</text:p>
          </table:table-cell>
          <table:table-cell table:number-columns-repeated="2"/>
          <table:table-cell office:value-type="float" office:value="42.8418534912871">
            <text:p>42,84</text:p>
          </table:table-cell>
          <table:table-cell office:value-type="float" office:value="3442216">
            <text:p>3442216</text:p>
          </table:table-cell>
          <table:table-cell table:formula="of:=[.I5]*[.J5]/[.J$172]" office:value-type="float" office:value="0.193846382993578">
            <text:p>0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office:value-type="float" office:value="41.1107011424589">
            <text:p>41,11</text:p>
          </table:table-cell>
          <table:table-cell office:value-type="float" office:value="3441500">
            <text:p>3441500</text:p>
          </table:table-cell>
          <table:table-cell table:formula="of:=[.C6]*[.D6]/[.D$172]" office:value-type="float" office:value="0.18597535118108">
            <text:p>0,19</text:p>
          </table:table-cell>
          <table:table-cell table:formula="of:=[.C6]*[.B6]/[.B$172]" office:value-type="float" office:value="0.186021272137823">
            <text:p>0,19</text:p>
          </table:table-cell>
          <table:table-cell table:number-columns-repeated="2"/>
          <table:table-cell office:value-type="float" office:value="36.4647363620085">
            <text:p>36,46</text:p>
          </table:table-cell>
          <table:table-cell office:value-type="float" office:value="3442354">
            <text:p>3442354</text:p>
          </table:table-cell>
          <table:table-cell table:formula="of:=[.I6]*[.J6]/[.J$172]" office:value-type="float" office:value="0.164998478268269">
            <text:p>0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T</text:p>
          </table:table-cell>
          <table:table-cell table:style-name="ce2" office:value-type="float" office:value="6">
            <text:p>6</text:p>
          </table:table-cell>
          <table:table-cell office:value-type="float" office:value="34.7606716356641">
            <text:p>34,76</text:p>
          </table:table-cell>
          <table:table-cell office:value-type="float" office:value="3441711">
            <text:p>3441711</text:p>
          </table:table-cell>
          <table:table-cell table:formula="of:=[.C7]*[.D7]/[.D$172]" office:value-type="float" office:value="0.157258920049815">
            <text:p>0,16</text:p>
          </table:table-cell>
          <table:table-cell table:formula="of:=[.C7]*[.B7]/[.B$172]" office:value-type="float" office:value="0.157288106948706">
            <text:p>0,16</text:p>
          </table:table-cell>
          <table:table-cell table:number-columns-repeated="2"/>
          <table:table-cell office:value-type="float" office:value="31.4800846757826">
            <text:p>31,48</text:p>
          </table:table-cell>
          <table:table-cell office:value-type="float" office:value="3442164">
            <text:p>3442164</text:p>
          </table:table-cell>
          <table:table-cell table:formula="of:=[.I7]*[.J7]/[.J$172]" office:value-type="float" office:value="0.142435676068008">
            <text:p>0,14</text:p>
          </table:table-cell>
          <table:table-cell table:number-columns-repeated="1013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float" office:value="6">
            <text:p>6</text:p>
          </table:table-cell>
          <table:table-cell office:value-type="float" office:value="28.9728851766492">
            <text:p>28,97</text:p>
          </table:table-cell>
          <table:table-cell office:value-type="float" office:value="3443073">
            <text:p>3443073</text:p>
          </table:table-cell>
          <table:table-cell table:formula="of:=[.C8]*[.D8]/[.D$172]" office:value-type="float" office:value="0.131126571418609">
            <text:p>0,13</text:p>
          </table:table-cell>
          <table:table-cell table:formula="of:=[.C8]*[.B8]/[.B$172]" office:value-type="float" office:value="0.131099027948639">
            <text:p>0,13</text:p>
          </table:table-cell>
          <table:table-cell table:number-columns-repeated="2"/>
          <table:table-cell office:value-type="float" office:value="26.4051072288419">
            <text:p>26,41</text:p>
          </table:table-cell>
          <table:table-cell office:value-type="float" office:value="3441490">
            <text:p>3441490</text:p>
          </table:table-cell>
          <table:table-cell table:formula="of:=[.I8]*[.J8]/[.J$172]" office:value-type="float" office:value="0.119449896734407">
            <text:p>0,12</text:p>
          </table:table-cell>
          <table:table-cell table:number-columns-repeated="1013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6">
            <text:p>6</text:p>
          </table:table-cell>
          <table:table-cell office:value-type="float" office:value="23.6701832718418">
            <text:p>23,67</text:p>
          </table:table-cell>
          <table:table-cell office:value-type="float" office:value="3440928">
            <text:p>3440928</text:p>
          </table:table-cell>
          <table:table-cell table:formula="of:=[.C9]*[.D9]/[.D$172]" office:value-type="float" office:value="0.107060664766388">
            <text:p>0,11</text:p>
          </table:table-cell>
          <table:table-cell table:formula="of:=[.C9]*[.B9]/[.B$172]" office:value-type="float" office:value="0.107104901682542">
            <text:p>0,11</text:p>
          </table:table-cell>
          <table:table-cell table:number-columns-repeated="2"/>
          <table:table-cell office:value-type="float" office:value="22.5269280976553">
            <text:p>22,53</text:p>
          </table:table-cell>
          <table:table-cell office:value-type="float" office:value="3442392">
            <text:p>3442392</text:p>
          </table:table-cell>
          <table:table-cell table:formula="of:=[.I9]*[.J9]/[.J$172]" office:value-type="float" office:value="0.101932723441924">
            <text:p>0,1</text:p>
          </table:table-cell>
          <table:table-cell table:number-columns-repeated="1013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float" office:value="6">
            <text:p>6</text:p>
          </table:table-cell>
          <table:table-cell office:value-type="float" office:value="20.6524740524779">
            <text:p>20,65</text:p>
          </table:table-cell>
          <table:table-cell office:value-type="float" office:value="3442806">
            <text:p>3442806</text:p>
          </table:table-cell>
          <table:table-cell table:formula="of:=[.C10]*[.D10]/[.D$172]" office:value-type="float" office:value="0.0934624940933555">
            <text:p>0,09</text:p>
          </table:table-cell>
          <table:table-cell table:formula="of:=[.C10]*[.B10]/[.B$172]" office:value-type="float" office:value="0.0934501088347416">
            <text:p>0,09</text:p>
          </table:table-cell>
          <table:table-cell table:number-columns-repeated="2"/>
          <table:table-cell office:value-type="float" office:value="16.880080480034">
            <text:p>16,88</text:p>
          </table:table-cell>
          <table:table-cell office:value-type="float" office:value="3443580">
            <text:p>3443580</text:p>
          </table:table-cell>
          <table:table-cell table:formula="of:=[.I10]*[.J10]/[.J$172]" office:value-type="float" office:value="0.0764075054239195">
            <text:p>0,08</text:p>
          </table:table-cell>
          <table:table-cell table:number-columns-repeated="1013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float" office:value="6">
            <text:p>6</text:p>
          </table:table-cell>
          <table:table-cell office:value-type="float" office:value="14.068301298736">
            <text:p>14,07</text:p>
          </table:table-cell>
          <table:table-cell office:value-type="float" office:value="3443056">
            <text:p>3443056</text:p>
          </table:table-cell>
          <table:table-cell table:formula="of:=[.C11]*[.D11]/[.D$172]" office:value-type="float" office:value="0.0636705317916203">
            <text:p>0,06</text:p>
          </table:table-cell>
          <table:table-cell table:formula="of:=[.C11]*[.B11]/[.B$172]" office:value-type="float" office:value="0.0636574719399819">
            <text:p>0,06</text:p>
          </table:table-cell>
          <table:table-cell table:number-columns-repeated="2"/>
          <table:table-cell office:value-type="float" office:value="12.7128001693804">
            <text:p>12,71</text:p>
          </table:table-cell>
          <table:table-cell office:value-type="float" office:value="3442698">
            <text:p>3442698</text:p>
          </table:table-cell>
          <table:table-cell table:formula="of:=[.I11]*[.J11]/[.J$172]" office:value-type="float" office:value="0.0575296164896902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float" office:value="6">
            <text:p>6</text:p>
          </table:table-cell>
          <table:table-cell office:value-type="float" office:value="9.87998377434672">
            <text:p>9,88</text:p>
          </table:table-cell>
          <table:table-cell office:value-type="float" office:value="3443705">
            <text:p>3443705</text:p>
          </table:table-cell>
          <table:table-cell table:formula="of:=[.C12]*[.D12]/[.D$172]" office:value-type="float" office:value="0.0447234092618213">
            <text:p>0,04</text:p>
          </table:table-cell>
          <table:table-cell table:formula="of:=[.C12]*[.B12]/[.B$172]" office:value-type="float" office:value="0.0447058089336956">
            <text:p>0,04</text:p>
          </table:table-cell>
          <table:table-cell table:number-columns-repeated="2"/>
          <table:table-cell office:value-type="float" office:value="7.9034102666452">
            <text:p>7,9</text:p>
          </table:table-cell>
          <table:table-cell office:value-type="float" office:value="3441018">
            <text:p>3441018</text:p>
          </table:table-cell>
          <table:table-cell table:formula="of:=[.I12]*[.J12]/[.J$172]" office:value-type="float" office:value="0.0357480866893097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6">
            <text:p>6</text:p>
          </table:table-cell>
          <table:table-cell office:value-type="float" office:value="6.80432160125885">
            <text:p>6,8</text:p>
          </table:table-cell>
          <table:table-cell office:value-type="float" office:value="3440900">
            <text:p>3440900</text:p>
          </table:table-cell>
          <table:table-cell table:formula="of:=[.C13]*[.D13]/[.D$172]" office:value-type="float" office:value="0.0307758185772709">
            <text:p>0,03</text:p>
          </table:table-cell>
          <table:table-cell table:formula="of:=[.C13]*[.B13]/[.B$172]" office:value-type="float" office:value="0.0307887855260581">
            <text:p>0,03</text:p>
          </table:table-cell>
          <table:table-cell table:number-columns-repeated="2"/>
          <table:table-cell office:value-type="float" office:value="3.19160377223749">
            <text:p>3,19</text:p>
          </table:table-cell>
          <table:table-cell office:value-type="float" office:value="3442646">
            <text:p>3442646</text:p>
          </table:table-cell>
          <table:table-cell table:formula="of:=[.I13]*[.J13]/[.J$172]" office:value-type="float" office:value="0.0144428422697097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6">
            <text:p>6</text:p>
          </table:table-cell>
          <table:table-cell office:value-type="float" office:value="2.17172430261094">
            <text:p>2,17</text:p>
          </table:table-cell>
          <table:table-cell office:value-type="float" office:value="3443639">
            <text:p>3443639</text:p>
          </table:table-cell>
          <table:table-cell table:formula="of:=[.C14]*[.D14]/[.D$172]" office:value-type="float" office:value="0.00983048712742498">
            <text:p>0,01</text:p>
          </table:table-cell>
          <table:table-cell table:formula="of:=[.C14]*[.B14]/[.B$172]" office:value-type="float" office:value="0.00982680679914452">
            <text:p>0,01</text:p>
          </table:table-cell>
          <table:table-cell table:number-columns-repeated="2"/>
          <table:table-cell office:value-type="float" office:value="-0.870430645918636">
            <text:p>-0,87</text:p>
          </table:table-cell>
          <table:table-cell office:value-type="float" office:value="3442784">
            <text:p>3442784</text:p>
          </table:table-cell>
          <table:table-cell table:formula="of:=[.I14]*[.J14]/[.J$172]" office:value-type="float" office:value="-0.00393908434654916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office:value-type="float" office:value="-2.29062014563759">
            <text:p>-2,29</text:p>
          </table:table-cell>
          <table:table-cell office:value-type="float" office:value="3439982">
            <text:p>3439982</text:p>
          </table:table-cell>
          <table:table-cell table:formula="of:=[.C15]*[.D15]/[.D$172]" office:value-type="float" office:value="-0.0103576677535598">
            <text:p>-0,01</text:p>
          </table:table-cell>
          <table:table-cell table:formula="of:=[.C15]*[.B15]/[.B$172]" office:value-type="float" office:value="-0.0103647970390841">
            <text:p>-0,01</text:p>
          </table:table-cell>
          <table:table-cell table:number-columns-repeated="2"/>
          <table:table-cell office:value-type="float" office:value="-3.68179353251841">
            <text:p>-3,68</text:p>
          </table:table-cell>
          <table:table-cell office:value-type="float" office:value="3440920">
            <text:p>3440920</text:p>
          </table:table-cell>
          <table:table-cell table:formula="of:=[.I15]*[.J15]/[.J$172]" office:value-type="float" office:value="-0.016652726036651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Ks</text:p>
          </table:table-cell>
          <table:table-cell table:style-name="ce2" office:value-type="float" office:value="4">
            <text:p>4</text:p>
          </table:table-cell>
          <table:table-cell office:value-type="float" office:value="24.7416781934016">
            <text:p>24,74</text:p>
          </table:table-cell>
          <table:table-cell office:value-type="float" office:value="2295423">
            <text:p>2295423</text:p>
          </table:table-cell>
          <table:table-cell table:formula="of:=[.C16]*[.D16]/[.D$172]" office:value-type="float" office:value="0.0746525440881662">
            <text:p>0,07</text:p>
          </table:table-cell>
          <table:table-cell table:formula="of:=[.C16]*[.B16]/[.B$172]" office:value-type="float" office:value="0.0746355299951783">
            <text:p>0,07</text:p>
          </table:table-cell>
          <table:table-cell table:number-columns-repeated="2"/>
          <table:table-cell office:value-type="float" office:value="21.9925287379322">
            <text:p>21,99</text:p>
          </table:table-cell>
          <table:table-cell office:value-type="float" office:value="2295443">
            <text:p>2295443</text:p>
          </table:table-cell>
          <table:table-cell table:formula="of:=[.I16]*[.J16]/[.J$172]" office:value-type="float" office:value="0.0663579578544601">
            <text:p>0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Ko</text:p>
          </table:table-cell>
          <table:table-cell table:style-name="ce2" office:value-type="float" office:value="12">
            <text:p>12</text:p>
          </table:table-cell>
          <table:table-cell office:value-type="float" office:value="21.8860046043204">
            <text:p>21,89</text:p>
          </table:table-cell>
          <table:table-cell office:value-type="float" office:value="6885783">
            <text:p>6885783</text:p>
          </table:table-cell>
          <table:table-cell table:formula="of:=[.C17]*[.D17]/[.D$172]" office:value-type="float" office:value="0.198094559530657">
            <text:p>0,2</text:p>
          </table:table-cell>
          <table:table-cell table:formula="of:=[.C17]*[.B17]/[.B$172]" office:value-type="float" office:value="0.198063390084348">
            <text:p>0,2</text:p>
          </table:table-cell>
          <table:table-cell table:number-columns-repeated="2"/>
          <table:table-cell office:value-type="float" office:value="18.8050603499191">
            <text:p>18,81</text:p>
          </table:table-cell>
          <table:table-cell office:value-type="float" office:value="6886568">
            <text:p>6886568</text:p>
          </table:table-cell>
          <table:table-cell table:formula="of:=[.I17]*[.J17]/[.J$172]" office:value-type="float" office:value="0.170227179328905">
            <text:p>0,17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string">
            <text:p>AQs</text:p>
          </table:table-cell>
          <table:table-cell table:style-name="ce2" office:value-type="float" office:value="4">
            <text:p>4</text:p>
          </table:table-cell>
          <table:table-cell office:value-type="float" office:value="22.13160536828">
            <text:p>22,13</text:p>
          </table:table-cell>
          <table:table-cell office:value-type="float" office:value="2294700">
            <text:p>2294700</text:p>
          </table:table-cell>
          <table:table-cell table:formula="of:=[.C18]*[.D18]/[.D$172]" office:value-type="float" office:value="0.0667561932382452">
            <text:p>0,07</text:p>
          </table:table-cell>
          <table:table-cell table:formula="of:=[.C18]*[.B18]/[.B$172]" office:value-type="float" office:value="0.0667620071441327">
            <text:p>0,07</text:p>
          </table:table-cell>
          <table:table-cell table:number-columns-repeated="2"/>
          <table:table-cell office:value-type="float" office:value="20.8054972728628">
            <text:p>20,81</text:p>
          </table:table-cell>
          <table:table-cell office:value-type="float" office:value="2295388">
            <text:p>2295388</text:p>
          </table:table-cell>
          <table:table-cell table:formula="of:=[.I18]*[.J18]/[.J$172]" office:value-type="float" office:value="0.0627748290107409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Qo</text:p>
          </table:table-cell>
          <table:table-cell table:style-name="ce2" office:value-type="float" office:value="12">
            <text:p>12</text:p>
          </table:table-cell>
          <table:table-cell office:value-type="float" office:value="19.2851206592421">
            <text:p>19,29</text:p>
          </table:table-cell>
          <table:table-cell office:value-type="float" office:value="6884250">
            <text:p>6884250</text:p>
          </table:table-cell>
          <table:table-cell table:formula="of:=[.C19]*[.D19]/[.D$172]" office:value-type="float" office:value="0.174514582862658">
            <text:p>0,17</text:p>
          </table:table-cell>
          <table:table-cell table:formula="of:=[.C19]*[.B19]/[.B$172]" office:value-type="float" office:value="0.174525978816671">
            <text:p>0,17</text:p>
          </table:table-cell>
          <table:table-cell table:number-columns-repeated="2"/>
          <table:table-cell office:value-type="float" office:value="17.5630407723965">
            <text:p>17,56</text:p>
          </table:table-cell>
          <table:table-cell office:value-type="float" office:value="6885720">
            <text:p>6885720</text:p>
          </table:table-cell>
          <table:table-cell table:formula="of:=[.I19]*[.J19]/[.J$172]" office:value-type="float" office:value="0.158964591880843">
            <text:p>0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Js</text:p>
          </table:table-cell>
          <table:table-cell table:style-name="ce2" office:value-type="float" office:value="4">
            <text:p>4</text:p>
          </table:table-cell>
          <table:table-cell office:value-type="float" office:value="22.1898458200313">
            <text:p>22,19</text:p>
          </table:table-cell>
          <table:table-cell office:value-type="float" office:value="2294223">
            <text:p>2294223</text:p>
          </table:table-cell>
          <table:table-cell table:formula="of:=[.C20]*[.D20]/[.D$172]" office:value-type="float" office:value="0.0669179524282775">
            <text:p>0,07</text:p>
          </table:table-cell>
          <table:table-cell table:formula="of:=[.C20]*[.B20]/[.B$172]" office:value-type="float" office:value="0.0669376947813916">
            <text:p>0,07</text:p>
          </table:table-cell>
          <table:table-cell table:number-columns-repeated="2"/>
          <table:table-cell office:value-type="float" office:value="18.0756631424722">
            <text:p>18,08</text:p>
          </table:table-cell>
          <table:table-cell office:value-type="float" office:value="2295220">
            <text:p>2295220</text:p>
          </table:table-cell>
          <table:table-cell table:formula="of:=[.I20]*[.J20]/[.J$172]" office:value-type="float" office:value="0.0545343184746934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Jo</text:p>
          </table:table-cell>
          <table:table-cell table:style-name="ce2" office:value-type="float" office:value="12">
            <text:p>12</text:p>
          </table:table-cell>
          <table:table-cell office:value-type="float" office:value="19.023211687217">
            <text:p>19,02</text:p>
          </table:table-cell>
          <table:table-cell office:value-type="float" office:value="6882697">
            <text:p>6882697</text:p>
          </table:table-cell>
          <table:table-cell table:formula="of:=[.C21]*[.D21]/[.D$172]" office:value-type="float" office:value="0.17210568705499">
            <text:p>0,17</text:p>
          </table:table-cell>
          <table:table-cell table:formula="of:=[.C21]*[.B21]/[.B$172]" office:value-type="float" office:value="0.172155761875267">
            <text:p>0,17</text:p>
          </table:table-cell>
          <table:table-cell table:number-columns-repeated="2"/>
          <table:table-cell office:value-type="float" office:value="15.1581480374164">
            <text:p>15,16</text:p>
          </table:table-cell>
          <table:table-cell office:value-type="float" office:value="6885860">
            <text:p>6885860</text:p>
          </table:table-cell>
          <table:table-cell table:formula="of:=[.I21]*[.J21]/[.J$172]" office:value-type="float" office:value="0.137200490488545">
            <text:p>0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Ts</text:p>
          </table:table-cell>
          <table:table-cell table:style-name="ce2" office:value-type="float" office:value="4">
            <text:p>4</text:p>
          </table:table-cell>
          <table:table-cell office:value-type="float" office:value="19.3993708741707">
            <text:p>19,4</text:p>
          </table:table-cell>
          <table:table-cell office:value-type="float" office:value="2294286">
            <text:p>2294286</text:p>
          </table:table-cell>
          <table:table-cell table:formula="of:=[.C22]*[.D22]/[.D$172]" office:value-type="float" office:value="0.0585043193102176">
            <text:p>0,06</text:p>
          </table:table-cell>
          <table:table-cell table:formula="of:=[.C22]*[.B22]/[.B$172]" office:value-type="float" office:value="0.0585199724711032">
            <text:p>0,06</text:p>
          </table:table-cell>
          <table:table-cell table:number-columns-repeated="2"/>
          <table:table-cell office:value-type="float" office:value="16.3620183109743">
            <text:p>16,36</text:p>
          </table:table-cell>
          <table:table-cell office:value-type="float" office:value="2295190">
            <text:p>2295190</text:p>
          </table:table-cell>
          <table:table-cell table:formula="of:=[.I22]*[.J22]/[.J$172]" office:value-type="float" office:value="0.0493636027404967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To</text:p>
          </table:table-cell>
          <table:table-cell table:style-name="ce2" office:value-type="float" office:value="12">
            <text:p>12</text:p>
          </table:table-cell>
          <table:table-cell office:value-type="float" office:value="15.7024526808727">
            <text:p>15,7</text:p>
          </table:table-cell>
          <table:table-cell office:value-type="float" office:value="6882988">
            <text:p>6882988</text:p>
          </table:table-cell>
          <table:table-cell table:formula="of:=[.C23]*[.D23]/[.D$172]" office:value-type="float" office:value="0.142068316973601">
            <text:p>0,14</text:p>
          </table:table-cell>
          <table:table-cell table:formula="of:=[.C23]*[.B23]/[.B$172]" office:value-type="float" office:value="0.142103644170794">
            <text:p>0,14</text:p>
          </table:table-cell>
          <table:table-cell table:number-columns-repeated="2"/>
          <table:table-cell office:value-type="float" office:value="13.1261551614162">
            <text:p>13,13</text:p>
          </table:table-cell>
          <table:table-cell office:value-type="float" office:value="6885583">
            <text:p>6885583</text:p>
          </table:table-cell>
          <table:table-cell table:formula="of:=[.I23]*[.J23]/[.J$172]" office:value-type="float" office:value="0.118803594995161">
            <text:p>0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9s</text:p>
          </table:table-cell>
          <table:table-cell table:style-name="ce2" office:value-type="float" office:value="4">
            <text:p>4</text:p>
          </table:table-cell>
          <table:table-cell office:value-type="float" office:value="15.341212774901">
            <text:p>15,34</text:p>
          </table:table-cell>
          <table:table-cell office:value-type="float" office:value="2294771">
            <text:p>2294771</text:p>
          </table:table-cell>
          <table:table-cell table:formula="of:=[.C24]*[.D24]/[.D$172]" office:value-type="float" office:value="0.0462755699216196">
            <text:p>0,05</text:p>
          </table:table-cell>
          <table:table-cell table:formula="of:=[.C24]*[.B24]/[.B$172]" office:value-type="float" office:value="0.0462781682500784">
            <text:p>0,05</text:p>
          </table:table-cell>
          <table:table-cell table:number-columns-repeated="2"/>
          <table:table-cell office:value-type="float" office:value="12.600801387752">
            <text:p>12,6</text:p>
          </table:table-cell>
          <table:table-cell office:value-type="float" office:value="2294968">
            <text:p>2294968</text:p>
          </table:table-cell>
          <table:table-cell table:formula="of:=[.I24]*[.J24]/[.J$172]" office:value-type="float" office:value="0.038012473628237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9o</text:p>
          </table:table-cell>
          <table:table-cell table:style-name="ce2" office:value-type="float" office:value="12">
            <text:p>12</text:p>
          </table:table-cell>
          <table:table-cell office:value-type="float" office:value="12.1966269127061">
            <text:p>12,2</text:p>
          </table:table-cell>
          <table:table-cell office:value-type="float" office:value="6884063">
            <text:p>6884063</text:p>
          </table:table-cell>
          <table:table-cell table:formula="of:=[.C25]*[.D25]/[.D$172]" office:value-type="float" office:value="0.110366508900469">
            <text:p>0,11</text:p>
          </table:table-cell>
          <table:table-cell table:formula="of:=[.C25]*[.B25]/[.B$172]" office:value-type="float" office:value="0.110376714142137">
            <text:p>0,11</text:p>
          </table:table-cell>
          <table:table-cell table:number-columns-repeated="2"/>
          <table:table-cell office:value-type="float" office:value="9.54843476470812">
            <text:p>9,55</text:p>
          </table:table-cell>
          <table:table-cell office:value-type="float" office:value="6884963">
            <text:p>6884963</text:p>
          </table:table-cell>
          <table:table-cell table:formula="of:=[.I25]*[.J25]/[.J$172]" office:value-type="float" office:value="0.0864142026895136">
            <text:p>0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8s</text:p>
          </table:table-cell>
          <table:table-cell table:style-name="ce2" office:value-type="float" office:value="4">
            <text:p>4</text:p>
          </table:table-cell>
          <table:table-cell office:value-type="float" office:value="13.3471472146844">
            <text:p>13,35</text:p>
          </table:table-cell>
          <table:table-cell office:value-type="float" office:value="2294038">
            <text:p>2294038</text:p>
          </table:table-cell>
          <table:table-cell table:formula="of:=[.C26]*[.D26]/[.D$172]" office:value-type="float" office:value="0.0402477668062424">
            <text:p>0,04</text:p>
          </table:table-cell>
          <table:table-cell table:formula="of:=[.C26]*[.B26]/[.B$172]" office:value-type="float" office:value="0.0402628875254431">
            <text:p>0,04</text:p>
          </table:table-cell>
          <table:table-cell table:number-columns-repeated="2"/>
          <table:table-cell office:value-type="float" office:value="11.0091798376786">
            <text:p>11,01</text:p>
          </table:table-cell>
          <table:table-cell office:value-type="float" office:value="2295264">
            <text:p>2295264</text:p>
          </table:table-cell>
          <table:table-cell table:formula="of:=[.I26]*[.J26]/[.J$172]" office:value-type="float" office:value="0.0332153583575272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8o</text:p>
          </table:table-cell>
          <table:table-cell table:style-name="ce2" office:value-type="float" office:value="12">
            <text:p>12</text:p>
          </table:table-cell>
          <table:table-cell office:value-type="float" office:value="9.91124952989617">
            <text:p>9,91</text:p>
          </table:table-cell>
          <table:table-cell office:value-type="float" office:value="6882153">
            <text:p>6882153</text:p>
          </table:table-cell>
          <table:table-cell table:formula="of:=[.C27]*[.D27]/[.D$172]" office:value-type="float" office:value="0.0896613892014511">
            <text:p>0,09</text:p>
          </table:table-cell>
          <table:table-cell table:formula="of:=[.C27]*[.B27]/[.B$172]" office:value-type="float" office:value="0.0896945658814133">
            <text:p>0,09</text:p>
          </table:table-cell>
          <table:table-cell table:number-columns-repeated="2"/>
          <table:table-cell office:value-type="float" office:value="8.00664101174477">
            <text:p>8,01</text:p>
          </table:table-cell>
          <table:table-cell office:value-type="float" office:value="6885803">
            <text:p>6885803</text:p>
          </table:table-cell>
          <table:table-cell table:formula="of:=[.I27]*[.J27]/[.J$172]" office:value-type="float" office:value="0.0724696696417705">
            <text:p>0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7s</text:p>
          </table:table-cell>
          <table:table-cell table:style-name="ce2" office:value-type="float" office:value="4">
            <text:p>4</text:p>
          </table:table-cell>
          <table:table-cell office:value-type="float" office:value="11.397491805262">
            <text:p>11,4</text:p>
          </table:table-cell>
          <table:table-cell office:value-type="float" office:value="2294603">
            <text:p>2294603</text:p>
          </table:table-cell>
          <table:table-cell table:formula="of:=[.C28]*[.D28]/[.D$172]" office:value-type="float" office:value="0.0343771267585287">
            <text:p>0,03</text:p>
          </table:table-cell>
          <table:table-cell table:formula="of:=[.C28]*[.B28]/[.B$172]" office:value-type="float" office:value="0.0343815740731885">
            <text:p>0,03</text:p>
          </table:table-cell>
          <table:table-cell table:number-columns-repeated="2"/>
          <table:table-cell office:value-type="float" office:value="9.70275981857608">
            <text:p>9,7</text:p>
          </table:table-cell>
          <table:table-cell office:value-type="float" office:value="2295627">
            <text:p>2295627</text:p>
          </table:table-cell>
          <table:table-cell table:formula="of:=[.I28]*[.J28]/[.J$172]" office:value-type="float" office:value="0.0292784402134286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7o</text:p>
          </table:table-cell>
          <table:table-cell table:style-name="ce2" office:value-type="float" office:value="12">
            <text:p>12</text:p>
          </table:table-cell>
          <table:table-cell office:value-type="float" office:value="7.99516256147732">
            <text:p>8</text:p>
          </table:table-cell>
          <table:table-cell office:value-type="float" office:value="6884031">
            <text:p>6884031</text:p>
          </table:table-cell>
          <table:table-cell table:formula="of:=[.C29]*[.D29]/[.D$172]" office:value-type="float" office:value="0.0723473862537721">
            <text:p>0,07</text:p>
          </table:table-cell>
          <table:table-cell table:formula="of:=[.C29]*[.B29]/[.B$172]" office:value-type="float" office:value="0.0723544123210617">
            <text:p>0,07</text:p>
          </table:table-cell>
          <table:table-cell table:number-columns-repeated="2"/>
          <table:table-cell office:value-type="float" office:value="6.43624132090637">
            <text:p>6,44</text:p>
          </table:table-cell>
          <table:table-cell office:value-type="float" office:value="6887044">
            <text:p>6887044</text:p>
          </table:table-cell>
          <table:table-cell table:formula="of:=[.I29]*[.J29]/[.J$172]" office:value-type="float" office:value="0.0582661748855017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6s</text:p>
          </table:table-cell>
          <table:table-cell table:style-name="ce2" office:value-type="float" office:value="4">
            <text:p>4</text:p>
          </table:table-cell>
          <table:table-cell office:value-type="float" office:value="9.94557264193395">
            <text:p>9,95</text:p>
          </table:table-cell>
          <table:table-cell office:value-type="float" office:value="2294696">
            <text:p>2294696</text:p>
          </table:table-cell>
          <table:table-cell table:formula="of:=[.C30]*[.D30]/[.D$172]" office:value-type="float" office:value="0.0299990624618789">
            <text:p>0,03</text:p>
          </table:table-cell>
          <table:table-cell table:formula="of:=[.C30]*[.B30]/[.B$172]" office:value-type="float" office:value="0.0300017274266484">
            <text:p>0,03</text:p>
          </table:table-cell>
          <table:table-cell table:number-columns-repeated="2"/>
          <table:table-cell office:value-type="float" office:value="7.81059807857649">
            <text:p>7,81</text:p>
          </table:table-cell>
          <table:table-cell office:value-type="float" office:value="2295312">
            <text:p>2295312</text:p>
          </table:table-cell>
          <table:table-cell table:formula="of:=[.I30]*[.J30]/[.J$172]" office:value-type="float" office:value="0.023565537432624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6o</text:p>
          </table:table-cell>
          <table:table-cell table:style-name="ce2" office:value-type="float" office:value="12">
            <text:p>12</text:p>
          </table:table-cell>
          <table:table-cell office:value-type="float" office:value="6.18646352887064">
            <text:p>6,19</text:p>
          </table:table-cell>
          <table:table-cell office:value-type="float" office:value="6884346">
            <text:p>6884346</text:p>
          </table:table-cell>
          <table:table-cell table:formula="of:=[.C31]*[.D31]/[.D$172]" office:value-type="float" office:value="0.0559832202499877">
            <text:p>0,06</text:p>
          </table:table-cell>
          <table:table-cell table:formula="of:=[.C31]*[.B31]/[.B$172]" office:value-type="float" office:value="0.0559860952838972">
            <text:p>0,06</text:p>
          </table:table-cell>
          <table:table-cell table:number-columns-repeated="2"/>
          <table:table-cell office:value-type="float" office:value="4.66939984924296">
            <text:p>4,67</text:p>
          </table:table-cell>
          <table:table-cell office:value-type="float" office:value="6886004">
            <text:p>6886004</text:p>
          </table:table-cell>
          <table:table-cell table:formula="of:=[.I31]*[.J31]/[.J$172]" office:value-type="float" office:value="0.0422648825857588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5s</text:p>
          </table:table-cell>
          <table:table-cell table:style-name="ce2" office:value-type="float" office:value="4">
            <text:p>4</text:p>
          </table:table-cell>
          <table:table-cell office:value-type="float" office:value="9.83272857140309">
            <text:p>9,83</text:p>
          </table:table-cell>
          <table:table-cell office:value-type="float" office:value="2294996">
            <text:p>2294996</text:p>
          </table:table-cell>
          <table:table-cell table:formula="of:=[.C32]*[.D32]/[.D$172]" office:value-type="float" office:value="0.0296625657293388">
            <text:p>0,03</text:p>
          </table:table-cell>
          <table:table-cell table:formula="of:=[.C32]*[.B32]/[.B$172]" office:value-type="float" office:value="0.0296613229906579">
            <text:p>0,03</text:p>
          </table:table-cell>
          <table:table-cell table:number-columns-repeated="2"/>
          <table:table-cell office:value-type="float" office:value="7.52154075878086">
            <text:p>7,52</text:p>
          </table:table-cell>
          <table:table-cell office:value-type="float" office:value="2294848">
            <text:p>2294848</text:p>
          </table:table-cell>
          <table:table-cell table:formula="of:=[.I32]*[.J32]/[.J$172]" office:value-type="float" office:value="0.0226888283581644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5o</text:p>
          </table:table-cell>
          <table:table-cell table:style-name="ce2" office:value-type="float" office:value="12">
            <text:p>12</text:p>
          </table:table-cell>
          <table:table-cell office:value-type="float" office:value="6.42382411549249">
            <text:p>6,42</text:p>
          </table:table-cell>
          <table:table-cell office:value-type="float" office:value="6884930">
            <text:p>6884930</text:p>
          </table:table-cell>
          <table:table-cell table:formula="of:=[.C33]*[.D33]/[.D$172]" office:value-type="float" office:value="0.0581361008238449">
            <text:p>0,06</text:p>
          </table:table-cell>
          <table:table-cell table:formula="of:=[.C33]*[.B33]/[.B$172]" office:value-type="float" office:value="0.0581341548913348">
            <text:p>0,06</text:p>
          </table:table-cell>
          <table:table-cell table:number-columns-repeated="2"/>
          <table:table-cell office:value-type="float" office:value="3.98779193511365">
            <text:p>3,99</text:p>
          </table:table-cell>
          <table:table-cell office:value-type="float" office:value="6884561">
            <text:p>6884561</text:p>
          </table:table-cell>
          <table:table-cell table:formula="of:=[.I33]*[.J33]/[.J$172]" office:value-type="float" office:value="0.036087772331611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4s</text:p>
          </table:table-cell>
          <table:table-cell table:style-name="ce2" office:value-type="float" office:value="4">
            <text:p>4</text:p>
          </table:table-cell>
          <table:table-cell office:value-type="float" office:value="8.04586642214036">
            <text:p>8,05</text:p>
          </table:table-cell>
          <table:table-cell office:value-type="float" office:value="2294058">
            <text:p>2294058</text:p>
          </table:table-cell>
          <table:table-cell table:formula="of:=[.C34]*[.D34]/[.D$172]" office:value-type="float" office:value="0.0242621867818671">
            <text:p>0,02</text:p>
          </table:table-cell>
          <table:table-cell table:formula="of:=[.C34]*[.B34]/[.B$172]" office:value-type="float" office:value="0.0242710902628668">
            <text:p>0,02</text:p>
          </table:table-cell>
          <table:table-cell table:number-columns-repeated="2"/>
          <table:table-cell office:value-type="float" office:value="6.13630411173893">
            <text:p>6,14</text:p>
          </table:table-cell>
          <table:table-cell office:value-type="float" office:value="2295431">
            <text:p>2295431</text:p>
          </table:table-cell>
          <table:table-cell table:formula="of:=[.I34]*[.J34]/[.J$172]" office:value-type="float" office:value="0.018514945951887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4o</text:p>
          </table:table-cell>
          <table:table-cell table:style-name="ce2" office:value-type="float" office:value="12">
            <text:p>12</text:p>
          </table:table-cell>
          <table:table-cell office:value-type="float" office:value="4.8364134540776">
            <text:p>4,84</text:p>
          </table:table-cell>
          <table:table-cell office:value-type="float" office:value="6881924">
            <text:p>6881924</text:p>
          </table:table-cell>
          <table:table-cell table:formula="of:=[.C35]*[.D35]/[.D$172]" office:value-type="float" office:value="0.0437508024200815">
            <text:p>0,04</text:p>
          </table:table-cell>
          <table:table-cell table:formula="of:=[.C35]*[.B35]/[.B$172]" office:value-type="float" office:value="0.0437684475482136">
            <text:p>0,04</text:p>
          </table:table-cell>
          <table:table-cell table:number-columns-repeated="2"/>
          <table:table-cell office:value-type="float" office:value="2.63657206864401">
            <text:p>2,64</text:p>
          </table:table-cell>
          <table:table-cell office:value-type="float" office:value="6886190">
            <text:p>6886190</text:p>
          </table:table-cell>
          <table:table-cell table:formula="of:=[.I35]*[.J35]/[.J$172]" office:value-type="float" office:value="0.0238654693317266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3s</text:p>
          </table:table-cell>
          <table:table-cell table:style-name="ce2" office:value-type="float" office:value="4">
            <text:p>4</text:p>
          </table:table-cell>
          <table:table-cell office:value-type="float" office:value="7.02481157644172">
            <text:p>7,02</text:p>
          </table:table-cell>
          <table:table-cell office:value-type="float" office:value="2294953">
            <text:p>2294953</text:p>
          </table:table-cell>
          <table:table-cell table:formula="of:=[.C36]*[.D36]/[.D$172]" office:value-type="float" office:value="0.0211914759396167">
            <text:p>0,02</text:p>
          </table:table-cell>
          <table:table-cell table:formula="of:=[.C36]*[.B36]/[.B$172]" office:value-type="float" office:value="0.0211909851476372">
            <text:p>0,02</text:p>
          </table:table-cell>
          <table:table-cell table:number-columns-repeated="2"/>
          <table:table-cell office:value-type="float" office:value="5.24053499515747">
            <text:p>5,24</text:p>
          </table:table-cell>
          <table:table-cell office:value-type="float" office:value="2295385">
            <text:p>2295385</text:p>
          </table:table-cell>
          <table:table-cell table:formula="of:=[.I36]*[.J36]/[.J$172]" office:value-type="float" office:value="0.0158118430899812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3o</text:p>
          </table:table-cell>
          <table:table-cell table:style-name="ce2" office:value-type="float" office:value="12">
            <text:p>12</text:p>
          </table:table-cell>
          <table:table-cell office:value-type="float" office:value="2.86135002349253">
            <text:p>2,86</text:p>
          </table:table-cell>
          <table:table-cell office:value-type="float" office:value="6884922">
            <text:p>6884922</text:p>
          </table:table-cell>
          <table:table-cell table:formula="of:=[.C37]*[.D37]/[.D$172]" office:value-type="float" office:value="0.025895407031428">
            <text:p>0,03</text:p>
          </table:table-cell>
          <table:table-cell table:formula="of:=[.C37]*[.B37]/[.B$172]" office:value-type="float" office:value="0.0258945703483487">
            <text:p>0,03</text:p>
          </table:table-cell>
          <table:table-cell table:number-columns-repeated="2"/>
          <table:table-cell office:value-type="float" office:value="1.54888778012689">
            <text:p>1,55</text:p>
          </table:table-cell>
          <table:table-cell office:value-type="float" office:value="6886039">
            <text:p>6886039</text:p>
          </table:table-cell>
          <table:table-cell table:formula="of:=[.I37]*[.J37]/[.J$172]" office:value-type="float" office:value="0.0140197659261618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2s</text:p>
          </table:table-cell>
          <table:table-cell table:style-name="ce2" office:value-type="float" office:value="4">
            <text:p>4</text:p>
          </table:table-cell>
          <table:table-cell office:value-type="float" office:value="5.91060255978993">
            <text:p>5,91</text:p>
          </table:table-cell>
          <table:table-cell office:value-type="float" office:value="2293787">
            <text:p>2293787</text:p>
          </table:table-cell>
          <table:table-cell table:formula="of:=[.C38]*[.D38]/[.D$172]" office:value-type="float" office:value="0.017821225864492">
            <text:p>0,02</text:p>
          </table:table-cell>
          <table:table-cell table:formula="of:=[.C38]*[.B38]/[.B$172]" office:value-type="float" office:value="0.0178298719752336">
            <text:p>0,02</text:p>
          </table:table-cell>
          <table:table-cell table:number-columns-repeated="2"/>
          <table:table-cell office:value-type="float" office:value="4.04141397298436">
            <text:p>4,04</text:p>
          </table:table-cell>
          <table:table-cell office:value-type="float" office:value="2294933">
            <text:p>2294933</text:p>
          </table:table-cell>
          <table:table-cell table:formula="of:=[.I38]*[.J38]/[.J$172]" office:value-type="float" office:value="0.0121914308826159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2o</text:p>
          </table:table-cell>
          <table:table-cell table:style-name="ce2" office:value-type="float" office:value="12">
            <text:p>12</text:p>
          </table:table-cell>
          <table:table-cell office:value-type="float" office:value="2.58497941714874">
            <text:p>2,58</text:p>
          </table:table-cell>
          <table:table-cell office:value-type="float" office:value="6881092">
            <text:p>6881092</text:p>
          </table:table-cell>
          <table:table-cell table:formula="of:=[.C39]*[.D39]/[.D$172]" office:value-type="float" office:value="0.023381220824388">
            <text:p>0,02</text:p>
          </table:table-cell>
          <table:table-cell table:formula="of:=[.C39]*[.B39]/[.B$172]" office:value-type="float" office:value="0.0233934788882239">
            <text:p>0,02</text:p>
          </table:table-cell>
          <table:table-cell table:number-columns-repeated="2"/>
          <table:table-cell office:value-type="float" office:value="0.405380538013891">
            <text:p>0,41</text:p>
          </table:table-cell>
          <table:table-cell office:value-type="float" office:value="6884434">
            <text:p>6884434</text:p>
          </table:table-cell>
          <table:table-cell table:formula="of:=[.I39]*[.J39]/[.J$172]" office:value-type="float" office:value="0.00366844883939173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Qs</text:p>
          </table:table-cell>
          <table:table-cell table:style-name="ce2" office:value-type="float" office:value="4">
            <text:p>4</text:p>
          </table:table-cell>
          <table:table-cell office:value-type="float" office:value="17.046050163695">
            <text:p>17,05</text:p>
          </table:table-cell>
          <table:table-cell office:value-type="float" office:value="2295930">
            <text:p>2295930</text:p>
          </table:table-cell>
          <table:table-cell table:formula="of:=[.C40]*[.D40]/[.D$172]" office:value-type="float" office:value="0.0514440480087884">
            <text:p>0,05</text:p>
          </table:table-cell>
          <table:table-cell table:formula="of:=[.C40]*[.B40]/[.B$172]" office:value-type="float" office:value="0.0514209658030015">
            <text:p>0,05</text:p>
          </table:table-cell>
          <table:table-cell table:number-columns-repeated="2"/>
          <table:table-cell office:value-type="float" office:value="14.2315475246423">
            <text:p>14,23</text:p>
          </table:table-cell>
          <table:table-cell office:value-type="float" office:value="2295138">
            <text:p>2295138</text:p>
          </table:table-cell>
          <table:table-cell table:formula="of:=[.I40]*[.J40]/[.J$172]" office:value-type="float" office:value="0.042935078587498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Qo</text:p>
          </table:table-cell>
          <table:table-cell table:style-name="ce2" office:value-type="float" office:value="12">
            <text:p>12</text:p>
          </table:table-cell>
          <table:table-cell office:value-type="float" office:value="13.4898372628942">
            <text:p>13,49</text:p>
          </table:table-cell>
          <table:table-cell office:value-type="float" office:value="6887878">
            <text:p>6887878</text:p>
          </table:table-cell>
          <table:table-cell table:formula="of:=[.C41]*[.D41]/[.D$172]" office:value-type="float" office:value="0.12213633577226">
            <text:p>0,12</text:p>
          </table:table-cell>
          <table:table-cell table:formula="of:=[.C41]*[.B41]/[.B$172]" office:value-type="float" office:value="0.122079975229812">
            <text:p>0,12</text:p>
          </table:table-cell>
          <table:table-cell table:number-columns-repeated="2"/>
          <table:table-cell office:value-type="float" office:value="10.6941730818599">
            <text:p>10,69</text:p>
          </table:table-cell>
          <table:table-cell office:value-type="float" office:value="6885260">
            <text:p>6885260</text:p>
          </table:table-cell>
          <table:table-cell table:formula="of:=[.I41]*[.J41]/[.J$172]" office:value-type="float" office:value="0.0967874136069626">
            <text:p>0,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Js</text:p>
          </table:table-cell>
          <table:table-cell table:style-name="ce2" office:value-type="float" office:value="4">
            <text:p>4</text:p>
          </table:table-cell>
          <table:table-cell office:value-type="float" office:value="15.7273111927512">
            <text:p>15,73</text:p>
          </table:table-cell>
          <table:table-cell office:value-type="float" office:value="2295445">
            <text:p>2295445</text:p>
          </table:table-cell>
          <table:table-cell table:formula="of:=[.C42]*[.D42]/[.D$172]" office:value-type="float" office:value="0.0474541393589862">
            <text:p>0,05</text:p>
          </table:table-cell>
          <table:table-cell table:formula="of:=[.C42]*[.B42]/[.B$172]" office:value-type="float" office:value="0.0474428693597321">
            <text:p>0,05</text:p>
          </table:table-cell>
          <table:table-cell table:number-columns-repeated="2"/>
          <table:table-cell office:value-type="float" office:value="12.4089708752185">
            <text:p>12,41</text:p>
          </table:table-cell>
          <table:table-cell office:value-type="float" office:value="2295173">
            <text:p>2295173</text:p>
          </table:table-cell>
          <table:table-cell table:formula="of:=[.I42]*[.J42]/[.J$172]" office:value-type="float" office:value="0.0374371278663627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Jo</text:p>
          </table:table-cell>
          <table:table-cell table:style-name="ce2" office:value-type="float" office:value="12">
            <text:p>12</text:p>
          </table:table-cell>
          <table:table-cell office:value-type="float" office:value="12.0872669117644">
            <text:p>12,09</text:p>
          </table:table-cell>
          <table:table-cell office:value-type="float" office:value="6886475">
            <text:p>6886475</text:p>
          </table:table-cell>
          <table:table-cell table:formula="of:=[.C43]*[.D43]/[.D$172]" office:value-type="float" office:value="0.109415240019008">
            <text:p>0,11</text:p>
          </table:table-cell>
          <table:table-cell table:formula="of:=[.C43]*[.B43]/[.B$172]" office:value-type="float" office:value="0.109387030875696">
            <text:p>0,11</text:p>
          </table:table-cell>
          <table:table-cell table:number-columns-repeated="2"/>
          <table:table-cell office:value-type="float" office:value="9.08066143610187">
            <text:p>9,08</text:p>
          </table:table-cell>
          <table:table-cell office:value-type="float" office:value="6885384">
            <text:p>6885384</text:p>
          </table:table-cell>
          <table:table-cell table:formula="of:=[.I43]*[.J43]/[.J$172]" office:value-type="float" office:value="0.0821858367111028">
            <text:p>0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Ts</text:p>
          </table:table-cell>
          <table:table-cell table:style-name="ce2" office:value-type="float" office:value="4">
            <text:p>4</text:p>
          </table:table-cell>
          <table:table-cell office:value-type="float" office:value="12.7273260277214">
            <text:p>12,73</text:p>
          </table:table-cell>
          <table:table-cell office:value-type="float" office:value="2295543">
            <text:p>2295543</text:p>
          </table:table-cell>
          <table:table-cell table:formula="of:=[.C44]*[.D44]/[.D$172]" office:value-type="float" office:value="0.0384039001188072">
            <text:p>0,04</text:p>
          </table:table-cell>
          <table:table-cell table:formula="of:=[.C44]*[.B44]/[.B$172]" office:value-type="float" office:value="0.0383931403551173">
            <text:p>0,04</text:p>
          </table:table-cell>
          <table:table-cell table:number-columns-repeated="2"/>
          <table:table-cell office:value-type="float" office:value="10.9151251431944">
            <text:p>10,92</text:p>
          </table:table-cell>
          <table:table-cell office:value-type="float" office:value="2294969">
            <text:p>2294969</text:p>
          </table:table-cell>
          <table:table-cell table:formula="of:=[.I44]*[.J44]/[.J$172]" office:value-type="float" office:value="0.0329273571321793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To</text:p>
          </table:table-cell>
          <table:table-cell table:style-name="ce2" office:value-type="float" office:value="12">
            <text:p>12</text:p>
          </table:table-cell>
          <table:table-cell office:value-type="float" office:value="9.14246950470161">
            <text:p>9,14</text:p>
          </table:table-cell>
          <table:table-cell office:value-type="float" office:value="6886518">
            <text:p>6886518</text:p>
          </table:table-cell>
          <table:table-cell table:formula="of:=[.C45]*[.D45]/[.D$172]" office:value-type="float" office:value="0.0827591339449662">
            <text:p>0,08</text:p>
          </table:table-cell>
          <table:table-cell table:formula="of:=[.C45]*[.B45]/[.B$172]" office:value-type="float" office:value="0.0827372805855349">
            <text:p>0,08</text:p>
          </table:table-cell>
          <table:table-cell table:number-columns-repeated="2"/>
          <table:table-cell office:value-type="float" office:value="7.66249690714469">
            <text:p>7,66</text:p>
          </table:table-cell>
          <table:table-cell office:value-type="float" office:value="6885152">
            <text:p>6885152</text:p>
          </table:table-cell>
          <table:table-cell table:formula="of:=[.I45]*[.J45]/[.J$172]" office:value-type="float" office:value="0.069348197257842">
            <text:p>0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9s</text:p>
          </table:table-cell>
          <table:table-cell table:style-name="ce2" office:value-type="float" office:value="4">
            <text:p>4</text:p>
          </table:table-cell>
          <table:table-cell office:value-type="float" office:value="10.2363772952773">
            <text:p>10,24</text:p>
          </table:table-cell>
          <table:table-cell office:value-type="float" office:value="2295927">
            <text:p>2295927</text:p>
          </table:table-cell>
          <table:table-cell table:formula="of:=[.C46]*[.D46]/[.D$172]" office:value-type="float" office:value="0.0308927870016366">
            <text:p>0,03</text:p>
          </table:table-cell>
          <table:table-cell table:formula="of:=[.C46]*[.B46]/[.B$172]" office:value-type="float" office:value="0.0308789661999315">
            <text:p>0,03</text:p>
          </table:table-cell>
          <table:table-cell table:number-columns-repeated="2"/>
          <table:table-cell office:value-type="float" office:value="7.87172363483096">
            <text:p>7,87</text:p>
          </table:table-cell>
          <table:table-cell office:value-type="float" office:value="2294839">
            <text:p>2294839</text:p>
          </table:table-cell>
          <table:table-cell table:formula="of:=[.I46]*[.J46]/[.J$172]" office:value-type="float" office:value="0.0237450665657571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9o</text:p>
          </table:table-cell>
          <table:table-cell table:style-name="ce2" office:value-type="float" office:value="12">
            <text:p>12</text:p>
          </table:table-cell>
          <table:table-cell office:value-type="float" office:value="6.75332157358258">
            <text:p>6,75</text:p>
          </table:table-cell>
          <table:table-cell office:value-type="float" office:value="6887827">
            <text:p>6887827</text:p>
          </table:table-cell>
          <table:table-cell table:formula="of:=[.C47]*[.D47]/[.D$172]" office:value-type="float" office:value="0.0611437949877242">
            <text:p>0,06</text:p>
          </table:table-cell>
          <table:table-cell table:formula="of:=[.C47]*[.B47]/[.B$172]" office:value-type="float" office:value="0.0611160323401138">
            <text:p>0,06</text:p>
          </table:table-cell>
          <table:table-cell table:number-columns-repeated="2"/>
          <table:table-cell office:value-type="float" office:value="4.52606951315667">
            <text:p>4,53</text:p>
          </table:table-cell>
          <table:table-cell office:value-type="float" office:value="6884504">
            <text:p>6884504</text:p>
          </table:table-cell>
          <table:table-cell table:formula="of:=[.I47]*[.J47]/[.J$172]" office:value-type="float" office:value="0.0409586097981466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8s</text:p>
          </table:table-cell>
          <table:table-cell table:style-name="ce2" office:value-type="float" office:value="4">
            <text:p>4</text:p>
          </table:table-cell>
          <table:table-cell office:value-type="float" office:value="7.13491219894885">
            <text:p>7,13</text:p>
          </table:table-cell>
          <table:table-cell office:value-type="float" office:value="2295264">
            <text:p>2295264</text:p>
          </table:table-cell>
          <table:table-cell table:formula="of:=[.C48]*[.D48]/[.D$172]" office:value-type="float" office:value="0.0215265289736295">
            <text:p>0,02</text:p>
          </table:table-cell>
          <table:table-cell table:formula="of:=[.C48]*[.B48]/[.B$172]" office:value-type="float" office:value="0.0215231137223193">
            <text:p>0,02</text:p>
          </table:table-cell>
          <table:table-cell table:number-columns-repeated="2"/>
          <table:table-cell office:value-type="float" office:value="5.06227982519816">
            <text:p>5,06</text:p>
          </table:table-cell>
          <table:table-cell office:value-type="float" office:value="2295217">
            <text:p>2295217</text:p>
          </table:table-cell>
          <table:table-cell table:formula="of:=[.I48]*[.J48]/[.J$172]" office:value-type="float" office:value="0.0152728902492165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8o</text:p>
          </table:table-cell>
          <table:table-cell table:style-name="ce2" office:value-type="float" office:value="12">
            <text:p>12</text:p>
          </table:table-cell>
          <table:table-cell office:value-type="float" office:value="3.71193078437">
            <text:p>3,71</text:p>
          </table:table-cell>
          <table:table-cell office:value-type="float" office:value="6885689">
            <text:p>6885689</text:p>
          </table:table-cell>
          <table:table-cell table:formula="of:=[.C49]*[.D49]/[.D$172]" office:value-type="float" office:value="0.0335969615760174">
            <text:p>0,03</text:p>
          </table:table-cell>
          <table:table-cell table:formula="of:=[.C49]*[.B49]/[.B$172]" office:value-type="float" office:value="0.0335921337952036">
            <text:p>0,03</text:p>
          </table:table-cell>
          <table:table-cell table:number-columns-repeated="2"/>
          <table:table-cell office:value-type="float" office:value="1.73277939557455">
            <text:p>1,73</text:p>
          </table:table-cell>
          <table:table-cell office:value-type="float" office:value="6885491">
            <text:p>6885491</text:p>
          </table:table-cell>
          <table:table-cell table:formula="of:=[.I49]*[.J49]/[.J$172]" office:value-type="float" office:value="0.015683013680977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7s</text:p>
          </table:table-cell>
          <table:table-cell table:style-name="ce2" office:value-type="float" office:value="4">
            <text:p>4</text:p>
          </table:table-cell>
          <table:table-cell office:value-type="float" office:value="5.26683221920231">
            <text:p>5,27</text:p>
          </table:table-cell>
          <table:table-cell office:value-type="float" office:value="2295915">
            <text:p>2295915</text:p>
          </table:table-cell>
          <table:table-cell table:formula="of:=[.C50]*[.D50]/[.D$172]" office:value-type="float" office:value="0.015894908014335">
            <text:p>0,02</text:p>
          </table:table-cell>
          <table:table-cell table:formula="of:=[.C50]*[.B50]/[.B$172]" office:value-type="float" office:value="0.0158878799975937">
            <text:p>0,02</text:p>
          </table:table-cell>
          <table:table-cell table:number-columns-repeated="2"/>
          <table:table-cell office:value-type="float" office:value="4.68942577062773">
            <text:p>4,69</text:p>
          </table:table-cell>
          <table:table-cell office:value-type="float" office:value="2295456">
            <text:p>2295456</text:p>
          </table:table-cell>
          <table:table-cell table:formula="of:=[.I50]*[.J50]/[.J$172]" office:value-type="float" office:value="0.0141494633789646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7o</text:p>
          </table:table-cell>
          <table:table-cell table:style-name="ce2" office:value-type="float" office:value="12">
            <text:p>12</text:p>
          </table:table-cell>
          <table:table-cell office:value-type="float" office:value="1.47525473470575">
            <text:p>1,48</text:p>
          </table:table-cell>
          <table:table-cell office:value-type="float" office:value="6887644">
            <text:p>6887644</text:p>
          </table:table-cell>
          <table:table-cell table:formula="of:=[.C51]*[.D51]/[.D$172]" office:value-type="float" office:value="0.0133564314257711">
            <text:p>0,01</text:p>
          </table:table-cell>
          <table:table-cell table:formula="of:=[.C51]*[.B51]/[.B$172]" office:value-type="float" office:value="0.0133507215810475">
            <text:p>0,01</text:p>
          </table:table-cell>
          <table:table-cell table:number-columns-repeated="2"/>
          <table:table-cell office:value-type="float" office:value="1.09305269487">
            <text:p>1,09</text:p>
          </table:table-cell>
          <table:table-cell office:value-type="float" office:value="6886660">
            <text:p>6886660</text:p>
          </table:table-cell>
          <table:table-cell table:formula="of:=[.I51]*[.J51]/[.J$172]" office:value-type="float" office:value="0.00989466448813105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6s</text:p>
          </table:table-cell>
          <table:table-cell table:style-name="ce2" office:value-type="float" office:value="4">
            <text:p>4</text:p>
          </table:table-cell>
          <table:table-cell office:value-type="float" office:value="4.95584350385177">
            <text:p>4,96</text:p>
          </table:table-cell>
          <table:table-cell office:value-type="float" office:value="2295970">
            <text:p>2295970</text:p>
          </table:table-cell>
          <table:table-cell table:formula="of:=[.C52]*[.D52]/[.D$172]" office:value-type="float" office:value="0.0149567254840507">
            <text:p>0,01</text:p>
          </table:table-cell>
          <table:table-cell table:formula="of:=[.C52]*[.B52]/[.B$172]" office:value-type="float" office:value="0.0149497541594322">
            <text:p>0,01</text:p>
          </table:table-cell>
          <table:table-cell table:number-columns-repeated="2"/>
          <table:table-cell office:value-type="float" office:value="2.98189864117579">
            <text:p>2,98</text:p>
          </table:table-cell>
          <table:table-cell office:value-type="float" office:value="2295178">
            <text:p>2295178</text:p>
          </table:table-cell>
          <table:table-cell table:formula="of:=[.I52]*[.J52]/[.J$172]" office:value-type="float" office:value="0.00899623063259498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6o</text:p>
          </table:table-cell>
          <table:table-cell table:style-name="ce2" office:value-type="float" office:value="12">
            <text:p>12</text:p>
          </table:table-cell>
          <table:table-cell office:value-type="float" office:value="1.27517633542517">
            <text:p>1,28</text:p>
          </table:table-cell>
          <table:table-cell office:value-type="float" office:value="6887909">
            <text:p>6887909</text:p>
          </table:table-cell>
          <table:table-cell table:formula="of:=[.C53]*[.D53]/[.D$172]" office:value-type="float" office:value="0.0115454369829748">
            <text:p>0,01</text:p>
          </table:table-cell>
          <table:table-cell table:formula="of:=[.C53]*[.B53]/[.B$172]" office:value-type="float" office:value="0.0115400573341644">
            <text:p>0,01</text:p>
          </table:table-cell>
          <table:table-cell table:number-columns-repeated="2"/>
          <table:table-cell office:value-type="float" office:value="-0.438563421237136">
            <text:p>-0,44</text:p>
          </table:table-cell>
          <table:table-cell office:value-type="float" office:value="6885627">
            <text:p>6885627</text:p>
          </table:table-cell>
          <table:table-cell table:formula="of:=[.I53]*[.J53]/[.J$172]" office:value-type="float" office:value="-0.00396942161522027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5s</text:p>
          </table:table-cell>
          <table:table-cell table:style-name="ce2" office:value-type="float" office:value="4">
            <text:p>4</text:p>
          </table:table-cell>
          <table:table-cell office:value-type="float" office:value="3.21439416471099">
            <text:p>3,21</text:p>
          </table:table-cell>
          <table:table-cell office:value-type="float" office:value="2296177">
            <text:p>2296177</text:p>
          </table:table-cell>
          <table:table-cell table:formula="of:=[.C54]*[.D54]/[.D$172]" office:value-type="float" office:value="0.00970190959209252">
            <text:p>0,01</text:p>
          </table:table-cell>
          <table:table-cell table:formula="of:=[.C54]*[.B54]/[.B$172]" office:value-type="float" office:value="0.00969651331737855">
            <text:p>0,01</text:p>
          </table:table-cell>
          <table:table-cell table:number-columns-repeated="2"/>
          <table:table-cell office:value-type="float" office:value="1.405089061339">
            <text:p>1,41</text:p>
          </table:table-cell>
          <table:table-cell office:value-type="float" office:value="2294622">
            <text:p>2294622</text:p>
          </table:table-cell>
          <table:table-cell table:formula="of:=[.I54]*[.J54]/[.J$172]" office:value-type="float" office:value="0.00423805254681616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5o</text:p>
          </table:table-cell>
          <table:table-cell table:style-name="ce2" office:value-type="float" office:value="12">
            <text:p>12</text:p>
          </table:table-cell>
          <table:table-cell office:value-type="float" office:value="-0.625441482970624">
            <text:p>-0,63</text:p>
          </table:table-cell>
          <table:table-cell office:value-type="float" office:value="6888544">
            <text:p>6888544</text:p>
          </table:table-cell>
          <table:table-cell table:formula="of:=[.C55]*[.D55]/[.D$172]" office:value-type="float" office:value="-0.00566326455012564">
            <text:p>-0,01</text:p>
          </table:table-cell>
          <table:table-cell table:formula="of:=[.C55]*[.B55]/[.B$172]" office:value-type="float" office:value="-0.00566010391828619">
            <text:p>-0,01</text:p>
          </table:table-cell>
          <table:table-cell table:number-columns-repeated="2"/>
          <table:table-cell office:value-type="float" office:value="-2.2578568023689">
            <text:p>-2,26</text:p>
          </table:table-cell>
          <table:table-cell office:value-type="float" office:value="6884116">
            <text:p>6884116</text:p>
          </table:table-cell>
          <table:table-cell table:formula="of:=[.I55]*[.J55]/[.J$172]" office:value-type="float" office:value="-0.0204312955256972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4s</text:p>
          </table:table-cell>
          <table:table-cell table:style-name="ce2" office:value-type="float" office:value="4">
            <text:p>4</text:p>
          </table:table-cell>
          <table:table-cell office:value-type="float" office:value="1.80785692764272">
            <text:p>1,81</text:p>
          </table:table-cell>
          <table:table-cell office:value-type="float" office:value="2295215">
            <text:p>2295215</text:p>
          </table:table-cell>
          <table:table-cell table:formula="of:=[.C56]*[.D56]/[.D$172]" office:value-type="float" office:value="0.00545431431226603">
            <text:p>0,01</text:p>
          </table:table-cell>
          <table:table-cell table:formula="of:=[.C56]*[.B56]/[.B$172]" office:value-type="float" office:value="0.00545356539258739">
            <text:p>0,01</text:p>
          </table:table-cell>
          <table:table-cell table:number-columns-repeated="2"/>
          <table:table-cell office:value-type="float" office:value="0.681789170943589">
            <text:p>0,68</text:p>
          </table:table-cell>
          <table:table-cell office:value-type="float" office:value="2295300">
            <text:p>2295300</text:p>
          </table:table-cell>
          <table:table-cell table:formula="of:=[.I56]*[.J56]/[.J$172]" office:value-type="float" office:value="0.00205703123752846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4o</text:p>
          </table:table-cell>
          <table:table-cell table:style-name="ce2" office:value-type="float" office:value="12">
            <text:p>12</text:p>
          </table:table-cell>
          <table:table-cell office:value-type="float" office:value="-1.67765806379374">
            <text:p>-1,68</text:p>
          </table:table-cell>
          <table:table-cell office:value-type="float" office:value="6885559">
            <text:p>6885559</text:p>
          </table:table-cell>
          <table:table-cell table:formula="of:=[.C57]*[.D57]/[.D$172]" office:value-type="float" office:value="-0.0151843212170756">
            <text:p>-0,02</text:p>
          </table:table-cell>
          <table:table-cell table:formula="of:=[.C57]*[.B57]/[.B$172]" office:value-type="float" office:value="-0.0151824259166854">
            <text:p>-0,02</text:p>
          </table:table-cell>
          <table:table-cell table:number-columns-repeated="2"/>
          <table:table-cell office:value-type="float" office:value="-2.92750930322844">
            <text:p>-2,93</text:p>
          </table:table-cell>
          <table:table-cell office:value-type="float" office:value="6885517">
            <text:p>6885517</text:p>
          </table:table-cell>
          <table:table-cell table:formula="of:=[.I57]*[.J57]/[.J$172]" office:value-type="float" office:value="-0.0264963572038652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3s</text:p>
          </table:table-cell>
          <table:table-cell table:style-name="ce2" office:value-type="float" office:value="4">
            <text:p>4</text:p>
          </table:table-cell>
          <table:table-cell office:value-type="float" office:value="-0.0897525028067431">
            <text:p>-0,09</text:p>
          </table:table-cell>
          <table:table-cell office:value-type="float" office:value="2296153">
            <text:p>2296153</text:p>
          </table:table-cell>
          <table:table-cell table:formula="of:=[.C58]*[.D58]/[.D$172]" office:value-type="float" office:value="-0.000270894458440681">
            <text:p>0</text:p>
          </table:table-cell>
          <table:table-cell table:formula="of:=[.C58]*[.B58]/[.B$172]" office:value-type="float" office:value="-0.000270746614801638">
            <text:p>0</text:p>
          </table:table-cell>
          <table:table-cell table:number-columns-repeated="2"/>
          <table:table-cell office:value-type="float" office:value="-0.164595141499011">
            <text:p>-0,16</text:p>
          </table:table-cell>
          <table:table-cell office:value-type="float" office:value="2295314">
            <text:p>2295314</text:p>
          </table:table-cell>
          <table:table-cell table:formula="of:=[.I58]*[.J58]/[.J$172]" office:value-type="float" office:value="-0.000496604268832734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3o</text:p>
          </table:table-cell>
          <table:table-cell table:style-name="ce2" office:value-type="float" office:value="12">
            <text:p>12</text:p>
          </table:table-cell>
          <table:table-cell office:value-type="float" office:value="-4.00259687711584">
            <text:p>-4</text:p>
          </table:table-cell>
          <table:table-cell office:value-type="float" office:value="6888510">
            <text:p>6888510</text:p>
          </table:table-cell>
          <table:table-cell table:formula="of:=[.C59]*[.D59]/[.D$172]" office:value-type="float" office:value="-0.0362426441766551">
            <text:p>-0,04</text:p>
          </table:table-cell>
          <table:table-cell table:formula="of:=[.C59]*[.B59]/[.B$172]" office:value-type="float" office:value="-0.036222596172994">
            <text:p>-0,04</text:p>
          </table:table-cell>
          <table:table-cell table:number-columns-repeated="2"/>
          <table:table-cell office:value-type="float" office:value="-3.55205701393682">
            <text:p>-3,55</text:p>
          </table:table-cell>
          <table:table-cell office:value-type="float" office:value="6885670">
            <text:p>6885670</text:p>
          </table:table-cell>
          <table:table-cell table:formula="of:=[.I59]*[.J59]/[.J$172]" office:value-type="float" office:value="-0.0321497399404667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2s</text:p>
          </table:table-cell>
          <table:table-cell table:style-name="ce2" office:value-type="float" office:value="4">
            <text:p>4</text:p>
          </table:table-cell>
          <table:table-cell office:value-type="float" office:value="-0.722593688170439">
            <text:p>-0,72</text:p>
          </table:table-cell>
          <table:table-cell office:value-type="float" office:value="2294928">
            <text:p>2294928</text:p>
          </table:table-cell>
          <table:table-cell table:formula="of:=[.C60]*[.D60]/[.D$172]" office:value-type="float" office:value="-0.00217979653696722">
            <text:p>0</text:p>
          </table:table-cell>
          <table:table-cell table:formula="of:=[.C60]*[.B60]/[.B$172]" office:value-type="float" office:value="-0.00217976979840253">
            <text:p>0</text:p>
          </table:table-cell>
          <table:table-cell table:number-columns-repeated="2"/>
          <table:table-cell office:value-type="float" office:value="-1.9205155832287">
            <text:p>-1,92</text:p>
          </table:table-cell>
          <table:table-cell office:value-type="float" office:value="2294715">
            <text:p>2294715</text:p>
          </table:table-cell>
          <table:table-cell table:formula="of:=[.I60]*[.J60]/[.J$172]" office:value-type="float" office:value="-0.00579292520499177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2o</text:p>
          </table:table-cell>
          <table:table-cell table:style-name="ce2" office:value-type="float" office:value="12">
            <text:p>12</text:p>
          </table:table-cell>
          <table:table-cell office:value-type="float" office:value="-4.55982614032056">
            <text:p>-4,56</text:p>
          </table:table-cell>
          <table:table-cell office:value-type="float" office:value="6884846">
            <text:p>6884846</text:p>
          </table:table-cell>
          <table:table-cell table:formula="of:=[.C61]*[.D61]/[.D$172]" office:value-type="float" office:value="-0.041266272739461">
            <text:p>-0,04</text:p>
          </table:table-cell>
          <table:table-cell table:formula="of:=[.C61]*[.B61]/[.B$172]" office:value-type="float" office:value="-0.0412653949350277">
            <text:p>-0,04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921">
            <text:p>6883921</text:p>
          </table:table-cell>
          <table:table-cell table:formula="of:=[.I61]*[.J61]/[.J$172]" office:value-type="float" office:value="-0.045243606161850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Js</text:p>
          </table:table-cell>
          <table:table-cell table:style-name="ce2" office:value-type="float" office:value="4">
            <text:p>4</text:p>
          </table:table-cell>
          <table:table-cell office:value-type="float" office:value="11.5513454565799">
            <text:p>11,55</text:p>
          </table:table-cell>
          <table:table-cell office:value-type="float" office:value="2294820">
            <text:p>2294820</text:p>
          </table:table-cell>
          <table:table-cell table:formula="of:=[.C62]*[.D62]/[.D$172]" office:value-type="float" office:value="0.0348444752245141">
            <text:p>0,03</text:p>
          </table:table-cell>
          <table:table-cell table:formula="of:=[.C62]*[.B62]/[.B$172]" office:value-type="float" office:value="0.0348456876518247">
            <text:p>0,03</text:p>
          </table:table-cell>
          <table:table-cell table:number-columns-repeated="2"/>
          <table:table-cell office:value-type="float" office:value="9.71383093685049">
            <text:p>9,71</text:p>
          </table:table-cell>
          <table:table-cell office:value-type="float" office:value="2294841">
            <text:p>2294841</text:p>
          </table:table-cell>
          <table:table-cell table:formula="of:=[.I62]*[.J62]/[.J$172]" office:value-type="float" office:value="0.0293018116393903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Jo</text:p>
          </table:table-cell>
          <table:table-cell table:style-name="ce2" office:value-type="float" office:value="12">
            <text:p>12</text:p>
          </table:table-cell>
          <table:table-cell office:value-type="float" office:value="8.07981626269013">
            <text:p>8,08</text:p>
          </table:table-cell>
          <table:table-cell office:value-type="float" office:value="6884670">
            <text:p>6884670</text:p>
          </table:table-cell>
          <table:table-cell table:formula="of:=[.C63]*[.D63]/[.D$172]" office:value-type="float" office:value="0.0731201953485877">
            <text:p>0,07</text:p>
          </table:table-cell>
          <table:table-cell table:formula="of:=[.C63]*[.B63]/[.B$172]" office:value-type="float" office:value="0.0731205091646166">
            <text:p>0,07</text:p>
          </table:table-cell>
          <table:table-cell table:number-columns-repeated="2"/>
          <table:table-cell office:value-type="float" office:value="6.53872246318645">
            <text:p>6,54</text:p>
          </table:table-cell>
          <table:table-cell office:value-type="float" office:value="6884589">
            <text:p>6884589</text:p>
          </table:table-cell>
          <table:table-cell table:formula="of:=[.I63]*[.J63]/[.J$172]" office:value-type="float" office:value="0.0591728182234535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Ts</text:p>
          </table:table-cell>
          <table:table-cell table:style-name="ce2" office:value-type="float" office:value="4">
            <text:p>4</text:p>
          </table:table-cell>
          <table:table-cell office:value-type="float" office:value="9.89264140145177">
            <text:p>9,89</text:p>
          </table:table-cell>
          <table:table-cell office:value-type="float" office:value="2294941">
            <text:p>2294941</text:p>
          </table:table-cell>
          <table:table-cell table:formula="of:=[.C64]*[.D64]/[.D$172]" office:value-type="float" office:value="0.0298425906203041">
            <text:p>0,03</text:p>
          </table:table-cell>
          <table:table-cell table:formula="of:=[.C64]*[.B64]/[.B$172]" office:value-type="float" office:value="0.0298420555096584">
            <text:p>0,03</text:p>
          </table:table-cell>
          <table:table-cell table:number-columns-repeated="2"/>
          <table:table-cell office:value-type="float" office:value="8.49433351298194">
            <text:p>8,49</text:p>
          </table:table-cell>
          <table:table-cell office:value-type="float" office:value="2294750">
            <text:p>2294750</text:p>
          </table:table-cell>
          <table:table-cell table:formula="of:=[.I64]*[.J64]/[.J$172]" office:value-type="float" office:value="0.025622176494698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To</text:p>
          </table:table-cell>
          <table:table-cell table:style-name="ce2" office:value-type="float" office:value="12">
            <text:p>12</text:p>
          </table:table-cell>
          <table:table-cell office:value-type="float" office:value="6.39487690950128">
            <text:p>6,39</text:p>
          </table:table-cell>
          <table:table-cell office:value-type="float" office:value="6884715">
            <text:p>6884715</text:p>
          </table:table-cell>
          <table:table-cell table:formula="of:=[.C65]*[.D65]/[.D$172]" office:value-type="float" office:value="0.05787231911854">
            <text:p>0,06</text:p>
          </table:table-cell>
          <table:table-cell table:formula="of:=[.C65]*[.B65]/[.B$172]" office:value-type="float" office:value="0.0578721892262559">
            <text:p>0,06</text:p>
          </table:table-cell>
          <table:table-cell table:number-columns-repeated="2"/>
          <table:table-cell office:value-type="float" office:value="5.28645556029806">
            <text:p>5,29</text:p>
          </table:table-cell>
          <table:table-cell office:value-type="float" office:value="6884259">
            <text:p>6884259</text:p>
          </table:table-cell>
          <table:table-cell table:formula="of:=[.I65]*[.J65]/[.J$172]" office:value-type="float" office:value="0.0478380113998659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9s</text:p>
          </table:table-cell>
          <table:table-cell table:style-name="ce2" office:value-type="float" office:value="4">
            <text:p>4</text:p>
          </table:table-cell>
          <table:table-cell office:value-type="float" office:value="6.89005236389229">
            <text:p>6,89</text:p>
          </table:table-cell>
          <table:table-cell office:value-type="float" office:value="2295382">
            <text:p>2295382</text:p>
          </table:table-cell>
          <table:table-cell table:formula="of:=[.C66]*[.D66]/[.D$172]" office:value-type="float" office:value="0.0207888384343587">
            <text:p>0,02</text:p>
          </table:table-cell>
          <table:table-cell table:formula="of:=[.C66]*[.B66]/[.B$172]" office:value-type="float" office:value="0.0207844716859496">
            <text:p>0,02</text:p>
          </table:table-cell>
          <table:table-cell table:number-columns-repeated="2"/>
          <table:table-cell office:value-type="float" office:value="6.048885934764">
            <text:p>6,05</text:p>
          </table:table-cell>
          <table:table-cell office:value-type="float" office:value="2294670">
            <text:p>2294670</text:p>
          </table:table-cell>
          <table:table-cell table:formula="of:=[.I66]*[.J66]/[.J$172]" office:value-type="float" office:value="0.0182451300790621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9o</text:p>
          </table:table-cell>
          <table:table-cell table:style-name="ce2" office:value-type="float" office:value="12">
            <text:p>12</text:p>
          </table:table-cell>
          <table:table-cell office:value-type="float" office:value="3.17761695355047">
            <text:p>3,18</text:p>
          </table:table-cell>
          <table:table-cell office:value-type="float" office:value="6886211">
            <text:p>6886211</text:p>
          </table:table-cell>
          <table:table-cell table:formula="of:=[.C67]*[.D67]/[.D$172]" office:value-type="float" office:value="0.0287630277005168">
            <text:p>0,03</text:p>
          </table:table-cell>
          <table:table-cell table:formula="of:=[.C67]*[.B67]/[.B$172]" office:value-type="float" office:value="0.028756714511769">
            <text:p>0,03</text:p>
          </table:table-cell>
          <table:table-cell table:number-columns-repeated="2"/>
          <table:table-cell office:value-type="float" office:value="2.54031645316283">
            <text:p>2,54</text:p>
          </table:table-cell>
          <table:table-cell office:value-type="float" office:value="6883767">
            <text:p>6883767</text:p>
          </table:table-cell>
          <table:table-cell table:formula="of:=[.I67]*[.J67]/[.J$172]" office:value-type="float" office:value="0.0229861011937566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8s</text:p>
          </table:table-cell>
          <table:table-cell table:style-name="ce2" office:value-type="float" office:value="4">
            <text:p>4</text:p>
          </table:table-cell>
          <table:table-cell office:value-type="float" office:value="4.35392958317994">
            <text:p>4,35</text:p>
          </table:table-cell>
          <table:table-cell office:value-type="float" office:value="2294653">
            <text:p>2294653</text:p>
          </table:table-cell>
          <table:table-cell table:formula="of:=[.C68]*[.D68]/[.D$172]" office:value-type="float" office:value="0.013132613140362">
            <text:p>0,01</text:p>
          </table:table-cell>
          <table:table-cell table:formula="of:=[.C68]*[.B68]/[.B$172]" office:value-type="float" office:value="0.0131340258919455">
            <text:p>0,01</text:p>
          </table:table-cell>
          <table:table-cell table:number-columns-repeated="2"/>
          <table:table-cell office:value-type="float" office:value="2.84446677195335">
            <text:p>2,84</text:p>
          </table:table-cell>
          <table:table-cell office:value-type="float" office:value="2294859">
            <text:p>2294859</text:p>
          </table:table-cell>
          <table:table-cell table:formula="of:=[.I68]*[.J68]/[.J$172]" office:value-type="float" office:value="0.00858041321322752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8o</text:p>
          </table:table-cell>
          <table:table-cell table:style-name="ce2" office:value-type="float" office:value="12">
            <text:p>12</text:p>
          </table:table-cell>
          <table:table-cell office:value-type="float" office:value="0.748085547342531">
            <text:p>0,75</text:p>
          </table:table-cell>
          <table:table-cell office:value-type="float" office:value="6883914">
            <text:p>6883914</text:p>
          </table:table-cell>
          <table:table-cell table:formula="of:=[.C69]*[.D69]/[.D$172]" office:value-type="float" office:value="0.00676923249252282">
            <text:p>0,01</text:p>
          </table:table-cell>
          <table:table-cell table:formula="of:=[.C69]*[.B69]/[.B$172]" office:value-type="float" office:value="0.00677000495332607">
            <text:p>0,01</text:p>
          </table:table-cell>
          <table:table-cell table:number-columns-repeated="2"/>
          <table:table-cell office:value-type="float" office:value="-0.723016542433897">
            <text:p>-0,72</text:p>
          </table:table-cell>
          <table:table-cell office:value-type="float" office:value="6884518">
            <text:p>6884518</text:p>
          </table:table-cell>
          <table:table-cell table:formula="of:=[.I69]*[.J69]/[.J$172]" office:value-type="float" office:value="-0.0065429425187109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7s</text:p>
          </table:table-cell>
          <table:table-cell table:style-name="ce2" office:value-type="float" office:value="4">
            <text:p>4</text:p>
          </table:table-cell>
          <table:table-cell office:value-type="float" office:value="1.16341005894342">
            <text:p>1,16</text:p>
          </table:table-cell>
          <table:table-cell office:value-type="float" office:value="2295318">
            <text:p>2295318</text:p>
          </table:table-cell>
          <table:table-cell table:formula="of:=[.C70]*[.D70]/[.D$172]" office:value-type="float" office:value="0.00351017207370832">
            <text:p>0</text:p>
          </table:table-cell>
          <table:table-cell table:formula="of:=[.C70]*[.B70]/[.B$172]" office:value-type="float" office:value="0.00350953260616416">
            <text:p>0</text:p>
          </table:table-cell>
          <table:table-cell table:number-columns-repeated="2"/>
          <table:table-cell office:value-type="float" office:value="0.601572914149617">
            <text:p>0,6</text:p>
          </table:table-cell>
          <table:table-cell office:value-type="float" office:value="2295193">
            <text:p>2295193</text:p>
          </table:table-cell>
          <table:table-cell table:formula="of:=[.I70]*[.J70]/[.J$172]" office:value-type="float" office:value="0.00181492555526852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7o</text:p>
          </table:table-cell>
          <table:table-cell table:style-name="ce2" office:value-type="float" office:value="12">
            <text:p>12</text:p>
          </table:table-cell>
          <table:table-cell office:value-type="float" office:value="-2.32680368358154">
            <text:p>-2,33</text:p>
          </table:table-cell>
          <table:table-cell office:value-type="float" office:value="6885892">
            <text:p>6885892</text:p>
          </table:table-cell>
          <table:table-cell table:formula="of:=[.C71]*[.D71]/[.D$172]" office:value-type="float" office:value="-0.0210606940596647">
            <text:p>-0,02</text:p>
          </table:table-cell>
          <table:table-cell table:formula="of:=[.C71]*[.B71]/[.B$172]" office:value-type="float" office:value="-0.0210570469102402">
            <text:p>-0,02</text:p>
          </table:table-cell>
          <table:table-cell table:number-columns-repeated="2"/>
          <table:table-cell office:value-type="float" office:value="-2.94140686397895">
            <text:p>-2,94</text:p>
          </table:table-cell>
          <table:table-cell office:value-type="float" office:value="6885865">
            <text:p>6885865</text:p>
          </table:table-cell>
          <table:table-cell table:formula="of:=[.I71]*[.J71]/[.J$172]" office:value-type="float" office:value="-0.0266234870186789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6s</text:p>
          </table:table-cell>
          <table:table-cell table:style-name="ce2" office:value-type="float" office:value="4">
            <text:p>4</text:p>
          </table:table-cell>
          <table:table-cell office:value-type="float" office:value="1.15711326572505">
            <text:p>1,16</text:p>
          </table:table-cell>
          <table:table-cell office:value-type="float" office:value="2295431">
            <text:p>2295431</text:p>
          </table:table-cell>
          <table:table-cell table:formula="of:=[.C72]*[.D72]/[.D$172]" office:value-type="float" office:value="0.00349134563410072">
            <text:p>0</text:p>
          </table:table-cell>
          <table:table-cell table:formula="of:=[.C72]*[.B72]/[.B$172]" office:value-type="float" office:value="0.0034905377548267">
            <text:p>0</text:p>
          </table:table-cell>
          <table:table-cell table:number-columns-repeated="2"/>
          <table:table-cell office:value-type="float" office:value="-0.219542086023489">
            <text:p>-0,22</text:p>
          </table:table-cell>
          <table:table-cell office:value-type="float" office:value="2294876">
            <text:p>2294876</text:p>
          </table:table-cell>
          <table:table-cell table:formula="of:=[.I72]*[.J72]/[.J$172]" office:value-type="float" office:value="-0.000662259720872192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6o</text:p>
          </table:table-cell>
          <table:table-cell table:style-name="ce2" office:value-type="float" office:value="12">
            <text:p>12</text:p>
          </table:table-cell>
          <table:table-cell office:value-type="float" office:value="-2.59268058716102">
            <text:p>-2,59</text:p>
          </table:table-cell>
          <table:table-cell office:value-type="float" office:value="6886218">
            <text:p>6886218</text:p>
          </table:table-cell>
          <table:table-cell table:formula="of:=[.C73]*[.D73]/[.D$172]" office:value-type="float" office:value="-0.0234683476463039">
            <text:p>-0,02</text:p>
          </table:table-cell>
          <table:table-cell table:formula="of:=[.C73]*[.B73]/[.B$172]" office:value-type="float" office:value="-0.0234631727344889">
            <text:p>-0,02</text:p>
          </table:table-cell>
          <table:table-cell table:number-columns-repeated="2"/>
          <table:table-cell office:value-type="float" office:value="-3.68636983202497">
            <text:p>-3,69</text:p>
          </table:table-cell>
          <table:table-cell office:value-type="float" office:value="6884935">
            <text:p>6884935</text:p>
          </table:table-cell>
          <table:table-cell table:formula="of:=[.I73]*[.J73]/[.J$172]" office:value-type="float" office:value="-0.033361846438064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5s</text:p>
          </table:table-cell>
          <table:table-cell table:style-name="ce2" office:value-type="float" office:value="4">
            <text:p>4</text:p>
          </table:table-cell>
          <table:table-cell office:value-type="float" office:value="-0.387462799832853">
            <text:p>-0,39</text:p>
          </table:table-cell>
          <table:table-cell office:value-type="float" office:value="2295603">
            <text:p>2295603</text:p>
          </table:table-cell>
          <table:table-cell table:formula="of:=[.C74]*[.D74]/[.D$172]" office:value-type="float" office:value="-0.00116917501460015">
            <text:p>0</text:p>
          </table:table-cell>
          <table:table-cell table:formula="of:=[.C74]*[.B74]/[.B$172]" office:value-type="float" office:value="-0.0011688168924068">
            <text:p>0</text:p>
          </table:table-cell>
          <table:table-cell table:number-columns-repeated="2"/>
          <table:table-cell office:value-type="float" office:value="-1.58306081765438">
            <text:p>-1,58</text:p>
          </table:table-cell>
          <table:table-cell office:value-type="float" office:value="2294439">
            <text:p>2294439</text:p>
          </table:table-cell>
          <table:table-cell table:formula="of:=[.I74]*[.J74]/[.J$172]" office:value-type="float" office:value="-0.00477447305861276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5o</text:p>
          </table:table-cell>
          <table:table-cell table:style-name="ce2" office:value-type="float" office:value="12">
            <text:p>12</text:p>
          </table:table-cell>
          <table:table-cell office:value-type="float" office:value="-3.97028493069399">
            <text:p>-3,97</text:p>
          </table:table-cell>
          <table:table-cell office:value-type="float" office:value="6886810">
            <text:p>6886810</text:p>
          </table:table-cell>
          <table:table-cell table:formula="of:=[.C75]*[.D75]/[.D$172]" office:value-type="float" office:value="-0.0359411944928609">
            <text:p>-0,04</text:p>
          </table:table-cell>
          <table:table-cell table:formula="of:=[.C75]*[.B75]/[.B$172]" office:value-type="float" office:value="-0.0359301803682714">
            <text:p>-0,04</text:p>
          </table:table-cell>
          <table:table-cell table:number-columns-repeated="2"/>
          <table:table-cell office:value-type="float" office:value="-4.86504404381846">
            <text:p>-4,87</text:p>
          </table:table-cell>
          <table:table-cell office:value-type="float" office:value="6883231">
            <text:p>6883231</text:p>
          </table:table-cell>
          <table:table-cell table:formula="of:=[.I75]*[.J75]/[.J$172]" office:value-type="float" office:value="-0.0440180148105193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4s</text:p>
          </table:table-cell>
          <table:table-cell table:style-name="ce2" office:value-type="float" office:value="4">
            <text:p>4</text:p>
          </table:table-cell>
          <table:table-cell office:value-type="float" office:value="-1.50217387026685">
            <text:p>-1,5</text:p>
          </table:table-cell>
          <table:table-cell office:value-type="float" office:value="2294595">
            <text:p>2294595</text:p>
          </table:table-cell>
          <table:table-cell table:formula="of:=[.C76]*[.D76]/[.D$172]" office:value-type="float" office:value="-0.0045308426092786">
            <text:p>0</text:p>
          </table:table-cell>
          <table:table-cell table:formula="of:=[.C76]*[.B76]/[.B$172]" office:value-type="float" office:value="-0.00453144455585777">
            <text:p>0</text:p>
          </table:table-cell>
          <table:table-cell table:number-columns-repeated="2"/>
          <table:table-cell office:value-type="float" office:value="-2.87053513821834">
            <text:p>-2,87</text:p>
          </table:table-cell>
          <table:table-cell office:value-type="float" office:value="2295085">
            <text:p>2295085</text:p>
          </table:table-cell>
          <table:table-cell table:formula="of:=[.I76]*[.J76]/[.J$172]" office:value-type="float" office:value="-0.00865990191764746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4o</text:p>
          </table:table-cell>
          <table:table-cell table:style-name="ce2" office:value-type="float" office:value="12">
            <text:p>12</text:p>
          </table:table-cell>
          <table:table-cell office:value-type="float" office:value="-5.15330478782984">
            <text:p>-5,15</text:p>
          </table:table-cell>
          <table:table-cell office:value-type="float" office:value="6883931">
            <text:p>6883931</text:p>
          </table:table-cell>
          <table:table-cell table:formula="of:=[.C77]*[.D77]/[.D$172]" office:value-type="float" office:value="-0.046631036362474">
            <text:p>-0,05</text:p>
          </table:table-cell>
          <table:table-cell table:formula="of:=[.C77]*[.B77]/[.B$172]" office:value-type="float" office:value="-0.0466362424237995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962">
            <text:p>6884962</text:p>
          </table:table-cell>
          <table:table-cell table:formula="of:=[.I77]*[.J77]/[.J$172]" office:value-type="float" office:value="-0.0452504479884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3s</text:p>
          </table:table-cell>
          <table:table-cell table:style-name="ce2" office:value-type="float" office:value="4">
            <text:p>4</text:p>
          </table:table-cell>
          <table:table-cell office:value-type="float" office:value="-3.02727559806948">
            <text:p>-3,03</text:p>
          </table:table-cell>
          <table:table-cell office:value-type="float" office:value="2295546">
            <text:p>2295546</text:p>
          </table:table-cell>
          <table:table-cell table:formula="of:=[.C78]*[.D78]/[.D$172]" office:value-type="float" office:value="-0.00913462430238579">
            <text:p>-0,01</text:p>
          </table:table-cell>
          <table:table-cell table:formula="of:=[.C78]*[.B78]/[.B$172]" office:value-type="float" office:value="-0.00913205308618244">
            <text:p>-0,01</text:p>
          </table:table-cell>
          <table:table-cell table:number-columns-repeated="2"/>
          <table:table-cell office:value-type="float" office:value="-3.61952782432908">
            <text:p>-3,62</text:p>
          </table:table-cell>
          <table:table-cell office:value-type="float" office:value="2294931">
            <text:p>2294931</text:p>
          </table:table-cell>
          <table:table-cell table:formula="of:=[.I78]*[.J78]/[.J$172]" office:value-type="float" office:value="-0.0109187490162529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3o</text:p>
          </table:table-cell>
          <table:table-cell table:style-name="ce2" office:value-type="float" office:value="12">
            <text:p>12</text:p>
          </table:table-cell>
          <table:table-cell office:value-type="float" office:value="-5.68846365573252">
            <text:p>-5,69</text:p>
          </table:table-cell>
          <table:table-cell office:value-type="float" office:value="6886817">
            <text:p>6886817</text:p>
          </table:table-cell>
          <table:table-cell table:formula="of:=[.C79]*[.D79]/[.D$172]" office:value-type="float" office:value="-0.0514951420353072">
            <text:p>-0,05</text:p>
          </table:table-cell>
          <table:table-cell table:formula="of:=[.C79]*[.B79]/[.B$172]" office:value-type="float" office:value="-0.0514793091016518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103">
            <text:p>6885103</text:p>
          </table:table-cell>
          <table:table-cell table:formula="of:=[.I79]*[.J79]/[.J$172]" office:value-type="float" office:value="-0.045251374691222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2s</text:p>
          </table:table-cell>
          <table:table-cell table:style-name="ce2" office:value-type="float" office:value="4">
            <text:p>4</text:p>
          </table:table-cell>
          <table:table-cell office:value-type="float" office:value="-3.77431855905904">
            <text:p>-3,77</text:p>
          </table:table-cell>
          <table:table-cell office:value-type="float" office:value="2294484">
            <text:p>2294484</text:p>
          </table:table-cell>
          <table:table-cell table:formula="of:=[.C80]*[.D80]/[.D$172]" office:value-type="float" office:value="-0.0113835132145792">
            <text:p>-0,01</text:p>
          </table:table-cell>
          <table:table-cell table:formula="of:=[.C80]*[.B80]/[.B$172]" office:value-type="float" office:value="-0.0113855763470861">
            <text:p>-0,01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428">
            <text:p>2294428</text:p>
          </table:table-cell>
          <table:table-cell table:formula="of:=[.I80]*[.J80]/[.J$172]" office:value-type="float" office:value="-0.0150798065228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2o</text:p>
          </table:table-cell>
          <table:table-cell table:style-name="ce2" office:value-type="float" office:value="12">
            <text:p>12</text:p>
          </table:table-cell>
          <table:table-cell office:value-type="float" office:value="-5.94207154868133">
            <text:p>-5,94</text:p>
          </table:table-cell>
          <table:table-cell office:value-type="float" office:value="6883263">
            <text:p>6883263</text:p>
          </table:table-cell>
          <table:table-cell table:formula="of:=[.C81]*[.D81]/[.D$172]" office:value-type="float" office:value="-0.0537631826970645">
            <text:p>-0,05</text:p>
          </table:table-cell>
          <table:table-cell table:formula="of:=[.C81]*[.B81]/[.B$172]" office:value-type="float" office:value="-0.0537744031554872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270">
            <text:p>6883270</text:p>
          </table:table-cell>
          <table:table-cell table:formula="of:=[.I81]*[.J81]/[.J$172]" office:value-type="float" office:value="-0.045239327555571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Ts</text:p>
          </table:table-cell>
          <table:table-cell table:style-name="ce2" office:value-type="float" office:value="4">
            <text:p>4</text:p>
          </table:table-cell>
          <table:table-cell office:value-type="float" office:value="8.19024326431152">
            <text:p>8,19</text:p>
          </table:table-cell>
          <table:table-cell office:value-type="float" office:value="2294407">
            <text:p>2294407</text:p>
          </table:table-cell>
          <table:table-cell table:formula="of:=[.C82]*[.D82]/[.D$172]" office:value-type="float" office:value="0.0247013102269525">
            <text:p>0,02</text:p>
          </table:table-cell>
          <table:table-cell table:formula="of:=[.C82]*[.B82]/[.B$172]" office:value-type="float" office:value="0.0247066161819352">
            <text:p>0,02</text:p>
          </table:table-cell>
          <table:table-cell table:number-columns-repeated="2"/>
          <table:table-cell office:value-type="float" office:value="6.51378908924392">
            <text:p>6,51</text:p>
          </table:table-cell>
          <table:table-cell office:value-type="float" office:value="2294780">
            <text:p>2294780</text:p>
          </table:table-cell>
          <table:table-cell table:formula="of:=[.I82]*[.J82]/[.J$172]" office:value-type="float" office:value="0.0196483497313254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To</text:p>
          </table:table-cell>
          <table:table-cell table:style-name="ce2" office:value-type="float" office:value="12">
            <text:p>12</text:p>
          </table:table-cell>
          <table:table-cell office:value-type="float" office:value="4.37634973664445">
            <text:p>4,38</text:p>
          </table:table-cell>
          <table:table-cell office:value-type="float" office:value="6883255">
            <text:p>6883255</text:p>
          </table:table-cell>
          <table:table-cell table:formula="of:=[.C83]*[.D83]/[.D$172]" office:value-type="float" office:value="0.0395966650772545">
            <text:p>0,04</text:p>
          </table:table-cell>
          <table:table-cell table:formula="of:=[.C83]*[.B83]/[.B$172]" office:value-type="float" office:value="0.0396049749922575">
            <text:p>0,04</text:p>
          </table:table-cell>
          <table:table-cell table:number-columns-repeated="2"/>
          <table:table-cell office:value-type="float" office:value="3.23732460829874">
            <text:p>3,24</text:p>
          </table:table-cell>
          <table:table-cell office:value-type="float" office:value="6884520">
            <text:p>6884520</text:p>
          </table:table-cell>
          <table:table-cell table:formula="of:=[.I83]*[.J83]/[.J$172]" office:value-type="float" office:value="0.0292961968872973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9s</text:p>
          </table:table-cell>
          <table:table-cell table:style-name="ce2" office:value-type="float" office:value="4">
            <text:p>4</text:p>
          </table:table-cell>
          <table:table-cell office:value-type="float" office:value="4.63930899481598">
            <text:p>4,64</text:p>
          </table:table-cell>
          <table:table-cell office:value-type="float" office:value="2294879">
            <text:p>2294879</text:p>
          </table:table-cell>
          <table:table-cell table:formula="of:=[.C84]*[.D84]/[.D$172]" office:value-type="float" office:value="0.0139947717848659">
            <text:p>0,01</text:p>
          </table:table-cell>
          <table:table-cell table:formula="of:=[.C84]*[.B84]/[.B$172]" office:value-type="float" office:value="0.013994898928555">
            <text:p>0,01</text:p>
          </table:table-cell>
          <table:table-cell table:number-columns-repeated="2"/>
          <table:table-cell office:value-type="float" office:value="3.69671024863152">
            <text:p>3,7</text:p>
          </table:table-cell>
          <table:table-cell office:value-type="float" office:value="2294563">
            <text:p>2294563</text:p>
          </table:table-cell>
          <table:table-cell table:formula="of:=[.I84]*[.J84]/[.J$172]" office:value-type="float" office:value="0.0111497910590677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9o</text:p>
          </table:table-cell>
          <table:table-cell table:style-name="ce2" office:value-type="float" office:value="12">
            <text:p>12</text:p>
          </table:table-cell>
          <table:table-cell office:value-type="float" office:value="1.18593945399453">
            <text:p>1,19</text:p>
          </table:table-cell>
          <table:table-cell office:value-type="float" office:value="6884436">
            <text:p>6884436</text:p>
          </table:table-cell>
          <table:table-cell table:formula="of:=[.C85]*[.D85]/[.D$172]" office:value-type="float" office:value="0.0107320729051887">
            <text:p>0,01</text:p>
          </table:table-cell>
          <table:table-cell table:formula="of:=[.C85]*[.B85]/[.B$172]" office:value-type="float" office:value="0.0107324837465568">
            <text:p>0,01</text:p>
          </table:table-cell>
          <table:table-cell table:number-columns-repeated="2"/>
          <table:table-cell office:value-type="float" office:value="0.675925808268055">
            <text:p>0,68</text:p>
          </table:table-cell>
          <table:table-cell office:value-type="float" office:value="6883781">
            <text:p>6883781</text:p>
          </table:table-cell>
          <table:table-cell table:formula="of:=[.I85]*[.J85]/[.J$172]" office:value-type="float" office:value="0.00611613982480754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8s</text:p>
          </table:table-cell>
          <table:table-cell table:style-name="ce2" office:value-type="float" office:value="4">
            <text:p>4</text:p>
          </table:table-cell>
          <table:table-cell office:value-type="float" office:value="1.45217476338987">
            <text:p>1,45</text:p>
          </table:table-cell>
          <table:table-cell office:value-type="float" office:value="2294133">
            <text:p>2294133</text:p>
          </table:table-cell>
          <table:table-cell table:formula="of:=[.C86]*[.D86]/[.D$172]" office:value-type="float" office:value="0.00437915388804303">
            <text:p>0</text:p>
          </table:table-cell>
          <table:table-cell table:formula="of:=[.C86]*[.B86]/[.B$172]" office:value-type="float" office:value="0.00438061768745059">
            <text:p>0</text:p>
          </table:table-cell>
          <table:table-cell table:number-columns-repeated="2"/>
          <table:table-cell office:value-type="float" office:value="1.42108652020063">
            <text:p>1,42</text:p>
          </table:table-cell>
          <table:table-cell office:value-type="float" office:value="2294904">
            <text:p>2294904</text:p>
          </table:table-cell>
          <table:table-cell table:formula="of:=[.I86]*[.J86]/[.J$172]" office:value-type="float" office:value="0.00428683111309751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8o</text:p>
          </table:table-cell>
          <table:table-cell table:style-name="ce2" office:value-type="float" office:value="12">
            <text:p>12</text:p>
          </table:table-cell>
          <table:table-cell office:value-type="float" office:value="-2.03285907664078">
            <text:p>-2,03</text:p>
          </table:table-cell>
          <table:table-cell office:value-type="float" office:value="6882425">
            <text:p>6882425</text:p>
          </table:table-cell>
          <table:table-cell table:formula="of:=[.C87]*[.D87]/[.D$172]" office:value-type="float" office:value="-0.0183908368002198">
            <text:p>-0,02</text:p>
          </table:table-cell>
          <table:table-cell table:formula="of:=[.C87]*[.B87]/[.B$172]" office:value-type="float" office:value="-0.018396914720731">
            <text:p>-0,02</text:p>
          </table:table-cell>
          <table:table-cell table:number-columns-repeated="2"/>
          <table:table-cell office:value-type="float" office:value="-1.96253188698207">
            <text:p>-1,96</text:p>
          </table:table-cell>
          <table:table-cell office:value-type="float" office:value="6884741">
            <text:p>6884741</text:p>
          </table:table-cell>
          <table:table-cell table:formula="of:=[.I87]*[.J87]/[.J$172]" office:value-type="float" office:value="-0.017760519303333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7s</text:p>
          </table:table-cell>
          <table:table-cell table:style-name="ce2" office:value-type="float" office:value="4">
            <text:p>4</text:p>
          </table:table-cell>
          <table:table-cell office:value-type="float" office:value="-1.33736275763113">
            <text:p>-1,34</text:p>
          </table:table-cell>
          <table:table-cell office:value-type="float" office:value="2294769">
            <text:p>2294769</text:p>
          </table:table-cell>
          <table:table-cell table:formula="of:=[.C88]*[.D88]/[.D$172]" office:value-type="float" office:value="-0.00403404677138542">
            <text:p>0</text:p>
          </table:table-cell>
          <table:table-cell table:formula="of:=[.C88]*[.B88]/[.B$172]" office:value-type="float" office:value="-0.00403427679526736">
            <text:p>0</text:p>
          </table:table-cell>
          <table:table-cell table:number-columns-repeated="2"/>
          <table:table-cell office:value-type="float" office:value="-1.06034620447225">
            <text:p>-1,06</text:p>
          </table:table-cell>
          <table:table-cell office:value-type="float" office:value="2295340">
            <text:p>2295340</text:p>
          </table:table-cell>
          <table:table-cell table:formula="of:=[.I88]*[.J88]/[.J$172]" office:value-type="float" office:value="-0.00319923426351724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7o</text:p>
          </table:table-cell>
          <table:table-cell table:style-name="ce2" office:value-type="float" office:value="12">
            <text:p>12</text:p>
          </table:table-cell>
          <table:table-cell office:value-type="float" office:value="-3.80329146430795">
            <text:p>-3,8</text:p>
          </table:table-cell>
          <table:table-cell office:value-type="float" office:value="6884364">
            <text:p>6884364</text:p>
          </table:table-cell>
          <table:table-cell table:formula="of:=[.C89]*[.D89]/[.D$172]" office:value-type="float" office:value="-0.0344172497640041">
            <text:p>-0,03</text:p>
          </table:table-cell>
          <table:table-cell table:formula="of:=[.C89]*[.B89]/[.B$172]" office:value-type="float" office:value="-0.034418927278805">
            <text:p>-0,03</text:p>
          </table:table-cell>
          <table:table-cell table:number-columns-repeated="2"/>
          <table:table-cell office:value-type="float" office:value="-4.26976340822823">
            <text:p>-4,27</text:p>
          </table:table-cell>
          <table:table-cell office:value-type="float" office:value="6885914">
            <text:p>6885914</text:p>
          </table:table-cell>
          <table:table-cell table:formula="of:=[.I89]*[.J89]/[.J$172]" office:value-type="float" office:value="-0.0386470844905208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6s</text:p>
          </table:table-cell>
          <table:table-cell table:style-name="ce2" office:value-type="float" office:value="4">
            <text:p>4</text:p>
          </table:table-cell>
          <table:table-cell office:value-type="float" office:value="-2.9757127731809">
            <text:p>-2,98</text:p>
          </table:table-cell>
          <table:table-cell office:value-type="float" office:value="2294984">
            <text:p>2294984</text:p>
          </table:table-cell>
          <table:table-cell table:formula="of:=[.C90]*[.D90]/[.D$172]" office:value-type="float" office:value="-0.00897683827597743">
            <text:p>-0,01</text:p>
          </table:table-cell>
          <table:table-cell table:formula="of:=[.C90]*[.B90]/[.B$172]" office:value-type="float" office:value="-0.00897650911970105">
            <text:p>-0,01</text:p>
          </table:table-cell>
          <table:table-cell table:number-columns-repeated="2"/>
          <table:table-cell office:value-type="float" office:value="-2.85886749704868">
            <text:p>-2,86</text:p>
          </table:table-cell>
          <table:table-cell office:value-type="float" office:value="2295013">
            <text:p>2295013</text:p>
          </table:table-cell>
          <table:table-cell table:formula="of:=[.I90]*[.J90]/[.J$172]" office:value-type="float" office:value="-0.00862443211820808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6o</text:p>
          </table:table-cell>
          <table:table-cell table:style-name="ce2" office:value-type="float" office:value="12">
            <text:p>12</text:p>
          </table:table-cell>
          <table:table-cell office:value-type="float" office:value="-5.80231851118379">
            <text:p>-5,8</text:p>
          </table:table-cell>
          <table:table-cell office:value-type="float" office:value="6884484">
            <text:p>6884484</text:p>
          </table:table-cell>
          <table:table-cell table:formula="of:=[.C91]*[.D91]/[.D$172]" office:value-type="float" office:value="-0.0525080258015231">
            <text:p>-0,05</text:p>
          </table:table-cell>
          <table:table-cell table:formula="of:=[.C91]*[.B91]/[.B$172]" office:value-type="float" office:value="-0.0525096697844687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009">
            <text:p>6885009</text:p>
          </table:table-cell>
          <table:table-cell table:formula="of:=[.I91]*[.J91]/[.J$172]" office:value-type="float" office:value="-0.045250756889394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5s</text:p>
          </table:table-cell>
          <table:table-cell table:style-name="ce2" office:value-type="float" office:value="4">
            <text:p>4</text:p>
          </table:table-cell>
          <table:table-cell office:value-type="float" office:value="-4.29715349498551">
            <text:p>-4,3</text:p>
          </table:table-cell>
          <table:table-cell office:value-type="float" office:value="2295012">
            <text:p>2295012</text:p>
          </table:table-cell>
          <table:table-cell table:formula="of:=[.C92]*[.D92]/[.D$172]" office:value-type="float" office:value="-0.0129633891256192">
            <text:p>-0,01</text:p>
          </table:table-cell>
          <table:table-cell table:formula="of:=[.C92]*[.B92]/[.B$172]" office:value-type="float" office:value="-0.0129627556409819">
            <text:p>-0,01</text:p>
          </table:table-cell>
          <table:table-cell table:number-columns-repeated="2"/>
          <table:table-cell office:value-type="float" office:value="-4.1735748946975">
            <text:p>-4,17</text:p>
          </table:table-cell>
          <table:table-cell office:value-type="float" office:value="2294515">
            <text:p>2294515</text:p>
          </table:table-cell>
          <table:table-cell table:formula="of:=[.I92]*[.J92]/[.J$172]" office:value-type="float" office:value="-0.0125878176702586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5o</text:p>
          </table:table-cell>
          <table:table-cell table:style-name="ce2" office:value-type="float" office:value="12">
            <text:p>12</text:p>
          </table:table-cell>
          <table:table-cell office:value-type="float" office:value="-5.866710917275">
            <text:p>-5,87</text:p>
          </table:table-cell>
          <table:table-cell office:value-type="float" office:value="6885256">
            <text:p>6885256</text:p>
          </table:table-cell>
          <table:table-cell table:formula="of:=[.C93]*[.D93]/[.D$172]" office:value-type="float" office:value="-0.0530966976590798">
            <text:p>-0,05</text:p>
          </table:table-cell>
          <table:table-cell table:formula="of:=[.C93]*[.B93]/[.B$172]" office:value-type="float" office:value="-0.0530924064911765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414">
            <text:p>6883414</text:p>
          </table:table-cell>
          <table:table-cell table:formula="of:=[.I93]*[.J93]/[.J$172]" office:value-type="float" office:value="-0.045240273975393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4s</text:p>
          </table:table-cell>
          <table:table-cell table:style-name="ce2" office:value-type="float" office:value="4">
            <text:p>4</text:p>
          </table:table-cell>
          <table:table-cell office:value-type="float" office:value="-5.21608144688528">
            <text:p>-5,22</text:p>
          </table:table-cell>
          <table:table-cell office:value-type="float" office:value="2294102">
            <text:p>2294102</text:p>
          </table:table-cell>
          <table:table-cell table:formula="of:=[.C94]*[.D94]/[.D$172]" office:value-type="float" office:value="-0.0157293152768062">
            <text:p>-0,02</text:p>
          </table:table-cell>
          <table:table-cell table:formula="of:=[.C94]*[.B94]/[.B$172]" office:value-type="float" office:value="-0.015734785661795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019">
            <text:p>2295019</text:p>
          </table:table-cell>
          <table:table-cell table:formula="of:=[.I94]*[.J94]/[.J$172]" office:value-type="float" office:value="-0.01508369078755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4o</text:p>
          </table:table-cell>
          <table:table-cell table:style-name="ce2" office:value-type="float" office:value="12">
            <text:p>12</text:p>
          </table:table-cell>
          <table:table-cell office:value-type="float" office:value="-6.1287084951775">
            <text:p>-6,13</text:p>
          </table:table-cell>
          <table:table-cell office:value-type="float" office:value="6882381">
            <text:p>6882381</text:p>
          </table:table-cell>
          <table:table-cell table:formula="of:=[.C95]*[.D95]/[.D$172]" office:value-type="float" office:value="-0.0554447469807444">
            <text:p>-0,06</text:p>
          </table:table-cell>
          <table:table-cell table:formula="of:=[.C95]*[.B95]/[.B$172]" office:value-type="float" office:value="-0.05546342529572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168">
            <text:p>6885168</text:p>
          </table:table-cell>
          <table:table-cell table:formula="of:=[.I95]*[.J95]/[.J$172]" office:value-type="float" office:value="-0.045251801894614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3s</text:p>
          </table:table-cell>
          <table:table-cell table:style-name="ce2" office:value-type="float" office:value="4">
            <text:p>4</text:p>
          </table:table-cell>
          <table:table-cell office:value-type="float" office:value="-6.063077050449">
            <text:p>-6,06</text:p>
          </table:table-cell>
          <table:table-cell office:value-type="float" office:value="2295110">
            <text:p>2295110</text:p>
          </table:table-cell>
          <table:table-cell table:formula="of:=[.C96]*[.D96]/[.D$172]" office:value-type="float" office:value="-0.01829150004378">
            <text:p>-0,02</text:p>
          </table:table-cell>
          <table:table-cell table:formula="of:=[.C96]*[.B96]/[.B$172]" office:value-type="float" office:value="-0.018289825189891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056">
            <text:p>2295056</text:p>
          </table:table-cell>
          <table:table-cell table:formula="of:=[.I96]*[.J96]/[.J$172]" office:value-type="float" office:value="-0.015083933964871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3o</text:p>
          </table:table-cell>
          <table:table-cell table:style-name="ce2" office:value-type="float" office:value="12">
            <text:p>12</text:p>
          </table:table-cell>
          <table:table-cell office:value-type="float" office:value="-6.52634471919338">
            <text:p>-6,53</text:p>
          </table:table-cell>
          <table:table-cell office:value-type="float" office:value="6885419">
            <text:p>6885419</text:p>
          </table:table-cell>
          <table:table-cell table:formula="of:=[.C97]*[.D97]/[.D$172]" office:value-type="float" office:value="-0.0590681151450712">
            <text:p>-0,06</text:p>
          </table:table-cell>
          <table:table-cell table:formula="of:=[.C97]*[.B97]/[.B$172]" office:value-type="float" office:value="-0.0590619431601211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183">
            <text:p>6885183</text:p>
          </table:table-cell>
          <table:table-cell table:formula="of:=[.I97]*[.J97]/[.J$172]" office:value-type="float" office:value="-0.045251900480012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2s</text:p>
          </table:table-cell>
          <table:table-cell table:style-name="ce2" office:value-type="float" office:value="4">
            <text:p>4</text:p>
          </table:table-cell>
          <table:table-cell office:value-type="float" office:value="-6.52909861724206">
            <text:p>-6,53</text:p>
          </table:table-cell>
          <table:table-cell office:value-type="float" office:value="2293811">
            <text:p>2293811</text:p>
          </table:table-cell>
          <table:table-cell table:formula="of:=[.C98]*[.D98]/[.D$172]" office:value-type="float" office:value="-0.0196862768924608">
            <text:p>-0,02</text:p>
          </table:table-cell>
          <table:table-cell table:formula="of:=[.C98]*[.B98]/[.B$172]" office:value-type="float" office:value="-0.019695621771469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453">
            <text:p>2294453</text:p>
          </table:table-cell>
          <table:table-cell table:formula="of:=[.I98]*[.J98]/[.J$172]" office:value-type="float" office:value="-0.0150799708318669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2o</text:p>
          </table:table-cell>
          <table:table-cell table:style-name="ce2" office:value-type="float" office:value="12">
            <text:p>12</text:p>
          </table:table-cell>
          <table:table-cell office:value-type="float" office:value="-6.79647176084095">
            <text:p>-6,8</text:p>
          </table:table-cell>
          <table:table-cell office:value-type="float" office:value="6881555">
            <text:p>6881555</text:p>
          </table:table-cell>
          <table:table-cell table:formula="of:=[.C99]*[.D99]/[.D$172]" office:value-type="float" office:value="-0.0614784390124102">
            <text:p>-0,06</text:p>
          </table:table-cell>
          <table:table-cell table:formula="of:=[.C99]*[.B99]/[.B$172]" office:value-type="float" office:value="-0.0615065317723163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174">
            <text:p>6883174</text:p>
          </table:table-cell>
          <table:table-cell table:formula="of:=[.I99]*[.J99]/[.J$172]" office:value-type="float" office:value="-0.045238696609023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9s</text:p>
          </table:table-cell>
          <table:table-cell table:style-name="ce2" office:value-type="float" office:value="4">
            <text:p>4</text:p>
          </table:table-cell>
          <table:table-cell office:value-type="float" office:value="3.00441236889639">
            <text:p>3</text:p>
          </table:table-cell>
          <table:table-cell office:value-type="float" office:value="2294849">
            <text:p>2294849</text:p>
          </table:table-cell>
          <table:table-cell table:formula="of:=[.C100]*[.D100]/[.D$172]" office:value-type="float" office:value="0.00906288325407197">
            <text:p>0,01</text:p>
          </table:table-cell>
          <table:table-cell table:formula="of:=[.C100]*[.B100]/[.B$172]" office:value-type="float" office:value="0.00906308406906905">
            <text:p>0,01</text:p>
          </table:table-cell>
          <table:table-cell table:number-columns-repeated="2"/>
          <table:table-cell office:value-type="float" office:value="2.57958393428929">
            <text:p>2,58</text:p>
          </table:table-cell>
          <table:table-cell office:value-type="float" office:value="2294469">
            <text:p>2294469</text:p>
          </table:table-cell>
          <table:table-cell table:formula="of:=[.I100]*[.J100]/[.J$172]" office:value-type="float" office:value="0.0077800643501396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9o</text:p>
          </table:table-cell>
          <table:table-cell table:style-name="ce2" office:value-type="float" office:value="12">
            <text:p>12</text:p>
          </table:table-cell>
          <table:table-cell office:value-type="float" office:value="-0.0400398525221932">
            <text:p>-0,04</text:p>
          </table:table-cell>
          <table:table-cell office:value-type="float" office:value="6884835">
            <text:p>6884835</text:p>
          </table:table-cell>
          <table:table-cell table:formula="of:=[.C101]*[.D101]/[.D$172]" office:value-type="float" office:value="-0.000362358735594338">
            <text:p>0</text:p>
          </table:table-cell>
          <table:table-cell table:formula="of:=[.C101]*[.B101]/[.B$172]" office:value-type="float" office:value="-0.000362351606535685">
            <text:p>0</text:p>
          </table:table-cell>
          <table:table-cell table:number-columns-repeated="2"/>
          <table:table-cell office:value-type="float" office:value="-0.497665582497998">
            <text:p>-0,5</text:p>
          </table:table-cell>
          <table:table-cell office:value-type="float" office:value="6883680">
            <text:p>6883680</text:p>
          </table:table-cell>
          <table:table-cell table:formula="of:=[.I101]*[.J101]/[.J$172]" office:value-type="float" office:value="-0.00450307946861132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8s</text:p>
          </table:table-cell>
          <table:table-cell table:style-name="ce2" office:value-type="float" office:value="4">
            <text:p>4</text:p>
          </table:table-cell>
          <table:table-cell office:value-type="float" office:value="0.516896570642604">
            <text:p>0,52</text:p>
          </table:table-cell>
          <table:table-cell office:value-type="float" office:value="2294304">
            <text:p>2294304</text:p>
          </table:table-cell>
          <table:table-cell table:formula="of:=[.C102]*[.D102]/[.D$172]" office:value-type="float" office:value="0.00155886082445737">
            <text:p>0</text:p>
          </table:table-cell>
          <table:table-cell table:formula="of:=[.C102]*[.B102]/[.B$172]" office:value-type="float" office:value="0.00155926567313003">
            <text:p>0</text:p>
          </table:table-cell>
          <table:table-cell table:number-columns-repeated="2"/>
          <table:table-cell office:value-type="float" office:value="0.0392617003151561">
            <text:p>0,04</text:p>
          </table:table-cell>
          <table:table-cell office:value-type="float" office:value="2294865">
            <text:p>2294865</text:p>
          </table:table-cell>
          <table:table-cell table:formula="of:=[.I102]*[.J102]/[.J$172]" office:value-type="float" office:value="0.000118434321775169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8o</text:p>
          </table:table-cell>
          <table:table-cell table:style-name="ce2" office:value-type="float" office:value="12">
            <text:p>12</text:p>
          </table:table-cell>
          <table:table-cell office:value-type="float" office:value="-2.84365306689957">
            <text:p>-2,84</text:p>
          </table:table-cell>
          <table:table-cell office:value-type="float" office:value="6882632">
            <text:p>6882632</text:p>
          </table:table-cell>
          <table:table-cell table:formula="of:=[.C103]*[.D103]/[.D$172]" office:value-type="float" office:value="-0.0257266885796087">
            <text:p>-0,03</text:p>
          </table:table-cell>
          <table:table-cell table:formula="of:=[.C103]*[.B103]/[.B$172]" office:value-type="float" office:value="-0.0257344168950187">
            <text:p>-0,03</text:p>
          </table:table-cell>
          <table:table-cell table:number-columns-repeated="2"/>
          <table:table-cell office:value-type="float" office:value="-2.85602663088494">
            <text:p>-2,86</text:p>
          </table:table-cell>
          <table:table-cell office:value-type="float" office:value="6884417">
            <text:p>6884417</text:p>
          </table:table-cell>
          <table:table-cell table:formula="of:=[.I103]*[.J103]/[.J$172]" office:value-type="float" office:value="-0.025845250881918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7s</text:p>
          </table:table-cell>
          <table:table-cell table:style-name="ce2" office:value-type="float" office:value="4">
            <text:p>4</text:p>
          </table:table-cell>
          <table:table-cell office:value-type="float" office:value="-2.09505643696734">
            <text:p>-2,1</text:p>
          </table:table-cell>
          <table:table-cell office:value-type="float" office:value="2294866">
            <text:p>2294866</text:p>
          </table:table-cell>
          <table:table-cell table:formula="of:=[.C104]*[.D104]/[.D$172]" office:value-type="float" office:value="-0.00631983570266902">
            <text:p>-0,01</text:p>
          </table:table-cell>
          <table:table-cell table:formula="of:=[.C104]*[.B104]/[.B$172]" office:value-type="float" office:value="-0.00631992891996181">
            <text:p>-0,01</text:p>
          </table:table-cell>
          <table:table-cell table:number-columns-repeated="2"/>
          <table:table-cell office:value-type="float" office:value="-1.71836150746555">
            <text:p>-1,72</text:p>
          </table:table-cell>
          <table:table-cell office:value-type="float" office:value="2295217">
            <text:p>2295217</text:p>
          </table:table-cell>
          <table:table-cell table:formula="of:=[.I104]*[.J104]/[.J$172]" office:value-type="float" office:value="-0.0051842939581026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7o</text:p>
          </table:table-cell>
          <table:table-cell table:style-name="ce2" office:value-type="float" office:value="12">
            <text:p>12</text:p>
          </table:table-cell>
          <table:table-cell office:value-type="float" office:value="-4.73403067466883">
            <text:p>-4,73</text:p>
          </table:table-cell>
          <table:table-cell office:value-type="float" office:value="6884674">
            <text:p>6884674</text:p>
          </table:table-cell>
          <table:table-cell table:formula="of:=[.C105]*[.D105]/[.D$172]" office:value-type="float" office:value="-0.0428417475817843">
            <text:p>-0,04</text:p>
          </table:table-cell>
          <table:table-cell table:formula="of:=[.C105]*[.B105]/[.B$172]" office:value-type="float" office:value="-0.042841906558089">
            <text:p>-0,04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519">
            <text:p>6885519</text:p>
          </table:table-cell>
          <table:table-cell table:formula="of:=[.I105]*[.J105]/[.J$172]" office:value-type="float" office:value="-0.045254108792930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6s</text:p>
          </table:table-cell>
          <table:table-cell table:style-name="ce2" office:value-type="float" office:value="4">
            <text:p>4</text:p>
          </table:table-cell>
          <table:table-cell office:value-type="float" office:value="-4.24408243807236">
            <text:p>-4,24</text:p>
          </table:table-cell>
          <table:table-cell office:value-type="float" office:value="2294986">
            <text:p>2294986</text:p>
          </table:table-cell>
          <table:table-cell table:formula="of:=[.C106]*[.D106]/[.D$172]" office:value-type="float" office:value="-0.0128031425685127">
            <text:p>-0,01</text:p>
          </table:table-cell>
          <table:table-cell table:formula="of:=[.C106]*[.B106]/[.B$172]" office:value-type="float" office:value="-0.0128026619549694">
            <text:p>-0,01</text:p>
          </table:table-cell>
          <table:table-cell table:number-columns-repeated="2"/>
          <table:table-cell office:value-type="float" office:value="-3.8489339348447">
            <text:p>-3,85</text:p>
          </table:table-cell>
          <table:table-cell office:value-type="float" office:value="2294912">
            <text:p>2294912</text:p>
          </table:table-cell>
          <table:table-cell table:formula="of:=[.I106]*[.J106]/[.J$172]" office:value-type="float" office:value="-0.0116106845201961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6o</text:p>
          </table:table-cell>
          <table:table-cell table:style-name="ce2" office:value-type="float" office:value="12">
            <text:p>12</text:p>
          </table:table-cell>
          <table:table-cell office:value-type="float" office:value="-6.02488485668733">
            <text:p>-6,02</text:p>
          </table:table-cell>
          <table:table-cell office:value-type="float" office:value="6884883">
            <text:p>6884883</text:p>
          </table:table-cell>
          <table:table-cell table:formula="of:=[.C107]*[.D107]/[.D$172]" office:value-type="float" office:value="-0.0545252977213214">
            <text:p>-0,05</text:p>
          </table:table-cell>
          <table:table-cell table:formula="of:=[.C107]*[.B107]/[.B$172]" office:value-type="float" office:value="-0.0545238448568989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727">
            <text:p>6884727</text:p>
          </table:table-cell>
          <table:table-cell table:formula="of:=[.I107]*[.J107]/[.J$172]" office:value-type="float" office:value="-0.045248903483909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5s</text:p>
          </table:table-cell>
          <table:table-cell table:style-name="ce2" office:value-type="float" office:value="4">
            <text:p>4</text:p>
          </table:table-cell>
          <table:table-cell office:value-type="float" office:value="-5.80302497843235">
            <text:p>-5,8</text:p>
          </table:table-cell>
          <table:table-cell office:value-type="float" office:value="2295180">
            <text:p>2295180</text:p>
          </table:table-cell>
          <table:table-cell table:formula="of:=[.C108]*[.D108]/[.D$172]" office:value-type="float" office:value="-0.0175074913576454">
            <text:p>-0,02</text:p>
          </table:table-cell>
          <table:table-cell table:formula="of:=[.C108]*[.B108]/[.B$172]" office:value-type="float" office:value="-0.017505354384411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387">
            <text:p>2294387</text:p>
          </table:table-cell>
          <table:table-cell table:formula="of:=[.I108]*[.J108]/[.J$172]" office:value-type="float" office:value="-0.015079537056115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5o</text:p>
          </table:table-cell>
          <table:table-cell table:style-name="ce2" office:value-type="float" office:value="12">
            <text:p>12</text:p>
          </table:table-cell>
          <table:table-cell office:value-type="float" office:value="-6.33347196731677">
            <text:p>-6,33</text:p>
          </table:table-cell>
          <table:table-cell office:value-type="float" office:value="6885394">
            <text:p>6885394</text:p>
          </table:table-cell>
          <table:table-cell table:formula="of:=[.C109]*[.D109]/[.D$172]" office:value-type="float" office:value="-0.057322269846627">
            <text:p>-0,06</text:p>
          </table:table-cell>
          <table:table-cell table:formula="of:=[.C109]*[.B109]/[.B$172]" office:value-type="float" office:value="-0.057316488392007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064">
            <text:p>6883064</text:p>
          </table:table-cell>
          <table:table-cell table:formula="of:=[.I109]*[.J109]/[.J$172]" office:value-type="float" office:value="-0.0452379736494376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4s</text:p>
          </table:table-cell>
          <table:table-cell table:style-name="ce2" office:value-type="float" office:value="4">
            <text:p>4</text:p>
          </table:table-cell>
          <table:table-cell office:value-type="float" office:value="-5.8276903188268">
            <text:p>-5,83</text:p>
          </table:table-cell>
          <table:table-cell office:value-type="float" office:value="2294212">
            <text:p>2294212</text:p>
          </table:table-cell>
          <table:table-cell table:formula="of:=[.C110]*[.D110]/[.D$172]" office:value-type="float" office:value="-0.0175744904620111">
            <text:p>-0,02</text:p>
          </table:table-cell>
          <table:table-cell table:formula="of:=[.C110]*[.B110]/[.B$172]" office:value-type="float" office:value="-0.0175797596344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889">
            <text:p>2294889</text:p>
          </table:table-cell>
          <table:table-cell table:formula="of:=[.I110]*[.J110]/[.J$172]" office:value-type="float" office:value="-0.0150828363807723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4o</text:p>
          </table:table-cell>
          <table:table-cell table:style-name="ce2" office:value-type="float" office:value="12">
            <text:p>12</text:p>
          </table:table-cell>
          <table:table-cell office:value-type="float" office:value="-6.13462005707478">
            <text:p>-6,13</text:p>
          </table:table-cell>
          <table:table-cell office:value-type="float" office:value="6882560">
            <text:p>6882560</text:p>
          </table:table-cell>
          <table:table-cell table:formula="of:=[.C111]*[.D111]/[.D$172]" office:value-type="float" office:value="-0.0554996706843026">
            <text:p>-0,06</text:p>
          </table:table-cell>
          <table:table-cell table:formula="of:=[.C111]*[.B111]/[.B$172]" office:value-type="float" office:value="-0.0555169235934369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731">
            <text:p>6884731</text:p>
          </table:table-cell>
          <table:table-cell table:formula="of:=[.I111]*[.J111]/[.J$172]" office:value-type="float" office:value="-0.045248929773348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3s</text:p>
          </table:table-cell>
          <table:table-cell table:style-name="ce2" office:value-type="float" office:value="4">
            <text:p>4</text:p>
          </table:table-cell>
          <table:table-cell office:value-type="float" office:value="-6.2345574569865">
            <text:p>-6,23</text:p>
          </table:table-cell>
          <table:table-cell office:value-type="float" office:value="2295220">
            <text:p>2295220</text:p>
          </table:table-cell>
          <table:table-cell table:formula="of:=[.C112]*[.D112]/[.D$172]" office:value-type="float" office:value="-0.0188097351769798">
            <text:p>-0,02</text:p>
          </table:table-cell>
          <table:table-cell table:formula="of:=[.C112]*[.B112]/[.B$172]" office:value-type="float" office:value="-0.0188071114841222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840">
            <text:p>2294840</text:p>
          </table:table-cell>
          <table:table-cell table:formula="of:=[.I112]*[.J112]/[.J$172]" office:value-type="float" office:value="-0.015082514335138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3o</text:p>
          </table:table-cell>
          <table:table-cell table:style-name="ce2" office:value-type="float" office:value="12">
            <text:p>12</text:p>
          </table:table-cell>
          <table:table-cell office:value-type="float" office:value="-6.58565122472926">
            <text:p>-6,59</text:p>
          </table:table-cell>
          <table:table-cell office:value-type="float" office:value="6885572">
            <text:p>6885572</text:p>
          </table:table-cell>
          <table:table-cell table:formula="of:=[.C113]*[.D113]/[.D$172]" office:value-type="float" office:value="-0.0596062061610834">
            <text:p>-0,06</text:p>
          </table:table-cell>
          <table:table-cell table:formula="of:=[.C113]*[.B113]/[.B$172]" office:value-type="float" office:value="-0.059598653617459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768">
            <text:p>6884768</text:p>
          </table:table-cell>
          <table:table-cell table:formula="of:=[.I113]*[.J113]/[.J$172]" office:value-type="float" office:value="-0.045249172950664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2s</text:p>
          </table:table-cell>
          <table:table-cell table:style-name="ce2" office:value-type="float" office:value="4">
            <text:p>4</text:p>
          </table:table-cell>
          <table:table-cell office:value-type="float" office:value="-6.69268063998617">
            <text:p>-6,69</text:p>
          </table:table-cell>
          <table:table-cell office:value-type="float" office:value="2293939">
            <text:p>2293939</text:p>
          </table:table-cell>
          <table:table-cell table:formula="of:=[.C114]*[.D114]/[.D$172]" office:value-type="float" office:value="-0.0201806289250874">
            <text:p>-0,02</text:p>
          </table:table-cell>
          <table:table-cell table:formula="of:=[.C114]*[.B114]/[.B$172]" office:value-type="float" office:value="-0.020189081870244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281">
            <text:p>2294281</text:p>
          </table:table-cell>
          <table:table-cell table:formula="of:=[.I114]*[.J114]/[.J$172]" office:value-type="float" office:value="-0.015078840385968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2o</text:p>
          </table:table-cell>
          <table:table-cell table:style-name="ce2" office:value-type="float" office:value="12">
            <text:p>12</text:p>
          </table:table-cell>
          <table:table-cell office:value-type="float" office:value="-6.91095894089317">
            <text:p>-6,91</text:p>
          </table:table-cell>
          <table:table-cell office:value-type="float" office:value="6881704">
            <text:p>6881704</text:p>
          </table:table-cell>
          <table:table-cell table:formula="of:=[.C115]*[.D115]/[.D$172]" office:value-type="float" office:value="-0.0625154024241048">
            <text:p>-0,06</text:p>
          </table:table-cell>
          <table:table-cell table:formula="of:=[.C115]*[.B115]/[.B$172]" office:value-type="float" office:value="-0.062542614849712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174">
            <text:p>6883174</text:p>
          </table:table-cell>
          <table:table-cell table:formula="of:=[.I115]*[.J115]/[.J$172]" office:value-type="float" office:value="-0.045238696609023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8s</text:p>
          </table:table-cell>
          <table:table-cell table:style-name="ce2" office:value-type="float" office:value="4">
            <text:p>4</text:p>
          </table:table-cell>
          <table:table-cell office:value-type="float" office:value="-0.364403008920461">
            <text:p>-0,36</text:p>
          </table:table-cell>
          <table:table-cell office:value-type="float" office:value="2294643">
            <text:p>2294643</text:p>
          </table:table-cell>
          <table:table-cell table:formula="of:=[.C116]*[.D116]/[.D$172]" office:value-type="float" office:value="-0.00109913189835244">
            <text:p>0</text:p>
          </table:table-cell>
          <table:table-cell table:formula="of:=[.C116]*[.B116]/[.B$172]" office:value-type="float" office:value="-0.00109925492887017">
            <text:p>0</text:p>
          </table:table-cell>
          <table:table-cell table:number-columns-repeated="2"/>
          <table:table-cell office:value-type="float" office:value="0.217711014834416">
            <text:p>0,22</text:p>
          </table:table-cell>
          <table:table-cell office:value-type="float" office:value="2294665">
            <text:p>2294665</text:p>
          </table:table-cell>
          <table:table-cell table:formula="of:=[.I116]*[.J116]/[.J$172]" office:value-type="float" office:value="0.000656675819801686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8o</text:p>
          </table:table-cell>
          <table:table-cell table:style-name="ce2" office:value-type="float" office:value="12">
            <text:p>12</text:p>
          </table:table-cell>
          <table:table-cell office:value-type="float" office:value="-3.16535941522099">
            <text:p>-3,17</text:p>
          </table:table-cell>
          <table:table-cell office:value-type="float" office:value="6883814">
            <text:p>6883814</text:p>
          </table:table-cell>
          <table:table-cell table:formula="of:=[.C117]*[.D117]/[.D$172]" office:value-type="float" office:value="-0.0286421019861736">
            <text:p>-0,03</text:p>
          </table:table-cell>
          <table:table-cell table:formula="of:=[.C117]*[.B117]/[.B$172]" office:value-type="float" office:value="-0.0286457865630859">
            <text:p>-0,03</text:p>
          </table:table-cell>
          <table:table-cell table:number-columns-repeated="2"/>
          <table:table-cell office:value-type="float" office:value="-3.17670641832029">
            <text:p>-3,18</text:p>
          </table:table-cell>
          <table:table-cell office:value-type="float" office:value="6883890">
            <text:p>6883890</text:p>
          </table:table-cell>
          <table:table-cell table:formula="of:=[.I117]*[.J117]/[.J$172]" office:value-type="float" office:value="-0.0287450013700227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7s</text:p>
          </table:table-cell>
          <table:table-cell table:style-name="ce2" office:value-type="float" office:value="4">
            <text:p>4</text:p>
          </table:table-cell>
          <table:table-cell office:value-type="float" office:value="-2.45364130753098">
            <text:p>-2,45</text:p>
          </table:table-cell>
          <table:table-cell office:value-type="float" office:value="2295232">
            <text:p>2295232</text:p>
          </table:table-cell>
          <table:table-cell table:formula="of:=[.C118]*[.D118]/[.D$172]" office:value-type="float" office:value="-0.00740270417406261">
            <text:p>-0,01</text:p>
          </table:table-cell>
          <table:table-cell table:formula="of:=[.C118]*[.B118]/[.B$172]" office:value-type="float" office:value="-0.00740163290356253">
            <text:p>-0,01</text:p>
          </table:table-cell>
          <table:table-cell table:number-columns-repeated="2"/>
          <table:table-cell office:value-type="float" office:value="-1.88708854999433">
            <text:p>-1,89</text:p>
          </table:table-cell>
          <table:table-cell office:value-type="float" office:value="2295082">
            <text:p>2295082</text:p>
          </table:table-cell>
          <table:table-cell table:formula="of:=[.I118]*[.J118]/[.J$172]" office:value-type="float" office:value="-0.0056930083084462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7o</text:p>
          </table:table-cell>
          <table:table-cell table:style-name="ce2" office:value-type="float" office:value="12">
            <text:p>12</text:p>
          </table:table-cell>
          <table:table-cell office:value-type="float" office:value="-4.97145901607393">
            <text:p>-4,97</text:p>
          </table:table-cell>
          <table:table-cell office:value-type="float" office:value="6885788">
            <text:p>6885788</text:p>
          </table:table-cell>
          <table:table-cell table:formula="of:=[.C119]*[.D119]/[.D$172]" office:value-type="float" office:value="-0.0449976922206192">
            <text:p>-0,04</text:p>
          </table:table-cell>
          <table:table-cell table:formula="of:=[.C119]*[.B119]/[.B$172]" office:value-type="float" office:value="-0.0449905793309858">
            <text:p>-0,04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968">
            <text:p>6884968</text:p>
          </table:table-cell>
          <table:table-cell table:formula="of:=[.I119]*[.J119]/[.J$172]" office:value-type="float" office:value="-0.045250487422639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6s</text:p>
          </table:table-cell>
          <table:table-cell table:style-name="ce2" office:value-type="float" office:value="4">
            <text:p>4</text:p>
          </table:table-cell>
          <table:table-cell office:value-type="float" office:value="-3.85478250793578">
            <text:p>-3,85</text:p>
          </table:table-cell>
          <table:table-cell office:value-type="float" office:value="2295409">
            <text:p>2295409</text:p>
          </table:table-cell>
          <table:table-cell table:formula="of:=[.C120]*[.D120]/[.D$172]" office:value-type="float" office:value="-0.0116308830687425">
            <text:p>-0,01</text:p>
          </table:table-cell>
          <table:table-cell table:formula="of:=[.C120]*[.B120]/[.B$172]" office:value-type="float" office:value="-0.0116283031913598">
            <text:p>-0,01</text:p>
          </table:table-cell>
          <table:table-cell table:number-columns-repeated="2"/>
          <table:table-cell office:value-type="float" office:value="-3.92008584942427">
            <text:p>-3,92</text:p>
          </table:table-cell>
          <table:table-cell office:value-type="float" office:value="2294705">
            <text:p>2294705</text:p>
          </table:table-cell>
          <table:table-cell table:formula="of:=[.I120]*[.J120]/[.J$172]" office:value-type="float" office:value="-0.0118242545699795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6o</text:p>
          </table:table-cell>
          <table:table-cell table:style-name="ce2" office:value-type="float" office:value="12">
            <text:p>12</text:p>
          </table:table-cell>
          <table:table-cell office:value-type="float" office:value="-5.75968686146306">
            <text:p>-5,76</text:p>
          </table:table-cell>
          <table:table-cell office:value-type="float" office:value="6886085">
            <text:p>6886085</text:p>
          </table:table-cell>
          <table:table-cell table:formula="of:=[.C121]*[.D121]/[.D$172]" office:value-type="float" office:value="-0.0521343522207587">
            <text:p>-0,05</text:p>
          </table:table-cell>
          <table:table-cell table:formula="of:=[.C121]*[.B121]/[.B$172]" office:value-type="float" office:value="-0.0521238629996657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186">
            <text:p>6884186</text:p>
          </table:table-cell>
          <table:table-cell table:formula="of:=[.I121]*[.J121]/[.J$172]" office:value-type="float" office:value="-0.045245347837217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5s</text:p>
          </table:table-cell>
          <table:table-cell table:style-name="ce2" office:value-type="float" office:value="4">
            <text:p>4</text:p>
          </table:table-cell>
          <table:table-cell office:value-type="float" office:value="-5.91313063588299">
            <text:p>-5,91</text:p>
          </table:table-cell>
          <table:table-cell office:value-type="float" office:value="2295613">
            <text:p>2295613</text:p>
          </table:table-cell>
          <table:table-cell table:formula="of:=[.C122]*[.D122]/[.D$172]" office:value-type="float" office:value="-0.017843041233188">
            <text:p>-0,02</text:p>
          </table:table-cell>
          <table:table-cell table:formula="of:=[.C122]*[.B122]/[.B$172]" office:value-type="float" office:value="-0.0178374981474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127">
            <text:p>2294127</text:p>
          </table:table-cell>
          <table:table-cell table:formula="of:=[.I122]*[.J122]/[.J$172]" office:value-type="float" office:value="-0.015077828242547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5o</text:p>
          </table:table-cell>
          <table:table-cell table:style-name="ce2" office:value-type="float" office:value="12">
            <text:p>12</text:p>
          </table:table-cell>
          <table:table-cell office:value-type="float" office:value="-6.10378819881321">
            <text:p>-6,1</text:p>
          </table:table-cell>
          <table:table-cell office:value-type="float" office:value="6886797">
            <text:p>6886797</text:p>
          </table:table-cell>
          <table:table-cell table:formula="of:=[.C123]*[.D123]/[.D$172]" office:value-type="float" office:value="-0.0552547307094665">
            <text:p>-0,06</text:p>
          </table:table-cell>
          <table:table-cell table:formula="of:=[.C123]*[.B123]/[.B$172]" office:value-type="float" office:value="-0.0552379022517033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2461">
            <text:p>6882461</text:p>
          </table:table-cell>
          <table:table-cell table:formula="of:=[.I123]*[.J123]/[.J$172]" office:value-type="float" office:value="-0.04523401051643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4s</text:p>
          </table:table-cell>
          <table:table-cell table:style-name="ce2" office:value-type="float" office:value="4">
            <text:p>4</text:p>
          </table:table-cell>
          <table:table-cell office:value-type="float" office:value="-5.98404137936537">
            <text:p>-5,98</text:p>
          </table:table-cell>
          <table:table-cell office:value-type="float" office:value="2294583">
            <text:p>2294583</text:p>
          </table:table-cell>
          <table:table-cell table:formula="of:=[.C124]*[.D124]/[.D$172]" office:value-type="float" office:value="-0.0180489145783539">
            <text:p>-0,02</text:p>
          </table:table-cell>
          <table:table-cell table:formula="of:=[.C124]*[.B124]/[.B$172]" office:value-type="float" office:value="-0.018051406875913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668">
            <text:p>2294668</text:p>
          </table:table-cell>
          <table:table-cell table:formula="of:=[.I124]*[.J124]/[.J$172]" office:value-type="float" office:value="-0.0150813838892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4o</text:p>
          </table:table-cell>
          <table:table-cell table:style-name="ce2" office:value-type="float" office:value="12">
            <text:p>12</text:p>
          </table:table-cell>
          <table:table-cell office:value-type="float" office:value="-6.32785964690622">
            <text:p>-6,33</text:p>
          </table:table-cell>
          <table:table-cell office:value-type="float" office:value="6883756">
            <text:p>6883756</text:p>
          </table:table-cell>
          <table:table-cell table:formula="of:=[.C125]*[.D125]/[.D$172]" office:value-type="float" office:value="-0.057257849902786">
            <text:p>-0,06</text:p>
          </table:table-cell>
          <table:table-cell table:formula="of:=[.C125]*[.B125]/[.B$172]" office:value-type="float" office:value="-0.0572656981620473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181">
            <text:p>6884181</text:p>
          </table:table-cell>
          <table:table-cell table:formula="of:=[.I125]*[.J125]/[.J$172]" office:value-type="float" office:value="-0.045245314975417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3s</text:p>
          </table:table-cell>
          <table:table-cell table:style-name="ce2" office:value-type="float" office:value="4">
            <text:p>4</text:p>
          </table:table-cell>
          <table:table-cell office:value-type="float" office:value="-6.01677795522727">
            <text:p>-6,02</text:p>
          </table:table-cell>
          <table:table-cell office:value-type="float" office:value="2295605">
            <text:p>2295605</text:p>
          </table:table-cell>
          <table:table-cell table:formula="of:=[.C126]*[.D126]/[.D$172]" office:value-type="float" office:value="-0.0181557367197608">
            <text:p>-0,02</text:p>
          </table:table-cell>
          <table:table-cell table:formula="of:=[.C126]*[.B126]/[.B$172]" office:value-type="float" office:value="-0.018150159744275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700">
            <text:p>2294700</text:p>
          </table:table-cell>
          <table:table-cell table:formula="of:=[.I126]*[.J126]/[.J$172]" office:value-type="float" office:value="-0.01508159420475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3o</text:p>
          </table:table-cell>
          <table:table-cell table:style-name="ce2" office:value-type="float" office:value="12">
            <text:p>12</text:p>
          </table:table-cell>
          <table:table-cell office:value-type="float" office:value="-6.43218159806229">
            <text:p>-6,43</text:p>
          </table:table-cell>
          <table:table-cell office:value-type="float" office:value="6886771">
            <text:p>6886771</text:p>
          </table:table-cell>
          <table:table-cell table:formula="of:=[.C127]*[.D127]/[.D$172]" office:value-type="float" office:value="-0.0582273022443091">
            <text:p>-0,06</text:p>
          </table:table-cell>
          <table:table-cell table:formula="of:=[.C127]*[.B127]/[.B$172]" office:value-type="float" office:value="-0.0582097882177583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360">
            <text:p>6884360</text:p>
          </table:table-cell>
          <table:table-cell table:formula="of:=[.I127]*[.J127]/[.J$172]" office:value-type="float" office:value="-0.045246491427835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2s</text:p>
          </table:table-cell>
          <table:table-cell table:style-name="ce2" office:value-type="float" office:value="4">
            <text:p>4</text:p>
          </table:table-cell>
          <table:table-cell office:value-type="float" office:value="-6.3967228109924">
            <text:p>-6,4</text:p>
          </table:table-cell>
          <table:table-cell office:value-type="float" office:value="2294382">
            <text:p>2294382</text:p>
          </table:table-cell>
          <table:table-cell table:formula="of:=[.C128]*[.D128]/[.D$172]" office:value-type="float" office:value="-0.0192919438205098">
            <text:p>-0,02</text:p>
          </table:table-cell>
          <table:table-cell table:formula="of:=[.C128]*[.B128]/[.B$172]" office:value-type="float" office:value="-0.019296298072375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196">
            <text:p>2294196</text:p>
          </table:table-cell>
          <table:table-cell table:formula="of:=[.I128]*[.J128]/[.J$172]" office:value-type="float" office:value="-0.015078281735379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2o</text:p>
          </table:table-cell>
          <table:table-cell table:style-name="ce2" office:value-type="float" office:value="12">
            <text:p>12</text:p>
          </table:table-cell>
          <table:table-cell office:value-type="float" office:value="-6.78282015684833">
            <text:p>-6,78</text:p>
          </table:table-cell>
          <table:table-cell office:value-type="float" office:value="6883053">
            <text:p>6883053</text:p>
          </table:table-cell>
          <table:table-cell table:formula="of:=[.C129]*[.D129]/[.D$172]" office:value-type="float" office:value="-0.0613683074647334">
            <text:p>-0,06</text:p>
          </table:table-cell>
          <table:table-cell table:formula="of:=[.C129]*[.B129]/[.B$172]" office:value-type="float" office:value="-0.0613829878447813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2494">
            <text:p>6882494</text:p>
          </table:table-cell>
          <table:table-cell table:formula="of:=[.I129]*[.J129]/[.J$172]" office:value-type="float" office:value="-0.045234227404308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7s</text:p>
          </table:table-cell>
          <table:table-cell table:style-name="ce2" office:value-type="float" office:value="4">
            <text:p>4</text:p>
          </table:table-cell>
          <table:table-cell office:value-type="float" office:value="-2.7780197179767">
            <text:p>-2,78</text:p>
          </table:table-cell>
          <table:table-cell office:value-type="float" office:value="2294531">
            <text:p>2294531</text:p>
          </table:table-cell>
          <table:table-cell table:formula="of:=[.C130]*[.D130]/[.D$172]" office:value-type="float" office:value="-0.00837880307412449">
            <text:p>-0,01</text:p>
          </table:table-cell>
          <table:table-cell table:formula="of:=[.C130]*[.B130]/[.B$172]" office:value-type="float" office:value="-0.00838014997881357">
            <text:p>-0,01</text:p>
          </table:table-cell>
          <table:table-cell table:number-columns-repeated="2"/>
          <table:table-cell office:value-type="float" office:value="-1.84976781038789">
            <text:p>-1,85</text:p>
          </table:table-cell>
          <table:table-cell office:value-type="float" office:value="2295309">
            <text:p>2295309</text:p>
          </table:table-cell>
          <table:table-cell table:formula="of:=[.I130]*[.J130]/[.J$172]" office:value-type="float" office:value="-0.00558097026183771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7o</text:p>
          </table:table-cell>
          <table:table-cell table:style-name="ce2" office:value-type="float" office:value="12">
            <text:p>12</text:p>
          </table:table-cell>
          <table:table-cell office:value-type="float" office:value="-5.57926893155821">
            <text:p>-5,58</text:p>
          </table:table-cell>
          <table:table-cell office:value-type="float" office:value="6883700">
            <text:p>6883700</text:p>
          </table:table-cell>
          <table:table-cell table:formula="of:=[.C131]*[.D131]/[.D$172]" office:value-type="float" office:value="-0.0504837910547623">
            <text:p>-0,05</text:p>
          </table:table-cell>
          <table:table-cell table:formula="of:=[.C131]*[.B131]/[.B$172]" office:value-type="float" office:value="-0.050491121552563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6061">
            <text:p>6886061</text:p>
          </table:table-cell>
          <table:table-cell table:formula="of:=[.I131]*[.J131]/[.J$172]" office:value-type="float" office:value="-0.045257671011982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6s</text:p>
          </table:table-cell>
          <table:table-cell table:style-name="ce2" office:value-type="float" office:value="4">
            <text:p>4</text:p>
          </table:table-cell>
          <table:table-cell office:value-type="float" office:value="-3.60617823906798">
            <text:p>-3,61</text:p>
          </table:table-cell>
          <table:table-cell office:value-type="float" office:value="2294693">
            <text:p>2294693</text:p>
          </table:table-cell>
          <table:table-cell table:formula="of:=[.C132]*[.D132]/[.D$172]" office:value-type="float" office:value="-0.0108773852149315">
            <text:p>-0,01</text:p>
          </table:table-cell>
          <table:table-cell table:formula="of:=[.C132]*[.B132]/[.B$172]" office:value-type="float" office:value="-0.0108783657287119">
            <text:p>-0,01</text:p>
          </table:table-cell>
          <table:table-cell table:number-columns-repeated="2"/>
          <table:table-cell office:value-type="float" office:value="-3.88221407624181">
            <text:p>-3,88</text:p>
          </table:table-cell>
          <table:table-cell office:value-type="float" office:value="2294909">
            <text:p>2294909</text:p>
          </table:table-cell>
          <table:table-cell table:formula="of:=[.I132]*[.J132]/[.J$172]" office:value-type="float" office:value="-0.0117110620026493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6o</text:p>
          </table:table-cell>
          <table:table-cell table:style-name="ce2" office:value-type="float" office:value="12">
            <text:p>12</text:p>
          </table:table-cell>
          <table:table-cell office:value-type="float" office:value="-5.55216061347749">
            <text:p>-5,55</text:p>
          </table:table-cell>
          <table:table-cell office:value-type="float" office:value="6884035">
            <text:p>6884035</text:p>
          </table:table-cell>
          <table:table-cell table:formula="of:=[.C133]*[.D133]/[.D$172]" office:value-type="float" office:value="-0.0502409474176662">
            <text:p>-0,05</text:p>
          </table:table-cell>
          <table:table-cell table:formula="of:=[.C133]*[.B133]/[.B$172]" office:value-type="float" office:value="-0.0502457974070361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020">
            <text:p>6885020</text:p>
          </table:table-cell>
          <table:table-cell table:formula="of:=[.I133]*[.J133]/[.J$172]" office:value-type="float" office:value="-0.045250829185352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5s</text:p>
          </table:table-cell>
          <table:table-cell table:style-name="ce2" office:value-type="float" office:value="4">
            <text:p>4</text:p>
          </table:table-cell>
          <table:table-cell office:value-type="float" office:value="-5.8223274023794">
            <text:p>-5,82</text:p>
          </table:table-cell>
          <table:table-cell office:value-type="float" office:value="2294860">
            <text:p>2294860</text:p>
          </table:table-cell>
          <table:table-cell table:formula="of:=[.C134]*[.D134]/[.D$172]" office:value-type="float" office:value="-0.0175632769295418">
            <text:p>-0,02</text:p>
          </table:table-cell>
          <table:table-cell table:formula="of:=[.C134]*[.B134]/[.B$172]" office:value-type="float" office:value="-0.0175635819076302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460">
            <text:p>2294460</text:p>
          </table:table-cell>
          <table:table-cell table:formula="of:=[.I134]*[.J134]/[.J$172]" office:value-type="float" office:value="-0.01508001683838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5o</text:p>
          </table:table-cell>
          <table:table-cell table:style-name="ce2" office:value-type="float" office:value="12">
            <text:p>12</text:p>
          </table:table-cell>
          <table:table-cell office:value-type="float" office:value="-6.00118302395878">
            <text:p>-6</text:p>
          </table:table-cell>
          <table:table-cell office:value-type="float" office:value="6884615">
            <text:p>6884615</text:p>
          </table:table-cell>
          <table:table-cell table:formula="of:=[.C135]*[.D135]/[.D$172]" office:value-type="float" office:value="-0.0543086816874825">
            <text:p>-0,05</text:p>
          </table:table-cell>
          <table:table-cell table:formula="of:=[.C135]*[.B135]/[.B$172]" office:value-type="float" office:value="-0.0543093486331111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409">
            <text:p>6883409</text:p>
          </table:table-cell>
          <table:table-cell table:formula="of:=[.I135]*[.J135]/[.J$172]" office:value-type="float" office:value="-0.045240241113594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4s</text:p>
          </table:table-cell>
          <table:table-cell table:style-name="ce2" office:value-type="float" office:value="4">
            <text:p>4</text:p>
          </table:table-cell>
          <table:table-cell office:value-type="float" office:value="-6.09936309902907">
            <text:p>-6,1</text:p>
          </table:table-cell>
          <table:table-cell office:value-type="float" office:value="2293874">
            <text:p>2293874</text:p>
          </table:table-cell>
          <table:table-cell table:formula="of:=[.C136]*[.D136]/[.D$172]" office:value-type="float" office:value="-0.0183910606540363">
            <text:p>-0,02</text:p>
          </table:table-cell>
          <table:table-cell table:formula="of:=[.C136]*[.B136]/[.B$172]" office:value-type="float" office:value="-0.0183992853666035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005">
            <text:p>2295005</text:p>
          </table:table-cell>
          <table:table-cell table:formula="of:=[.I136]*[.J136]/[.J$172]" office:value-type="float" office:value="-0.015083598774517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4o</text:p>
          </table:table-cell>
          <table:table-cell table:style-name="ce2" office:value-type="float" office:value="12">
            <text:p>12</text:p>
          </table:table-cell>
          <table:table-cell office:value-type="float" office:value="-6.45109548029557">
            <text:p>-6,45</text:p>
          </table:table-cell>
          <table:table-cell office:value-type="float" office:value="6881746">
            <text:p>6881746</text:p>
          </table:table-cell>
          <table:table-cell table:formula="of:=[.C137]*[.D137]/[.D$172]" office:value-type="float" office:value="-0.058355909046583">
            <text:p>-0,06</text:p>
          </table:table-cell>
          <table:table-cell table:formula="of:=[.C137]*[.B137]/[.B$172]" office:value-type="float" office:value="-0.0583809545728106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117">
            <text:p>6885117</text:p>
          </table:table-cell>
          <table:table-cell table:formula="of:=[.I137]*[.J137]/[.J$172]" office:value-type="float" office:value="-0.0452514667042606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3s</text:p>
          </table:table-cell>
          <table:table-cell table:style-name="ce2" office:value-type="float" office:value="4">
            <text:p>4</text:p>
          </table:table-cell>
          <table:table-cell office:value-type="float" office:value="-6.70498361721354">
            <text:p>-6,7</text:p>
          </table:table-cell>
          <table:table-cell office:value-type="float" office:value="2294906">
            <text:p>2294906</text:p>
          </table:table-cell>
          <table:table-cell table:formula="of:=[.C138]*[.D138]/[.D$172]" office:value-type="float" office:value="-0.0202262491343123">
            <text:p>-0,02</text:p>
          </table:table-cell>
          <table:table-cell table:formula="of:=[.C138]*[.B138]/[.B$172]" office:value-type="float" office:value="-0.0202261949237211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068">
            <text:p>2295068</text:p>
          </table:table-cell>
          <table:table-cell table:formula="of:=[.I138]*[.J138]/[.J$172]" office:value-type="float" office:value="-0.0150840128331899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3o</text:p>
          </table:table-cell>
          <table:table-cell table:style-name="ce2" office:value-type="float" office:value="12">
            <text:p>12</text:p>
          </table:table-cell>
          <table:table-cell office:value-type="float" office:value="-7.05074596183082">
            <text:p>-7,05</text:p>
          </table:table-cell>
          <table:table-cell office:value-type="float" office:value="6884682">
            <text:p>6884682</text:p>
          </table:table-cell>
          <table:table-cell table:formula="of:=[.C139]*[.D139]/[.D$172]" office:value-type="float" office:value="-0.0638074931321764">
            <text:p>-0,06</text:p>
          </table:table-cell>
          <table:table-cell table:formula="of:=[.C139]*[.B139]/[.B$172]" office:value-type="float" office:value="-0.0638076557631748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227">
            <text:p>6885227</text:p>
          </table:table-cell>
          <table:table-cell table:formula="of:=[.I139]*[.J139]/[.J$172]" office:value-type="float" office:value="-0.045252189663846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2s</text:p>
          </table:table-cell>
          <table:table-cell table:style-name="ce2" office:value-type="float" office:value="4">
            <text:p>4</text:p>
          </table:table-cell>
          <table:table-cell office:value-type="float" office:value="-6.90212090858135">
            <text:p>-6,9</text:p>
          </table:table-cell>
          <table:table-cell office:value-type="float" office:value="2293694">
            <text:p>2293694</text:p>
          </table:table-cell>
          <table:table-cell table:formula="of:=[.C140]*[.D140]/[.D$172]" office:value-type="float" office:value="-0.0208099372762023">
            <text:p>-0,02</text:p>
          </table:table-cell>
          <table:table-cell table:formula="of:=[.C140]*[.B140]/[.B$172]" office:value-type="float" office:value="-0.020820877552281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396">
            <text:p>2294396</text:p>
          </table:table-cell>
          <table:table-cell table:formula="of:=[.I140]*[.J140]/[.J$172]" office:value-type="float" office:value="-0.01507959620735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2o</text:p>
          </table:table-cell>
          <table:table-cell table:style-name="ce2" office:value-type="float" office:value="12">
            <text:p>12</text:p>
          </table:table-cell>
          <table:table-cell office:value-type="float" office:value="-7.20680075007081">
            <text:p>-7,21</text:p>
          </table:table-cell>
          <table:table-cell office:value-type="float" office:value="6880772">
            <text:p>6880772</text:p>
          </table:table-cell>
          <table:table-cell table:formula="of:=[.C141]*[.D141]/[.D$172]" office:value-type="float" office:value="-0.0651827099723477">
            <text:p>-0,07</text:p>
          </table:table-cell>
          <table:table-cell table:formula="of:=[.C141]*[.B141]/[.B$172]" office:value-type="float" office:value="-0.0652199162902336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266">
            <text:p>6883266</text:p>
          </table:table-cell>
          <table:table-cell table:formula="of:=[.I141]*[.J141]/[.J$172]" office:value-type="float" office:value="-0.045239301266132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6s</text:p>
          </table:table-cell>
          <table:table-cell table:style-name="ce2" office:value-type="float" office:value="4">
            <text:p>4</text:p>
          </table:table-cell>
          <table:table-cell office:value-type="float" office:value="-3.90648182269836">
            <text:p>-3,91</text:p>
          </table:table-cell>
          <table:table-cell office:value-type="float" office:value="2295339">
            <text:p>2295339</text:p>
          </table:table-cell>
          <table:table-cell table:formula="of:=[.C142]*[.D142]/[.D$172]" office:value-type="float" office:value="-0.0117865139215921">
            <text:p>-0,01</text:p>
          </table:table-cell>
          <table:table-cell table:formula="of:=[.C142]*[.B142]/[.B$172]" office:value-type="float" office:value="-0.0117842588920011">
            <text:p>-0,01</text:p>
          </table:table-cell>
          <table:table-cell table:number-columns-repeated="2"/>
          <table:table-cell office:value-type="float" office:value="-3.68032759171124">
            <text:p>-3,68</text:p>
          </table:table-cell>
          <table:table-cell office:value-type="float" office:value="2295410">
            <text:p>2295410</text:p>
          </table:table-cell>
          <table:table-cell table:formula="of:=[.I142]*[.J142]/[.J$172]" office:value-type="float" office:value="-0.0111044762138605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6o</text:p>
          </table:table-cell>
          <table:table-cell table:style-name="ce2" office:value-type="float" office:value="12">
            <text:p>12</text:p>
          </table:table-cell>
          <table:table-cell office:value-type="float" office:value="-5.85284412924625">
            <text:p>-5,85</text:p>
          </table:table-cell>
          <table:table-cell office:value-type="float" office:value="6885918">
            <text:p>6885918</text:p>
          </table:table-cell>
          <table:table-cell table:formula="of:=[.C143]*[.D143]/[.D$172]" office:value-type="float" office:value="-0.0529762892688543">
            <text:p>-0,05</text:p>
          </table:table-cell>
          <table:table-cell table:formula="of:=[.C143]*[.B143]/[.B$172]" office:value-type="float" office:value="-0.0529669151967986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6031">
            <text:p>6886031</text:p>
          </table:table-cell>
          <table:table-cell table:formula="of:=[.I143]*[.J143]/[.J$172]" office:value-type="float" office:value="-0.045257473841186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5s</text:p>
          </table:table-cell>
          <table:table-cell table:style-name="ce2" office:value-type="float" office:value="4">
            <text:p>4</text:p>
          </table:table-cell>
          <table:table-cell office:value-type="float" office:value="-4.74796497911012">
            <text:p>-4,75</text:p>
          </table:table-cell>
          <table:table-cell office:value-type="float" office:value="2295468">
            <text:p>2295468</text:p>
          </table:table-cell>
          <table:table-cell table:formula="of:=[.C144]*[.D144]/[.D$172]" office:value-type="float" office:value="-0.0143262154989994">
            <text:p>-0,01</text:p>
          </table:table-cell>
          <table:table-cell table:formula="of:=[.C144]*[.B144]/[.B$172]" office:value-type="float" office:value="-0.0143226696202417">
            <text:p>-0,01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883">
            <text:p>2294883</text:p>
          </table:table-cell>
          <table:table-cell table:formula="of:=[.I144]*[.J144]/[.J$172]" office:value-type="float" office:value="-0.015082796946613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5o</text:p>
          </table:table-cell>
          <table:table-cell table:style-name="ce2" office:value-type="float" office:value="12">
            <text:p>12</text:p>
          </table:table-cell>
          <table:table-cell office:value-type="float" office:value="-5.85943241872267">
            <text:p>-5,86</text:p>
          </table:table-cell>
          <table:table-cell office:value-type="float" office:value="6886499">
            <text:p>6886499</text:p>
          </table:table-cell>
          <table:table-cell table:formula="of:=[.C145]*[.D145]/[.D$172]" office:value-type="float" office:value="-0.0530403972611327">
            <text:p>-0,05</text:p>
          </table:table-cell>
          <table:table-cell table:formula="of:=[.C145]*[.B145]/[.B$172]" office:value-type="float" office:value="-0.053026537725997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574">
            <text:p>6884574</text:p>
          </table:table-cell>
          <table:table-cell table:formula="of:=[.I145]*[.J145]/[.J$172]" office:value-type="float" office:value="-0.0452478979128485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4s</text:p>
          </table:table-cell>
          <table:table-cell table:style-name="ce2" office:value-type="float" office:value="4">
            <text:p>4</text:p>
          </table:table-cell>
          <table:table-cell office:value-type="float" office:value="-6.15950248871775">
            <text:p>-6,16</text:p>
          </table:table-cell>
          <table:table-cell office:value-type="float" office:value="2294584">
            <text:p>2294584</text:p>
          </table:table-cell>
          <table:table-cell table:formula="of:=[.C146]*[.D146]/[.D$172]" office:value-type="float" office:value="-0.0185781440444723">
            <text:p>-0,02</text:p>
          </table:table-cell>
          <table:table-cell table:formula="of:=[.C146]*[.B146]/[.B$172]" office:value-type="float" office:value="-0.0185807013234321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490">
            <text:p>2295490</text:p>
          </table:table-cell>
          <table:table-cell table:formula="of:=[.I146]*[.J146]/[.J$172]" office:value-type="float" office:value="-0.015086786369057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4o</text:p>
          </table:table-cell>
          <table:table-cell table:style-name="ce2" office:value-type="float" office:value="12">
            <text:p>12</text:p>
          </table:table-cell>
          <table:table-cell office:value-type="float" office:value="-6.6405562589526">
            <text:p>-6,64</text:p>
          </table:table-cell>
          <table:table-cell office:value-type="float" office:value="6883554">
            <text:p>6883554</text:p>
          </table:table-cell>
          <table:table-cell table:formula="of:=[.C147]*[.D147]/[.D$172]" office:value-type="float" office:value="-0.0600855324391542">
            <text:p>-0,06</text:p>
          </table:table-cell>
          <table:table-cell table:formula="of:=[.C147]*[.B147]/[.B$172]" office:value-type="float" office:value="-0.0600955317552271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6160">
            <text:p>6886160</text:p>
          </table:table-cell>
          <table:table-cell table:formula="of:=[.I147]*[.J147]/[.J$172]" office:value-type="float" office:value="-0.0452583216756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3s</text:p>
          </table:table-cell>
          <table:table-cell table:style-name="ce2" office:value-type="float" office:value="4">
            <text:p>4</text:p>
          </table:table-cell>
          <table:table-cell office:value-type="float" office:value="-6.58071081388556">
            <text:p>-6,58</text:p>
          </table:table-cell>
          <table:table-cell office:value-type="float" office:value="2295505">
            <text:p>2295505</text:p>
          </table:table-cell>
          <table:table-cell table:formula="of:=[.C148]*[.D148]/[.D$172]" office:value-type="float" office:value="-0.0198565493406763">
            <text:p>-0,02</text:p>
          </table:table-cell>
          <table:table-cell table:formula="of:=[.C148]*[.B148]/[.B$172]" office:value-type="float" office:value="-0.019851314672354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495">
            <text:p>2295495</text:p>
          </table:table-cell>
          <table:table-cell table:formula="of:=[.I148]*[.J148]/[.J$172]" office:value-type="float" office:value="-0.015086819230856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3o</text:p>
          </table:table-cell>
          <table:table-cell table:style-name="ce2" office:value-type="float" office:value="12">
            <text:p>12</text:p>
          </table:table-cell>
          <table:table-cell office:value-type="float" office:value="-7.01772302675296">
            <text:p>-7,02</text:p>
          </table:table-cell>
          <table:table-cell office:value-type="float" office:value="6886531">
            <text:p>6886531</text:p>
          </table:table-cell>
          <table:table-cell table:formula="of:=[.C149]*[.D149]/[.D$172]" office:value-type="float" office:value="-0.0635257001434594">
            <text:p>-0,06</text:p>
          </table:table-cell>
          <table:table-cell table:formula="of:=[.C149]*[.B149]/[.B$172]" office:value-type="float" office:value="-0.0635088056719725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6230">
            <text:p>6886230</text:p>
          </table:table-cell>
          <table:table-cell table:formula="of:=[.I149]*[.J149]/[.J$172]" office:value-type="float" office:value="-0.045258781740801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2s</text:p>
          </table:table-cell>
          <table:table-cell table:style-name="ce2" office:value-type="float" office:value="4">
            <text:p>4</text:p>
          </table:table-cell>
          <table:table-cell office:value-type="float" office:value="-6.82417203383075">
            <text:p>-6,82</text:p>
          </table:table-cell>
          <table:table-cell office:value-type="float" office:value="2294280">
            <text:p>2294280</text:p>
          </table:table-cell>
          <table:table-cell table:formula="of:=[.C150]*[.D150]/[.D$172]" office:value-type="float" office:value="-0.0205801774802848">
            <text:p>-0,02</text:p>
          </table:table-cell>
          <table:table-cell table:formula="of:=[.C150]*[.B150]/[.B$172]" office:value-type="float" office:value="-0.020585737658614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807">
            <text:p>2294807</text:p>
          </table:table-cell>
          <table:table-cell table:formula="of:=[.I150]*[.J150]/[.J$172]" office:value-type="float" office:value="-0.015082297447262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2o</text:p>
          </table:table-cell>
          <table:table-cell table:style-name="ce2" office:value-type="float" office:value="12">
            <text:p>12</text:p>
          </table:table-cell>
          <table:table-cell office:value-type="float" office:value="-7.1943339281695">
            <text:p>-7,19</text:p>
          </table:table-cell>
          <table:table-cell office:value-type="float" office:value="6883055">
            <text:p>6883055</text:p>
          </table:table-cell>
          <table:table-cell table:formula="of:=[.C151]*[.D151]/[.D$172]" office:value-type="float" office:value="-0.0650915422472742">
            <text:p>-0,07</text:p>
          </table:table-cell>
          <table:table-cell table:formula="of:=[.C151]*[.B151]/[.B$172]" office:value-type="float" office:value="-0.0651070943725747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4672">
            <text:p>6884672</text:p>
          </table:table-cell>
          <table:table-cell table:formula="of:=[.I151]*[.J151]/[.J$172]" office:value-type="float" office:value="-0.045248542004116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5s</text:p>
          </table:table-cell>
          <table:table-cell table:style-name="ce2" office:value-type="float" office:value="4">
            <text:p>4</text:p>
          </table:table-cell>
          <table:table-cell office:value-type="float" office:value="-5.78534560040763">
            <text:p>-5,79</text:p>
          </table:table-cell>
          <table:table-cell office:value-type="float" office:value="2295651">
            <text:p>2295651</text:p>
          </table:table-cell>
          <table:table-cell table:formula="of:=[.C152]*[.D152]/[.D$172]" office:value-type="float" office:value="-0.0174577352033966">
            <text:p>-0,02</text:p>
          </table:table-cell>
          <table:table-cell table:formula="of:=[.C152]*[.B152]/[.B$172]" office:value-type="float" office:value="-0.0174520229273232">
            <text:p>-0,02</text:p>
          </table:table-cell>
          <table:table-cell table:number-columns-repeated="2"/>
          <table:table-cell office:value-type="float" office:value="-3.11261181938742">
            <text:p>-3,11</text:p>
          </table:table-cell>
          <table:table-cell office:value-type="float" office:value="2294533">
            <text:p>2294533</text:p>
          </table:table-cell>
          <table:table-cell table:formula="of:=[.I152]*[.J152]/[.J$172]" office:value-type="float" office:value="-0.0093879464047377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5o</text:p>
          </table:table-cell>
          <table:table-cell table:style-name="ce2" office:value-type="float" office:value="12">
            <text:p>12</text:p>
          </table:table-cell>
          <table:table-cell office:value-type="float" office:value="-6.05160501674159">
            <text:p>-6,05</text:p>
          </table:table-cell>
          <table:table-cell office:value-type="float" office:value="6886851">
            <text:p>6886851</text:p>
          </table:table-cell>
          <table:table-cell table:formula="of:=[.C153]*[.D153]/[.D$172]" office:value-type="float" office:value="-0.0547827703994573">
            <text:p>-0,05</text:p>
          </table:table-cell>
          <table:table-cell table:formula="of:=[.C153]*[.B153]/[.B$172]" office:value-type="float" office:value="-0.0547656562601049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643">
            <text:p>6883643</text:p>
          </table:table-cell>
          <table:table-cell table:formula="of:=[.I153]*[.J153]/[.J$172]" office:value-type="float" office:value="-0.045241779045805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4s</text:p>
          </table:table-cell>
          <table:table-cell table:style-name="ce2" office:value-type="float" office:value="4">
            <text:p>4</text:p>
          </table:table-cell>
          <table:table-cell office:value-type="float" office:value="-5.80250114698849">
            <text:p>-5,8</text:p>
          </table:table-cell>
          <table:table-cell office:value-type="float" office:value="2294624">
            <text:p>2294624</text:p>
          </table:table-cell>
          <table:table-cell table:formula="of:=[.C154]*[.D154]/[.D$172]" office:value-type="float" office:value="-0.0175016702285563">
            <text:p>-0,02</text:p>
          </table:table-cell>
          <table:table-cell table:formula="of:=[.C154]*[.B154]/[.B$172]" office:value-type="float" office:value="-0.017503774199060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142">
            <text:p>2295142</text:p>
          </table:table-cell>
          <table:table-cell table:formula="of:=[.I154]*[.J154]/[.J$172]" office:value-type="float" office:value="-0.015084499187820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4o</text:p>
          </table:table-cell>
          <table:table-cell table:style-name="ce2" office:value-type="float" office:value="12">
            <text:p>12</text:p>
          </table:table-cell>
          <table:table-cell office:value-type="float" office:value="-6.22967598556861">
            <text:p>-6,23</text:p>
          </table:table-cell>
          <table:table-cell office:value-type="float" office:value="6883903">
            <text:p>6883903</text:p>
          </table:table-cell>
          <table:table-cell table:formula="of:=[.C155]*[.D155]/[.D$172]" office:value-type="float" office:value="-0.05637063550335">
            <text:p>-0,06</text:p>
          </table:table-cell>
          <table:table-cell table:formula="of:=[.C155]*[.B155]/[.B$172]" office:value-type="float" office:value="-0.0563771582404399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314">
            <text:p>6885314</text:p>
          </table:table-cell>
          <table:table-cell table:formula="of:=[.I155]*[.J155]/[.J$172]" office:value-type="float" office:value="-0.045252761459155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3s</text:p>
          </table:table-cell>
          <table:table-cell table:style-name="ce2" office:value-type="float" office:value="4">
            <text:p>4</text:p>
          </table:table-cell>
          <table:table-cell office:value-type="float" office:value="-6.24039686171222">
            <text:p>-6,24</text:p>
          </table:table-cell>
          <table:table-cell office:value-type="float" office:value="2295595">
            <text:p>2295595</text:p>
          </table:table-cell>
          <table:table-cell table:formula="of:=[.C156]*[.D156]/[.D$172]" office:value-type="float" office:value="-0.0188304288015438">
            <text:p>-0,02</text:p>
          </table:table-cell>
          <table:table-cell table:formula="of:=[.C156]*[.B156]/[.B$172]" office:value-type="float" office:value="-0.01882472658133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045">
            <text:p>2295045</text:p>
          </table:table-cell>
          <table:table-cell table:formula="of:=[.I156]*[.J156]/[.J$172]" office:value-type="float" office:value="-0.015083861668912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3o</text:p>
          </table:table-cell>
          <table:table-cell table:style-name="ce2" office:value-type="float" office:value="12">
            <text:p>12</text:p>
          </table:table-cell>
          <table:table-cell office:value-type="float" office:value="-6.4778062377505">
            <text:p>-6,48</text:p>
          </table:table-cell>
          <table:table-cell office:value-type="float" office:value="6886932">
            <text:p>6886932</text:p>
          </table:table-cell>
          <table:table-cell table:formula="of:=[.C157]*[.D157]/[.D$172]" office:value-type="float" office:value="-0.0586416900438332">
            <text:p>-0,06</text:p>
          </table:table-cell>
          <table:table-cell table:formula="of:=[.C157]*[.B157]/[.B$172]" office:value-type="float" office:value="-0.0586226808846199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466">
            <text:p>6885466</text:p>
          </table:table-cell>
          <table:table-cell table:formula="of:=[.I157]*[.J157]/[.J$172]" office:value-type="float" office:value="-0.045253760457856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2s</text:p>
          </table:table-cell>
          <table:table-cell table:style-name="ce2" office:value-type="float" office:value="4">
            <text:p>4</text:p>
          </table:table-cell>
          <table:table-cell office:value-type="float" office:value="-6.69627246862083">
            <text:p>-6,7</text:p>
          </table:table-cell>
          <table:table-cell office:value-type="float" office:value="2294425">
            <text:p>2294425</text:p>
          </table:table-cell>
          <table:table-cell table:formula="of:=[.C158]*[.D158]/[.D$172]" office:value-type="float" office:value="-0.0201957372835473">
            <text:p>-0,02</text:p>
          </table:table-cell>
          <table:table-cell table:formula="of:=[.C158]*[.B158]/[.B$172]" office:value-type="float" office:value="-0.020199916949082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510">
            <text:p>2294510</text:p>
          </table:table-cell>
          <table:table-cell table:formula="of:=[.I158]*[.J158]/[.J$172]" office:value-type="float" office:value="-0.015080345456379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2o</text:p>
          </table:table-cell>
          <table:table-cell table:style-name="ce2" office:value-type="float" office:value="12">
            <text:p>12</text:p>
          </table:table-cell>
          <table:table-cell office:value-type="float" office:value="-6.94562826412673">
            <text:p>-6,95</text:p>
          </table:table-cell>
          <table:table-cell office:value-type="float" office:value="6883240">
            <text:p>6883240</text:p>
          </table:table-cell>
          <table:table-cell table:formula="of:=[.C159]*[.D159]/[.D$172]" office:value-type="float" office:value="-0.0628430389122653">
            <text:p>-0,06</text:p>
          </table:table-cell>
          <table:table-cell table:formula="of:=[.C159]*[.B159]/[.B$172]" office:value-type="float" office:value="-0.062856364381237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633">
            <text:p>6883633</text:p>
          </table:table-cell>
          <table:table-cell table:formula="of:=[.I159]*[.J159]/[.J$172]" office:value-type="float" office:value="-0.045241713322206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4s</text:p>
          </table:table-cell>
          <table:table-cell table:style-name="ce2" office:value-type="float" office:value="4">
            <text:p>4</text:p>
          </table:table-cell>
          <table:table-cell office:value-type="float" office:value="-5.90667714676174">
            <text:p>-5,91</text:p>
          </table:table-cell>
          <table:table-cell office:value-type="float" office:value="2294956">
            <text:p>2294956</text:p>
          </table:table-cell>
          <table:table-cell table:formula="of:=[.C160]*[.D160]/[.D$172]" office:value-type="float" office:value="-0.01781846657415">
            <text:p>-0,02</text:p>
          </table:table-cell>
          <table:table-cell table:formula="of:=[.C160]*[.B160]/[.B$172]" office:value-type="float" office:value="-0.017818030608632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671">
            <text:p>2294671</text:p>
          </table:table-cell>
          <table:table-cell table:formula="of:=[.I160]*[.J160]/[.J$172]" office:value-type="float" office:value="-0.015081403606319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4o</text:p>
          </table:table-cell>
          <table:table-cell table:style-name="ce2" office:value-type="float" office:value="12">
            <text:p>12</text:p>
          </table:table-cell>
          <table:table-cell office:value-type="float" office:value="-6.24900711419891">
            <text:p>-6,25</text:p>
          </table:table-cell>
          <table:table-cell office:value-type="float" office:value="6884561">
            <text:p>6884561</text:p>
          </table:table-cell>
          <table:table-cell table:formula="of:=[.C161]*[.D161]/[.D$172]" office:value-type="float" office:value="-0.0565509625280116">
            <text:p>-0,06</text:p>
          </table:table-cell>
          <table:table-cell table:formula="of:=[.C161]*[.B161]/[.B$172]" office:value-type="float" office:value="-0.0565521005809856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629">
            <text:p>6883629</text:p>
          </table:table-cell>
          <table:table-cell table:formula="of:=[.I161]*[.J161]/[.J$172]" office:value-type="float" office:value="-0.045241687032766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3s</text:p>
          </table:table-cell>
          <table:table-cell table:style-name="ce2" office:value-type="float" office:value="4">
            <text:p>4</text:p>
          </table:table-cell>
          <table:table-cell office:value-type="float" office:value="-6.33223135637627">
            <text:p>-6,33</text:p>
          </table:table-cell>
          <table:table-cell office:value-type="float" office:value="2295898">
            <text:p>2295898</text:p>
          </table:table-cell>
          <table:table-cell table:formula="of:=[.C162]*[.D162]/[.D$172]" office:value-type="float" office:value="-0.0191100618903266">
            <text:p>-0,02</text:p>
          </table:table-cell>
          <table:table-cell table:formula="of:=[.C162]*[.B162]/[.B$172]" office:value-type="float" office:value="-0.019101753714558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653">
            <text:p>2294653</text:p>
          </table:table-cell>
          <table:table-cell table:formula="of:=[.I162]*[.J162]/[.J$172]" office:value-type="float" office:value="-0.015081285303841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3o</text:p>
          </table:table-cell>
          <table:table-cell table:style-name="ce2" office:value-type="float" office:value="12">
            <text:p>12</text:p>
          </table:table-cell>
          <table:table-cell office:value-type="float" office:value="-6.68318952385241">
            <text:p>-6,68</text:p>
          </table:table-cell>
          <table:table-cell office:value-type="float" office:value="6887513">
            <text:p>6887513</text:p>
          </table:table-cell>
          <table:table-cell table:formula="of:=[.C163]*[.D163]/[.D$172]" office:value-type="float" office:value="-0.0605060690378643">
            <text:p>-0,06</text:p>
          </table:table-cell>
          <table:table-cell table:formula="of:=[.C163]*[.B163]/[.B$172]" office:value-type="float" office:value="-0.060481353157035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837">
            <text:p>6883837</text:p>
          </table:table-cell>
          <table:table-cell table:formula="of:=[.I163]*[.J163]/[.J$172]" office:value-type="float" office:value="-0.045243054083620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2s</text:p>
          </table:table-cell>
          <table:table-cell table:style-name="ce2" office:value-type="float" office:value="4">
            <text:p>4</text:p>
          </table:table-cell>
          <table:table-cell office:value-type="float" office:value="-6.69901400392362">
            <text:p>-6,7</text:p>
          </table:table-cell>
          <table:table-cell office:value-type="float" office:value="2294591">
            <text:p>2294591</text:p>
          </table:table-cell>
          <table:table-cell table:formula="of:=[.C164]*[.D164]/[.D$172]" office:value-type="float" office:value="-0.020205467409044">
            <text:p>-0,02</text:p>
          </table:table-cell>
          <table:table-cell table:formula="of:=[.C164]*[.B164]/[.B$172]" office:value-type="float" office:value="-0.020208187040493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3948">
            <text:p>2293948</text:p>
          </table:table-cell>
          <table:table-cell table:formula="of:=[.I164]*[.J164]/[.J$172]" office:value-type="float" office:value="-0.015076651790130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2o</text:p>
          </table:table-cell>
          <table:table-cell table:style-name="ce2" office:value-type="float" office:value="12">
            <text:p>12</text:p>
          </table:table-cell>
          <table:table-cell office:value-type="float" office:value="-6.92698973703382">
            <text:p>-6,93</text:p>
          </table:table-cell>
          <table:table-cell office:value-type="float" office:value="6883726">
            <text:p>6883726</text:p>
          </table:table-cell>
          <table:table-cell table:formula="of:=[.C165]*[.D165]/[.D$172]" office:value-type="float" office:value="-0.0626788254242214">
            <text:p>-0,06</text:p>
          </table:table-cell>
          <table:table-cell table:formula="of:=[.C165]*[.B165]/[.B$172]" office:value-type="float" office:value="-0.0626876899279079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1966">
            <text:p>6881966</text:p>
          </table:table-cell>
          <table:table-cell table:formula="of:=[.I165]*[.J165]/[.J$172]" office:value-type="float" office:value="-0.045230757198295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3s</text:p>
          </table:table-cell>
          <table:table-cell table:style-name="ce2" office:value-type="float" office:value="4">
            <text:p>4</text:p>
          </table:table-cell>
          <table:table-cell office:value-type="float" office:value="-6.63243766209904">
            <text:p>-6,63</text:p>
          </table:table-cell>
          <table:table-cell office:value-type="float" office:value="2294748">
            <text:p>2294748</text:p>
          </table:table-cell>
          <table:table-cell table:formula="of:=[.C166]*[.D166]/[.D$172]" office:value-type="float" office:value="-0.0200060295815331">
            <text:p>-0,02</text:p>
          </table:table-cell>
          <table:table-cell table:formula="of:=[.C166]*[.B166]/[.B$172]" office:value-type="float" office:value="-0.02000735343016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5133">
            <text:p>2295133</text:p>
          </table:table-cell>
          <table:table-cell table:formula="of:=[.I166]*[.J166]/[.J$172]" office:value-type="float" office:value="-0.015084440036581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3o</text:p>
          </table:table-cell>
          <table:table-cell table:style-name="ce2" office:value-type="float" office:value="12">
            <text:p>12</text:p>
          </table:table-cell>
          <table:table-cell office:value-type="float" office:value="-6.87657424504806">
            <text:p>-6,88</text:p>
          </table:table-cell>
          <table:table-cell office:value-type="float" office:value="6884856">
            <text:p>6884856</text:p>
          </table:table-cell>
          <table:table-cell table:formula="of:=[.C167]*[.D167]/[.D$172]" office:value-type="float" office:value="-0.0622328553202894">
            <text:p>-0,06</text:p>
          </table:table-cell>
          <table:table-cell table:formula="of:=[.C167]*[.B167]/[.B$172]" office:value-type="float" office:value="-0.0622314411316566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5376">
            <text:p>6885376</text:p>
          </table:table-cell>
          <table:table-cell table:formula="of:=[.I167]*[.J167]/[.J$172]" office:value-type="float" office:value="-0.045253168945468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2s</text:p>
          </table:table-cell>
          <table:table-cell table:style-name="ce2" office:value-type="float" office:value="4">
            <text:p>4</text:p>
          </table:table-cell>
          <table:table-cell office:value-type="float" office:value="-6.94375135088869">
            <text:p>-6,94</text:p>
          </table:table-cell>
          <table:table-cell office:value-type="float" office:value="2293543">
            <text:p>2293543</text:p>
          </table:table-cell>
          <table:table-cell table:formula="of:=[.C168]*[.D168]/[.D$172]" office:value-type="float" office:value="-0.0209340750807401">
            <text:p>-0,02</text:p>
          </table:table-cell>
          <table:table-cell table:formula="of:=[.C168]*[.B168]/[.B$172]" office:value-type="float" office:value="-0.020946459580358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588">
            <text:p>2294588</text:p>
          </table:table-cell>
          <table:table-cell table:formula="of:=[.I168]*[.J168]/[.J$172]" office:value-type="float" office:value="-0.0150808581004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2o</text:p>
          </table:table-cell>
          <table:table-cell table:style-name="ce2" office:value-type="float" office:value="12">
            <text:p>12</text:p>
          </table:table-cell>
          <table:table-cell office:value-type="float" office:value="-7.21208520923237">
            <text:p>-7,21</text:p>
          </table:table-cell>
          <table:table-cell office:value-type="float" office:value="6881021">
            <text:p>6881021</text:p>
          </table:table-cell>
          <table:table-cell table:formula="of:=[.C169]*[.D169]/[.D$172]" office:value-type="float" office:value="-0.0652328663987641">
            <text:p>-0,07</text:p>
          </table:table-cell>
          <table:table-cell table:formula="of:=[.C169]*[.B169]/[.B$172]" office:value-type="float" office:value="-0.0652677394500667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703">
            <text:p>6883703</text:p>
          </table:table-cell>
          <table:table-cell table:formula="of:=[.I169]*[.J169]/[.J$172]" office:value-type="float" office:value="-0.0452421733873976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2s</text:p>
          </table:table-cell>
          <table:table-cell table:style-name="ce2" office:value-type="float" office:value="4">
            <text:p>4</text:p>
          </table:table-cell>
          <table:table-cell office:value-type="float" office:value="-7.33206528814664">
            <text:p>-7,33</text:p>
          </table:table-cell>
          <table:table-cell office:value-type="float" office:value="2294646">
            <text:p>2294646</text:p>
          </table:table-cell>
          <table:table-cell table:formula="of:=[.C170]*[.D170]/[.D$172]" office:value-type="float" office:value="-0.0221153974524985">
            <text:p>-0,02</text:p>
          </table:table-cell>
          <table:table-cell table:formula="of:=[.C170]*[.B170]/[.B$172]" office:value-type="float" office:value="-0.0221178440064755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294525">
            <text:p>2294525</text:p>
          </table:table-cell>
          <table:table-cell table:formula="of:=[.I170]*[.J170]/[.J$172]" office:value-type="float" office:value="-0.0150804440417779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2o</text:p>
          </table:table-cell>
          <table:table-cell table:style-name="ce2" office:value-type="float" office:value="12">
            <text:p>12</text:p>
          </table:table-cell>
          <table:table-cell office:value-type="float" office:value="-7.75490535561857">
            <text:p>-7,75</text:p>
          </table:table-cell>
          <table:table-cell office:value-type="float" office:value="6883958">
            <text:p>6883958</text:p>
          </table:table-cell>
          <table:table-cell table:formula="of:=[.C171]*[.D171]/[.D$172]" office:value-type="float" office:value="-0.0701725798975488">
            <text:p>-0,07</text:p>
          </table:table-cell>
          <table:table-cell table:formula="of:=[.C171]*[.B171]/[.B$172]" office:value-type="float" office:value="-0.070180138964873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6883769">
            <text:p>6883769</text:p>
          </table:table-cell>
          <table:table-cell table:formula="of:=[.I171]*[.J171]/[.J$172]" office:value-type="float" office:value="-0.0452426071631493">
            <text:p>-0,05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" table:formula="of:=SUM([.B3:.B171])" office:value-type="float" office:value="1326">
            <text:p>1326</text:p>
          </table:table-cell>
          <table:table-cell table:style-name="ce4"/>
          <table:table-cell table:style-name="ce4" table:formula="of:=SUM([.D3:.D171])" office:value-type="float" office:value="760759300">
            <text:p>760759300</text:p>
          </table:table-cell>
          <table:table-cell table:style-name="ce5" table:formula="of:=SUM([.E3:.E171])" office:value-type="float" office:value="0.95170381262843">
            <text:p>0,95170</text:p>
          </table:table-cell>
          <table:table-cell table:style-name="ce5" table:formula="of:=SUM([.F3:.F171])" office:value-type="float" office:value="0.951499813324786">
            <text:p>0,95150</text:p>
          </table:table-cell>
          <table:table-cell table:style-name="ce6"/>
          <table:table-cell table:style-name="ce4" table:number-columns-repeated="2"/>
          <table:table-cell table:style-name="ce4" table:formula="of:=SUM([.J3:.J171])" office:value-type="float" office:value="760761750">
            <text:p>760761750</text:p>
          </table:table-cell>
          <table:table-cell table:style-name="ce6" table:formula="of:=SUM([.K3:.K171])" office:value-type="float" office:value="0.722274357023153">
            <text:p>0,72</text:p>
          </table:table-cell>
          <table:table-cell table:style-name="ce4" table:number-columns-repeated="1013"/>
        </table:table-row>
        <table:table-row table:style-name="ro1" table:number-rows-repeated="65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kets 9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table:number-columns-repeated="2"/>
          <table:table-cell table:style-name="ce4"/>
          <table:table-cell table:style-name="ce4" office:value-type="string">
            <text:p>Neytiri BB</text:p>
          </table:table-cell>
          <table:table-cell table:style-name="ce4" table:number-columns-repeated="5"/>
          <table:table-cell table:style-name="ce4" office:value-type="string">
            <text:p>Neytiri SB</text:p>
          </table:table-cell>
          <table:table-cell table:style-name="ce4" table:number-columns-repeated="1014"/>
        </table:table-row>
        <table:table-row table:style-name="ro1">
          <table:table-cell table:style-name="ce1"/>
          <table:table-cell table:style-name="ce1" office:value-type="string">
            <text:p>Count</text:p>
          </table:table-cell>
          <table:table-cell table:style-name="ce4" office:value-type="string">
            <text:p>av. val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sum val/ total</text:p>
          </table:table-cell>
          <table:table-cell table:style-name="ce4" office:value-type="string">
            <text:p>Val theor</text:p>
          </table:table-cell>
          <table:table-cell table:style-name="ce4" table:number-columns-repeated="2"/>
          <table:table-cell table:style-name="ce4" office:value-type="string">
            <text:p>av. val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sum val/ total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>
            <text:p>AA</text:p>
          </table:table-cell>
          <table:table-cell table:style-name="ce2" office:value-type="float" office:value="6">
            <text:p>6</text:p>
          </table:table-cell>
          <table:table-cell office:value-type="float" office:value="53.9343928678955">
            <text:p>53,93</text:p>
          </table:table-cell>
          <table:table-cell office:value-type="float" office:value="23368512">
            <text:p>23368512</text:p>
          </table:table-cell>
          <table:table-cell table:formula="of:=[.C3]*[.D3]/[.D$172]" office:value-type="float" office:value="0.24402024648319">
            <text:p>0,24</text:p>
          </table:table-cell>
          <table:table-cell table:formula="of:=[.C3]*[.B3]/[.B$172]" office:value-type="float" office:value="0.244047026551563">
            <text:p>0,24</text:p>
          </table:table-cell>
          <table:table-cell table:number-columns-repeated="2"/>
          <table:table-cell office:value-type="float" office:value="52.0510036219315">
            <text:p>52,05</text:p>
          </table:table-cell>
          <table:table-cell office:value-type="float" office:value="23373742">
            <text:p>23373742</text:p>
          </table:table-cell>
          <table:table-cell table:formula="of:=[.I3]*[.J3]/[.J$172]" office:value-type="float" office:value="0.235550311807636">
            <text:p>0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K</text:p>
          </table:table-cell>
          <table:table-cell table:style-name="ce2" office:value-type="float" office:value="6">
            <text:p>6</text:p>
          </table:table-cell>
          <table:table-cell office:value-type="float" office:value="47.7338919767762">
            <text:p>47,73</text:p>
          </table:table-cell>
          <table:table-cell office:value-type="float" office:value="23373523">
            <text:p>23373523</text:p>
          </table:table-cell>
          <table:table-cell table:formula="of:=[.C4]*[.D4]/[.D$172]" office:value-type="float" office:value="0.216013070686371">
            <text:p>0,22</text:p>
          </table:table-cell>
          <table:table-cell table:formula="of:=[.C4]*[.B4]/[.B$172]" office:value-type="float" office:value="0.215990461433376">
            <text:p>0,22</text:p>
          </table:table-cell>
          <table:table-cell table:number-columns-repeated="2"/>
          <table:table-cell office:value-type="float" office:value="44.4503429490494">
            <text:p>44,45</text:p>
          </table:table-cell>
          <table:table-cell office:value-type="float" office:value="23371858">
            <text:p>23371858</text:p>
          </table:table-cell>
          <table:table-cell table:formula="of:=[.I4]*[.J4]/[.J$172]" office:value-type="float" office:value="0.201138258118542">
            <text:p>0,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Q</text:p>
          </table:table-cell>
          <table:table-cell table:style-name="ce2" office:value-type="float" office:value="6">
            <text:p>6</text:p>
          </table:table-cell>
          <table:table-cell office:value-type="float" office:value="41.8862512717923">
            <text:p>41,89</text:p>
          </table:table-cell>
          <table:table-cell office:value-type="float" office:value="23374866">
            <text:p>23374866</text:p>
          </table:table-cell>
          <table:table-cell table:formula="of:=[.C5]*[.D5]/[.D$172]" office:value-type="float" office:value="0.189561279467054">
            <text:p>0,19</text:p>
          </table:table-cell>
          <table:table-cell table:formula="of:=[.C5]*[.B5]/[.B$172]" office:value-type="float" office:value="0.189530548741142">
            <text:p>0,19</text:p>
          </table:table-cell>
          <table:table-cell table:number-columns-repeated="2"/>
          <table:table-cell office:value-type="float" office:value="38.5306081978727">
            <text:p>38,53</text:p>
          </table:table-cell>
          <table:table-cell office:value-type="float" office:value="23368419">
            <text:p>23368419</text:p>
          </table:table-cell>
          <table:table-cell table:formula="of:=[.I5]*[.J5]/[.J$172]" office:value-type="float" office:value="0.174325743056398">
            <text:p>0,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office:value-type="float" office:value="36.2608481877743">
            <text:p>36,26</text:p>
          </table:table-cell>
          <table:table-cell office:value-type="float" office:value="23369812">
            <text:p>23369812</text:p>
          </table:table-cell>
          <table:table-cell table:formula="of:=[.C6]*[.D6]/[.D$172]" office:value-type="float" office:value="0.164067358155859">
            <text:p>0,16</text:p>
          </table:table-cell>
          <table:table-cell table:formula="of:=[.C6]*[.B6]/[.B$172]" office:value-type="float" office:value="0.164076236143775">
            <text:p>0,16</text:p>
          </table:table-cell>
          <table:table-cell table:number-columns-repeated="2"/>
          <table:table-cell office:value-type="float" office:value="33.8448865372544">
            <text:p>33,84</text:p>
          </table:table-cell>
          <table:table-cell office:value-type="float" office:value="23371162">
            <text:p>23371162</text:p>
          </table:table-cell>
          <table:table-cell table:formula="of:=[.I6]*[.J6]/[.J$172]" office:value-type="float" office:value="0.153143898322408">
            <text:p>0,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T</text:p>
          </table:table-cell>
          <table:table-cell table:style-name="ce2" office:value-type="float" office:value="6">
            <text:p>6</text:p>
          </table:table-cell>
          <table:table-cell office:value-type="float" office:value="30.6440632733952">
            <text:p>30,64</text:p>
          </table:table-cell>
          <table:table-cell office:value-type="float" office:value="23368824">
            <text:p>23368824</text:p>
          </table:table-cell>
          <table:table-cell table:formula="of:=[.C7]*[.D7]/[.D$172]" office:value-type="float" office:value="0.138647555178889">
            <text:p>0,14</text:p>
          </table:table-cell>
          <table:table-cell table:formula="of:=[.C7]*[.B7]/[.B$172]" office:value-type="float" office:value="0.138660919789119">
            <text:p>0,14</text:p>
          </table:table-cell>
          <table:table-cell table:number-columns-repeated="2"/>
          <table:table-cell office:value-type="float" office:value="29.1983935029662">
            <text:p>29,2</text:p>
          </table:table-cell>
          <table:table-cell office:value-type="float" office:value="23368803">
            <text:p>23368803</text:p>
          </table:table-cell>
          <table:table-cell table:formula="of:=[.I7]*[.J7]/[.J$172]" office:value-type="float" office:value="0.13210576015115">
            <text:p>0,13</text:p>
          </table:table-cell>
          <table:table-cell table:number-columns-repeated="1013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float" office:value="6">
            <text:p>6</text:p>
          </table:table-cell>
          <table:table-cell office:value-type="float" office:value="25.6204894359322">
            <text:p>25,62</text:p>
          </table:table-cell>
          <table:table-cell office:value-type="float" office:value="23373474">
            <text:p>23373474</text:p>
          </table:table-cell>
          <table:table-cell table:formula="of:=[.C8]*[.D8]/[.D$172]" office:value-type="float" office:value="0.115941708588576">
            <text:p>0,12</text:p>
          </table:table-cell>
          <table:table-cell table:formula="of:=[.C8]*[.B8]/[.B$172]" office:value-type="float" office:value="0.115929816452182">
            <text:p>0,12</text:p>
          </table:table-cell>
          <table:table-cell table:number-columns-repeated="2"/>
          <table:table-cell office:value-type="float" office:value="24.2409113301893">
            <text:p>24,24</text:p>
          </table:table-cell>
          <table:table-cell office:value-type="float" office:value="23371227">
            <text:p>23371227</text:p>
          </table:table-cell>
          <table:table-cell table:formula="of:=[.I8]*[.J8]/[.J$172]" office:value-type="float" office:value="0.109687411145779">
            <text:p>0,11</text:p>
          </table:table-cell>
          <table:table-cell table:number-columns-repeated="1013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6">
            <text:p>6</text:p>
          </table:table-cell>
          <table:table-cell office:value-type="float" office:value="20.6525309440813">
            <text:p>20,65</text:p>
          </table:table-cell>
          <table:table-cell office:value-type="float" office:value="23367700">
            <text:p>23367700</text:p>
          </table:table-cell>
          <table:table-cell table:formula="of:=[.C9]*[.D9]/[.D$172]" office:value-type="float" office:value="0.0934368648315304">
            <text:p>0,09</text:p>
          </table:table-cell>
          <table:table-cell table:formula="of:=[.C9]*[.B9]/[.B$172]" office:value-type="float" office:value="0.0934503662628113">
            <text:p>0,09</text:p>
          </table:table-cell>
          <table:table-cell table:number-columns-repeated="2"/>
          <table:table-cell office:value-type="float" office:value="19.4347088778468">
            <text:p>19,43</text:p>
          </table:table-cell>
          <table:table-cell office:value-type="float" office:value="23367062">
            <text:p>23367062</text:p>
          </table:table-cell>
          <table:table-cell table:formula="of:=[.I9]*[.J9]/[.J$172]" office:value-type="float" office:value="0.087924211058103">
            <text:p>0,09</text:p>
          </table:table-cell>
          <table:table-cell table:number-columns-repeated="1013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float" office:value="6">
            <text:p>6</text:p>
          </table:table-cell>
          <table:table-cell office:value-type="float" office:value="15.5410089092573">
            <text:p>15,54</text:p>
          </table:table-cell>
          <table:table-cell office:value-type="float" office:value="23372512">
            <text:p>23372512</text:p>
          </table:table-cell>
          <table:table-cell table:formula="of:=[.C10]*[.D10]/[.D$172]" office:value-type="float" office:value="0.0703256263103842">
            <text:p>0,07</text:p>
          </table:table-cell>
          <table:table-cell table:formula="of:=[.C10]*[.B10]/[.B$172]" office:value-type="float" office:value="0.0703213072817072">
            <text:p>0,07</text:p>
          </table:table-cell>
          <table:table-cell table:number-columns-repeated="2"/>
          <table:table-cell office:value-type="float" office:value="14.7796200039843">
            <text:p>14,78</text:p>
          </table:table-cell>
          <table:table-cell office:value-type="float" office:value="23371346">
            <text:p>23371346</text:p>
          </table:table-cell>
          <table:table-cell table:formula="of:=[.I10]*[.J10]/[.J$172]" office:value-type="float" office:value="0.0668764671539511">
            <text:p>0,07</text:p>
          </table:table-cell>
          <table:table-cell table:number-columns-repeated="1013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float" office:value="6">
            <text:p>6</text:p>
          </table:table-cell>
          <table:table-cell office:value-type="float" office:value="10.9423699837686">
            <text:p>10,94</text:p>
          </table:table-cell>
          <table:table-cell office:value-type="float" office:value="23372115">
            <text:p>23372115</text:p>
          </table:table-cell>
          <table:table-cell table:formula="of:=[.C11]*[.D11]/[.D$172]" office:value-type="float" office:value="0.0495151862972578">
            <text:p>0,05</text:p>
          </table:table-cell>
          <table:table-cell table:formula="of:=[.C11]*[.B11]/[.B$172]" office:value-type="float" office:value="0.0495129863518941">
            <text:p>0,05</text:p>
          </table:table-cell>
          <table:table-cell table:number-columns-repeated="2"/>
          <table:table-cell office:value-type="float" office:value="10.1819168250946">
            <text:p>10,18</text:p>
          </table:table-cell>
          <table:table-cell office:value-type="float" office:value="23371231">
            <text:p>23371231</text:p>
          </table:table-cell>
          <table:table-cell table:formula="of:=[.I11]*[.J11]/[.J$172]" office:value-type="float" office:value="0.0460720421348687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float" office:value="6">
            <text:p>6</text:p>
          </table:table-cell>
          <table:table-cell office:value-type="float" office:value="6.21596811207283">
            <text:p>6,22</text:p>
          </table:table-cell>
          <table:table-cell office:value-type="float" office:value="23372728">
            <text:p>23372728</text:p>
          </table:table-cell>
          <table:table-cell table:formula="of:=[.C12]*[.D12]/[.D$172]" office:value-type="float" office:value="0.0281285399847962">
            <text:p>0,03</text:p>
          </table:table-cell>
          <table:table-cell table:formula="of:=[.C12]*[.B12]/[.B$172]" office:value-type="float" office:value="0.028126552543316">
            <text:p>0,03</text:p>
          </table:table-cell>
          <table:table-cell table:number-columns-repeated="2"/>
          <table:table-cell office:value-type="float" office:value="5.94879225787032">
            <text:p>5,95</text:p>
          </table:table-cell>
          <table:table-cell office:value-type="float" office:value="23374667">
            <text:p>23374667</text:p>
          </table:table-cell>
          <table:table-cell table:formula="of:=[.I12]*[.J12]/[.J$172]" office:value-type="float" office:value="0.026921581272798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6">
            <text:p>6</text:p>
          </table:table-cell>
          <table:table-cell office:value-type="float" office:value="1.2005656011275">
            <text:p>1,2</text:p>
          </table:table-cell>
          <table:table-cell office:value-type="float" office:value="23368987">
            <text:p>23368987</text:p>
          </table:table-cell>
          <table:table-cell table:formula="of:=[.C13]*[.D13]/[.D$172]" office:value-type="float" office:value="0.00543193782716137">
            <text:p>0,01</text:p>
          </table:table-cell>
          <table:table-cell table:formula="of:=[.C13]*[.B13]/[.B$172]" office:value-type="float" office:value="0.00543242353451358">
            <text:p>0,01</text:p>
          </table:table-cell>
          <table:table-cell table:number-columns-repeated="2"/>
          <table:table-cell office:value-type="float" office:value="1.51862983036055">
            <text:p>1,52</text:p>
          </table:table-cell>
          <table:table-cell office:value-type="float" office:value="23373768">
            <text:p>23373768</text:p>
          </table:table-cell>
          <table:table-cell table:formula="of:=[.I13]*[.J13]/[.J$172]" office:value-type="float" office:value="0.00687237715080846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6">
            <text:p>6</text:p>
          </table:table-cell>
          <table:table-cell office:value-type="float" office:value="-2.17170046505737">
            <text:p>-2,17</text:p>
          </table:table-cell>
          <table:table-cell office:value-type="float" office:value="23371000">
            <text:p>23371000</text:p>
          </table:table-cell>
          <table:table-cell table:formula="of:=[.C14]*[.D14]/[.D$172]" office:value-type="float" office:value="-0.00982666673620947">
            <text:p>-0,01</text:p>
          </table:table-cell>
          <table:table-cell table:formula="of:=[.C14]*[.B14]/[.B$172]" office:value-type="float" office:value="-0.00982669893691118">
            <text:p>-0,01</text:p>
          </table:table-cell>
          <table:table-cell table:number-columns-repeated="2"/>
          <table:table-cell office:value-type="float" office:value="-2.47689608401779">
            <text:p>-2,48</text:p>
          </table:table-cell>
          <table:table-cell office:value-type="float" office:value="23373795">
            <text:p>23373795</text:p>
          </table:table-cell>
          <table:table-cell table:formula="of:=[.I14]*[.J14]/[.J$172]" office:value-type="float" office:value="-0.0112089090938578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office:value-type="float" office:value="-5.08411178705077">
            <text:p>-5,08</text:p>
          </table:table-cell>
          <table:table-cell office:value-type="float" office:value="23369306">
            <text:p>23369306</text:p>
          </table:table-cell>
          <table:table-cell table:formula="of:=[.C15]*[.D15]/[.D$172]" office:value-type="float" office:value="-0.0230032878584201">
            <text:p>-0,02</text:p>
          </table:table-cell>
          <table:table-cell table:formula="of:=[.C15]*[.B15]/[.B$172]" office:value-type="float" office:value="-0.02300503071063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23369077">
            <text:p>23369077</text:p>
          </table:table-cell>
          <table:table-cell table:formula="of:=[.I15]*[.J15]/[.J$172]" office:value-type="float" office:value="-0.022622359185994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Ks</text:p>
          </table:table-cell>
          <table:table-cell table:style-name="ce2" office:value-type="float" office:value="4">
            <text:p>4</text:p>
          </table:table-cell>
          <table:table-cell office:value-type="float" office:value="20.8321876636823">
            <text:p>20,83</text:p>
          </table:table-cell>
          <table:table-cell office:value-type="float" office:value="15580849">
            <text:p>15580849</text:p>
          </table:table-cell>
          <table:table-cell table:formula="of:=[.C16]*[.D16]/[.D$172]" office:value-type="float" office:value="0.0628427245496427">
            <text:p>0,06</text:p>
          </table:table-cell>
          <table:table-cell table:formula="of:=[.C16]*[.B16]/[.B$172]" office:value-type="float" office:value="0.0628421950638983">
            <text:p>0,06</text:p>
          </table:table-cell>
          <table:table-cell table:number-columns-repeated="2"/>
          <table:table-cell office:value-type="float" office:value="19.9719197327924">
            <text:p>19,97</text:p>
          </table:table-cell>
          <table:table-cell office:value-type="float" office:value="15581507">
            <text:p>15581507</text:p>
          </table:table-cell>
          <table:table-cell table:formula="of:=[.I16]*[.J16]/[.J$172]" office:value-type="float" office:value="0.060249798777192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Ko</text:p>
          </table:table-cell>
          <table:table-cell table:style-name="ce2" office:value-type="float" office:value="12">
            <text:p>12</text:p>
          </table:table-cell>
          <table:table-cell office:value-type="float" office:value="17.8903320418914">
            <text:p>17,89</text:p>
          </table:table-cell>
          <table:table-cell office:value-type="float" office:value="46741645">
            <text:p>46741645</text:p>
          </table:table-cell>
          <table:table-cell table:formula="of:=[.C17]*[.D17]/[.D$172]" office:value-type="float" office:value="0.161901697224252">
            <text:p>0,16</text:p>
          </table:table-cell>
          <table:table-cell table:formula="of:=[.C17]*[.B17]/[.B$172]" office:value-type="float" office:value="0.161903457392682">
            <text:p>0,16</text:p>
          </table:table-cell>
          <table:table-cell table:number-columns-repeated="2"/>
          <table:table-cell office:value-type="float" office:value="17.0673640289046">
            <text:p>17,07</text:p>
          </table:table-cell>
          <table:table-cell office:value-type="float" office:value="46745671">
            <text:p>46745671</text:p>
          </table:table-cell>
          <table:table-cell table:formula="of:=[.I17]*[.J17]/[.J$172]" office:value-type="float" office:value="0.154466454952403">
            <text:p>0,15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string">
            <text:p>AQs</text:p>
          </table:table-cell>
          <table:table-cell table:style-name="ce2" office:value-type="float" office:value="4">
            <text:p>4</text:p>
          </table:table-cell>
          <table:table-cell office:value-type="float" office:value="19.1527074228227">
            <text:p>19,15</text:p>
          </table:table-cell>
          <table:table-cell office:value-type="float" office:value="15581253">
            <text:p>15581253</text:p>
          </table:table-cell>
          <table:table-cell table:formula="of:=[.C18]*[.D18]/[.D$172]" office:value-type="float" office:value="0.0577778745595978">
            <text:p>0,06</text:p>
          </table:table-cell>
          <table:table-cell table:formula="of:=[.C18]*[.B18]/[.B$172]" office:value-type="float" office:value="0.0577758896616069">
            <text:p>0,06</text:p>
          </table:table-cell>
          <table:table-cell table:number-columns-repeated="2"/>
          <table:table-cell office:value-type="float" office:value="17.9449721589759">
            <text:p>17,94</text:p>
          </table:table-cell>
          <table:table-cell office:value-type="float" office:value="15580952">
            <text:p>15580952</text:p>
          </table:table-cell>
          <table:table-cell table:formula="of:=[.I18]*[.J18]/[.J$172]" office:value-type="float" office:value="0.0541331261772016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Qo</text:p>
          </table:table-cell>
          <table:table-cell table:style-name="ce2" office:value-type="float" office:value="12">
            <text:p>12</text:p>
          </table:table-cell>
          <table:table-cell office:value-type="float" office:value="16.1030712677933">
            <text:p>16,1</text:p>
          </table:table-cell>
          <table:table-cell office:value-type="float" office:value="46743579">
            <text:p>46743579</text:p>
          </table:table-cell>
          <table:table-cell table:formula="of:=[.C19]*[.D19]/[.D$172]" office:value-type="float" office:value="0.145733597097768">
            <text:p>0,15</text:p>
          </table:table-cell>
          <table:table-cell table:formula="of:=[.C19]*[.B19]/[.B$172]" office:value-type="float" office:value="0.145729151744736">
            <text:p>0,15</text:p>
          </table:table-cell>
          <table:table-cell table:number-columns-repeated="2"/>
          <table:table-cell office:value-type="float" office:value="14.9243658738405">
            <text:p>14,92</text:p>
          </table:table-cell>
          <table:table-cell office:value-type="float" office:value="46742244">
            <text:p>46742244</text:p>
          </table:table-cell>
          <table:table-cell table:formula="of:=[.I19]*[.J19]/[.J$172]" office:value-type="float" office:value="0.135061564210379">
            <text:p>0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Js</text:p>
          </table:table-cell>
          <table:table-cell table:style-name="ce2" office:value-type="float" office:value="4">
            <text:p>4</text:p>
          </table:table-cell>
          <table:table-cell office:value-type="float" office:value="17.1853024073008">
            <text:p>17,19</text:p>
          </table:table-cell>
          <table:table-cell office:value-type="float" office:value="15579451">
            <text:p>15579451</text:p>
          </table:table-cell>
          <table:table-cell table:formula="of:=[.C20]*[.D20]/[.D$172]" office:value-type="float" office:value="0.0518368181932121">
            <text:p>0,05</text:p>
          </table:table-cell>
          <table:table-cell table:formula="of:=[.C20]*[.B20]/[.B$172]" office:value-type="float" office:value="0.0518410329028682">
            <text:p>0,05</text:p>
          </table:table-cell>
          <table:table-cell table:number-columns-repeated="2"/>
          <table:table-cell office:value-type="float" office:value="16.1892287357385">
            <text:p>16,19</text:p>
          </table:table-cell>
          <table:table-cell office:value-type="float" office:value="15581654">
            <text:p>15581654</text:p>
          </table:table-cell>
          <table:table-cell table:formula="of:=[.I20]*[.J20]/[.J$172]" office:value-type="float" office:value="0.0488389192873417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Jo</text:p>
          </table:table-cell>
          <table:table-cell table:style-name="ce2" office:value-type="float" office:value="12">
            <text:p>12</text:p>
          </table:table-cell>
          <table:table-cell office:value-type="float" office:value="14.199403560095">
            <text:p>14,2</text:p>
          </table:table-cell>
          <table:table-cell office:value-type="float" office:value="46738142">
            <text:p>46738142</text:p>
          </table:table-cell>
          <table:table-cell table:formula="of:=[.C21]*[.D21]/[.D$172]" office:value-type="float" office:value="0.1284903623661">
            <text:p>0,13</text:p>
          </table:table-cell>
          <table:table-cell table:formula="of:=[.C21]*[.B21]/[.B$172]" office:value-type="float" office:value="0.128501389684118">
            <text:p>0,13</text:p>
          </table:table-cell>
          <table:table-cell table:number-columns-repeated="2"/>
          <table:table-cell office:value-type="float" office:value="13.2450260282197">
            <text:p>13,25</text:p>
          </table:table-cell>
          <table:table-cell office:value-type="float" office:value="46744742">
            <text:p>46744742</text:p>
          </table:table-cell>
          <table:table-cell table:formula="of:=[.I21]*[.J21]/[.J$172]" office:value-type="float" office:value="0.119870388504881">
            <text:p>0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Ts</text:p>
          </table:table-cell>
          <table:table-cell table:style-name="ce2" office:value-type="float" office:value="4">
            <text:p>4</text:p>
          </table:table-cell>
          <table:table-cell office:value-type="float" office:value="15.1229655563272">
            <text:p>15,12</text:p>
          </table:table-cell>
          <table:table-cell office:value-type="float" office:value="15579100">
            <text:p>15579100</text:p>
          </table:table-cell>
          <table:table-cell table:formula="of:=[.C22]*[.D22]/[.D$172]" office:value-type="float" office:value="0.0456150689640185">
            <text:p>0,05</text:p>
          </table:table-cell>
          <table:table-cell table:formula="of:=[.C22]*[.B22]/[.B$172]" office:value-type="float" office:value="0.0456198055997804">
            <text:p>0,05</text:p>
          </table:table-cell>
          <table:table-cell table:number-columns-repeated="2"/>
          <table:table-cell office:value-type="float" office:value="14.4594404719895">
            <text:p>14,46</text:p>
          </table:table-cell>
          <table:table-cell office:value-type="float" office:value="15580554">
            <text:p>15580554</text:p>
          </table:table-cell>
          <table:table-cell table:formula="of:=[.I22]*[.J22]/[.J$172]" office:value-type="float" office:value="0.0436174943267727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To</text:p>
          </table:table-cell>
          <table:table-cell table:style-name="ce2" office:value-type="float" office:value="12">
            <text:p>12</text:p>
          </table:table-cell>
          <table:table-cell office:value-type="float" office:value="12.080460446146">
            <text:p>12,08</text:p>
          </table:table-cell>
          <table:table-cell office:value-type="float" office:value="46737239">
            <text:p>46737239</text:p>
          </table:table-cell>
          <table:table-cell table:formula="of:=[.C23]*[.D23]/[.D$172]" office:value-type="float" office:value="0.10931394013332">
            <text:p>0,11</text:p>
          </table:table-cell>
          <table:table-cell table:formula="of:=[.C23]*[.B23]/[.B$172]" office:value-type="float" office:value="0.109325433901774">
            <text:p>0,11</text:p>
          </table:table-cell>
          <table:table-cell table:number-columns-repeated="2"/>
          <table:table-cell office:value-type="float" office:value="11.6374894077498">
            <text:p>11,64</text:p>
          </table:table-cell>
          <table:table-cell office:value-type="float" office:value="46742313">
            <text:p>46742313</text:p>
          </table:table-cell>
          <table:table-cell table:formula="of:=[.I23]*[.J23]/[.J$172]" office:value-type="float" office:value="0.105316356916385">
            <text:p>0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9s</text:p>
          </table:table-cell>
          <table:table-cell table:style-name="ce2" office:value-type="float" office:value="4">
            <text:p>4</text:p>
          </table:table-cell>
          <table:table-cell office:value-type="float" office:value="11.9990045725359">
            <text:p>12</text:p>
          </table:table-cell>
          <table:table-cell office:value-type="float" office:value="15580721">
            <text:p>15580721</text:p>
          </table:table-cell>
          <table:table-cell table:formula="of:=[.C24]*[.D24]/[.D$172]" office:value-type="float" office:value="0.0361960998389767">
            <text:p>0,04</text:p>
          </table:table-cell>
          <table:table-cell table:formula="of:=[.C24]*[.B24]/[.B$172]" office:value-type="float" office:value="0.0361960922248443">
            <text:p>0,04</text:p>
          </table:table-cell>
          <table:table-cell table:number-columns-repeated="2"/>
          <table:table-cell office:value-type="float" office:value="11.4219822489716">
            <text:p>11,42</text:p>
          </table:table-cell>
          <table:table-cell office:value-type="float" office:value="15581631">
            <text:p>15581631</text:p>
          </table:table-cell>
          <table:table-cell table:formula="of:=[.I24]*[.J24]/[.J$172]" office:value-type="float" office:value="0.0344572588876192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9o</text:p>
          </table:table-cell>
          <table:table-cell table:style-name="ce2" office:value-type="float" office:value="12">
            <text:p>12</text:p>
          </table:table-cell>
          <table:table-cell office:value-type="float" office:value="8.65834764491756">
            <text:p>8,66</text:p>
          </table:table-cell>
          <table:table-cell office:value-type="float" office:value="46741599">
            <text:p>46741599</text:p>
          </table:table-cell>
          <table:table-cell table:formula="of:=[.C25]*[.D25]/[.D$172]" office:value-type="float" office:value="0.0783551583072026">
            <text:p>0,08</text:p>
          </table:table-cell>
          <table:table-cell table:formula="of:=[.C25]*[.B25]/[.B$172]" office:value-type="float" office:value="0.0783560872843218">
            <text:p>0,08</text:p>
          </table:table-cell>
          <table:table-cell table:number-columns-repeated="2"/>
          <table:table-cell office:value-type="float" office:value="8.33122077718383">
            <text:p>8,33</text:p>
          </table:table-cell>
          <table:table-cell office:value-type="float" office:value="46745035">
            <text:p>46745035</text:p>
          </table:table-cell>
          <table:table-cell table:formula="of:=[.I25]*[.J25]/[.J$172]" office:value-type="float" office:value="0.0753998466201909">
            <text:p>0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8s</text:p>
          </table:table-cell>
          <table:table-cell table:style-name="ce2" office:value-type="float" office:value="4">
            <text:p>4</text:p>
          </table:table-cell>
          <table:table-cell office:value-type="float" office:value="10.189318791557">
            <text:p>10,19</text:p>
          </table:table-cell>
          <table:table-cell office:value-type="float" office:value="15578677">
            <text:p>15578677</text:p>
          </table:table-cell>
          <table:table-cell table:formula="of:=[.C26]*[.D26]/[.D$172]" office:value-type="float" office:value="0.0307329840745011">
            <text:p>0,03</text:p>
          </table:table-cell>
          <table:table-cell table:formula="of:=[.C26]*[.B26]/[.B$172]" office:value-type="float" office:value="0.030737009929282">
            <text:p>0,03</text:p>
          </table:table-cell>
          <table:table-cell table:number-columns-repeated="2"/>
          <table:table-cell office:value-type="float" office:value="10.1471618646475">
            <text:p>10,15</text:p>
          </table:table-cell>
          <table:table-cell office:value-type="float" office:value="15580208">
            <text:p>15580208</text:p>
          </table:table-cell>
          <table:table-cell table:formula="of:=[.I26]*[.J26]/[.J$172]" office:value-type="float" office:value="0.0306086495647317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8o</text:p>
          </table:table-cell>
          <table:table-cell table:style-name="ce2" office:value-type="float" office:value="12">
            <text:p>12</text:p>
          </table:table-cell>
          <table:table-cell office:value-type="float" office:value="7.00855880989051">
            <text:p>7,01</text:p>
          </table:table-cell>
          <table:table-cell office:value-type="float" office:value="46736370">
            <text:p>46736370</text:p>
          </table:table-cell>
          <table:table-cell table:formula="of:=[.C27]*[.D27]/[.D$172]" office:value-type="float" office:value="0.0634180242241937">
            <text:p>0,06</text:p>
          </table:table-cell>
          <table:table-cell table:formula="of:=[.C27]*[.B27]/[.B$172]" office:value-type="float" office:value="0.0634258715827195">
            <text:p>0,06</text:p>
          </table:table-cell>
          <table:table-cell table:number-columns-repeated="2"/>
          <table:table-cell office:value-type="float" office:value="6.99486949643557">
            <text:p>6,99</text:p>
          </table:table-cell>
          <table:table-cell office:value-type="float" office:value="46740462">
            <text:p>46740462</text:p>
          </table:table-cell>
          <table:table-cell table:formula="of:=[.I27]*[.J27]/[.J$172]" office:value-type="float" office:value="0.063299305743121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7s</text:p>
          </table:table-cell>
          <table:table-cell table:style-name="ce2" office:value-type="float" office:value="4">
            <text:p>4</text:p>
          </table:table-cell>
          <table:table-cell office:value-type="float" office:value="8.80862163752063">
            <text:p>8,81</text:p>
          </table:table-cell>
          <table:table-cell office:value-type="float" office:value="15580243">
            <text:p>15580243</text:p>
          </table:table-cell>
          <table:table-cell table:formula="of:=[.C28]*[.D28]/[.D$172]" office:value-type="float" office:value="0.0265712013612504">
            <text:p>0,03</text:p>
          </table:table-cell>
          <table:table-cell table:formula="of:=[.C28]*[.B28]/[.B$172]" office:value-type="float" office:value="0.0265720109729129">
            <text:p>0,03</text:p>
          </table:table-cell>
          <table:table-cell table:number-columns-repeated="2"/>
          <table:table-cell office:value-type="float" office:value="8.65677585693838">
            <text:p>8,66</text:p>
          </table:table-cell>
          <table:table-cell office:value-type="float" office:value="15581525">
            <text:p>15581525</text:p>
          </table:table-cell>
          <table:table-cell table:formula="of:=[.I28]*[.J28]/[.J$172]" office:value-type="float" office:value="0.0261151463125532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7o</text:p>
          </table:table-cell>
          <table:table-cell table:style-name="ce2" office:value-type="float" office:value="12">
            <text:p>12</text:p>
          </table:table-cell>
          <table:table-cell office:value-type="float" office:value="5.71970501566681">
            <text:p>5,72</text:p>
          </table:table-cell>
          <table:table-cell office:value-type="float" office:value="46741038">
            <text:p>46741038</text:p>
          </table:table-cell>
          <table:table-cell table:formula="of:=[.C29]*[.D29]/[.D$172]" office:value-type="float" office:value="0.0517608014098203">
            <text:p>0,05</text:p>
          </table:table-cell>
          <table:table-cell table:formula="of:=[.C29]*[.B29]/[.B$172]" office:value-type="float" office:value="0.0517620363408761">
            <text:p>0,05</text:p>
          </table:table-cell>
          <table:table-cell table:number-columns-repeated="2"/>
          <table:table-cell office:value-type="float" office:value="5.43501567446461">
            <text:p>5,44</text:p>
          </table:table-cell>
          <table:table-cell office:value-type="float" office:value="46744938">
            <text:p>46744938</text:p>
          </table:table-cell>
          <table:table-cell table:formula="of:=[.I29]*[.J29]/[.J$172]" office:value-type="float" office:value="0.0491882893064219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6s</text:p>
          </table:table-cell>
          <table:table-cell table:style-name="ce2" office:value-type="float" office:value="4">
            <text:p>4</text:p>
          </table:table-cell>
          <table:table-cell office:value-type="float" office:value="7.43026216883385">
            <text:p>7,43</text:p>
          </table:table-cell>
          <table:table-cell office:value-type="float" office:value="15580199">
            <text:p>15580199</text:p>
          </table:table-cell>
          <table:table-cell table:formula="of:=[.C30]*[.D30]/[.D$172]" office:value-type="float" office:value="0.0224133176354425">
            <text:p>0,02</text:p>
          </table:table-cell>
          <table:table-cell table:formula="of:=[.C30]*[.B30]/[.B$172]" office:value-type="float" office:value="0.022414063857719">
            <text:p>0,02</text:p>
          </table:table-cell>
          <table:table-cell table:number-columns-repeated="2"/>
          <table:table-cell office:value-type="float" office:value="7.08312091130166">
            <text:p>7,08</text:p>
          </table:table-cell>
          <table:table-cell office:value-type="float" office:value="15581485">
            <text:p>15581485</text:p>
          </table:table-cell>
          <table:table-cell table:formula="of:=[.I30]*[.J30]/[.J$172]" office:value-type="float" office:value="0.0213678010316258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6o</text:p>
          </table:table-cell>
          <table:table-cell table:style-name="ce2" office:value-type="float" office:value="12">
            <text:p>12</text:p>
          </table:table-cell>
          <table:table-cell office:value-type="float" office:value="4.07289518774991">
            <text:p>4,07</text:p>
          </table:table-cell>
          <table:table-cell office:value-type="float" office:value="46740649">
            <text:p>46740649</text:p>
          </table:table-cell>
          <table:table-cell table:formula="of:=[.C31]*[.D31]/[.D$172]" office:value-type="float" office:value="0.0368575938602084">
            <text:p>0,04</text:p>
          </table:table-cell>
          <table:table-cell table:formula="of:=[.C31]*[.B31]/[.B$172]" office:value-type="float" office:value="0.0368587799796372">
            <text:p>0,04</text:p>
          </table:table-cell>
          <table:table-cell table:number-columns-repeated="2"/>
          <table:table-cell office:value-type="float" office:value="3.68473489983236">
            <text:p>3,68</text:p>
          </table:table-cell>
          <table:table-cell office:value-type="float" office:value="46744458">
            <text:p>46744458</text:p>
          </table:table-cell>
          <table:table-cell table:formula="of:=[.I31]*[.J31]/[.J$172]" office:value-type="float" office:value="0.0333474558318088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5s</text:p>
          </table:table-cell>
          <table:table-cell table:style-name="ce2" office:value-type="float" office:value="4">
            <text:p>4</text:p>
          </table:table-cell>
          <table:table-cell office:value-type="float" office:value="7.29151560165156">
            <text:p>7,29</text:p>
          </table:table-cell>
          <table:table-cell office:value-type="float" office:value="15580631">
            <text:p>15580631</text:p>
          </table:table-cell>
          <table:table-cell table:formula="of:=[.C32]*[.D32]/[.D$172]" office:value-type="float" office:value="0.0219953997495708">
            <text:p>0,02</text:p>
          </table:table-cell>
          <table:table-cell table:formula="of:=[.C32]*[.B32]/[.B$172]" office:value-type="float" office:value="0.0219955221769278">
            <text:p>0,02</text:p>
          </table:table-cell>
          <table:table-cell table:number-columns-repeated="2"/>
          <table:table-cell office:value-type="float" office:value="6.60285835641943">
            <text:p>6,6</text:p>
          </table:table-cell>
          <table:table-cell office:value-type="float" office:value="15582586">
            <text:p>15582586</text:p>
          </table:table-cell>
          <table:table-cell table:formula="of:=[.I32]*[.J32]/[.J$172]" office:value-type="float" office:value="0.0199203902906487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5o</text:p>
          </table:table-cell>
          <table:table-cell table:style-name="ce2" office:value-type="float" office:value="12">
            <text:p>12</text:p>
          </table:table-cell>
          <table:table-cell office:value-type="float" office:value="3.9040032240988">
            <text:p>3,9</text:p>
          </table:table-cell>
          <table:table-cell office:value-type="float" office:value="46741495">
            <text:p>46741495</text:p>
          </table:table-cell>
          <table:table-cell table:formula="of:=[.C33]*[.D33]/[.D$172]" office:value-type="float" office:value="0.0353298484395255">
            <text:p>0,04</text:p>
          </table:table-cell>
          <table:table-cell table:formula="of:=[.C33]*[.B33]/[.B$172]" office:value-type="float" office:value="0.0353303459194462">
            <text:p>0,04</text:p>
          </table:table-cell>
          <table:table-cell table:number-columns-repeated="2"/>
          <table:table-cell office:value-type="float" office:value="3.25382866970632">
            <text:p>3,25</text:p>
          </table:table-cell>
          <table:table-cell office:value-type="float" office:value="46748874">
            <text:p>46748874</text:p>
          </table:table-cell>
          <table:table-cell table:formula="of:=[.I33]*[.J33]/[.J$172]" office:value-type="float" office:value="0.0294504656544854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4s</text:p>
          </table:table-cell>
          <table:table-cell table:style-name="ce2" office:value-type="float" office:value="4">
            <text:p>4</text:p>
          </table:table-cell>
          <table:table-cell office:value-type="float" office:value="5.58771457226816">
            <text:p>5,59</text:p>
          </table:table-cell>
          <table:table-cell office:value-type="float" office:value="15579147">
            <text:p>15579147</text:p>
          </table:table-cell>
          <table:table-cell table:formula="of:=[.C34]*[.D34]/[.D$172]" office:value-type="float" office:value="0.0168541516256062">
            <text:p>0,02</text:p>
          </table:table-cell>
          <table:table-cell table:formula="of:=[.C34]*[.B34]/[.B$172]" office:value-type="float" office:value="0.0168558508967365">
            <text:p>0,02</text:p>
          </table:table-cell>
          <table:table-cell table:number-columns-repeated="2"/>
          <table:table-cell office:value-type="float" office:value="5.3062543838249">
            <text:p>5,31</text:p>
          </table:table-cell>
          <table:table-cell office:value-type="float" office:value="15582727">
            <text:p>15582727</text:p>
          </table:table-cell>
          <table:table-cell table:formula="of:=[.I34]*[.J34]/[.J$172]" office:value-type="float" office:value="0.0160087660613798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4o</text:p>
          </table:table-cell>
          <table:table-cell table:style-name="ce2" office:value-type="float" office:value="12">
            <text:p>12</text:p>
          </table:table-cell>
          <table:table-cell office:value-type="float" office:value="2.15682611365559">
            <text:p>2,16</text:p>
          </table:table-cell>
          <table:table-cell office:value-type="float" office:value="46737165">
            <text:p>46737165</text:p>
          </table:table-cell>
          <table:table-cell table:formula="of:=[.C35]*[.D35]/[.D$172]" office:value-type="float" office:value="0.019516705378575">
            <text:p>0,02</text:p>
          </table:table-cell>
          <table:table-cell table:formula="of:=[.C35]*[.B35]/[.B$172]" office:value-type="float" office:value="0.0195187883588741">
            <text:p>0,02</text:p>
          </table:table-cell>
          <table:table-cell table:number-columns-repeated="2"/>
          <table:table-cell office:value-type="float" office:value="1.76299359296191">
            <text:p>1,76</text:p>
          </table:table-cell>
          <table:table-cell office:value-type="float" office:value="46747444">
            <text:p>46747444</text:p>
          </table:table-cell>
          <table:table-cell table:formula="of:=[.I35]*[.J35]/[.J$172]" office:value-type="float" office:value="0.0159564006957421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3s</text:p>
          </table:table-cell>
          <table:table-cell table:style-name="ce2" office:value-type="float" office:value="4">
            <text:p>4</text:p>
          </table:table-cell>
          <table:table-cell office:value-type="float" office:value="4.42207241071083">
            <text:p>4,42</text:p>
          </table:table-cell>
          <table:table-cell office:value-type="float" office:value="15579709">
            <text:p>15579709</text:p>
          </table:table-cell>
          <table:table-cell table:formula="of:=[.C36]*[.D36]/[.D$172]" office:value-type="float" office:value="0.0133387213216722">
            <text:p>0,01</text:p>
          </table:table-cell>
          <table:table-cell table:formula="of:=[.C36]*[.B36]/[.B$172]" office:value-type="float" office:value="0.0133395849493539">
            <text:p>0,01</text:p>
          </table:table-cell>
          <table:table-cell table:number-columns-repeated="2"/>
          <table:table-cell office:value-type="float" office:value="4.32672457122056">
            <text:p>4,33</text:p>
          </table:table-cell>
          <table:table-cell office:value-type="float" office:value="15582536">
            <text:p>15582536</text:p>
          </table:table-cell>
          <table:table-cell table:formula="of:=[.I36]*[.J36]/[.J$172]" office:value-type="float" office:value="0.0130534021672909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3o</text:p>
          </table:table-cell>
          <table:table-cell table:style-name="ce2" office:value-type="float" office:value="12">
            <text:p>12</text:p>
          </table:table-cell>
          <table:table-cell office:value-type="float" office:value="0.791710311229294">
            <text:p>0,79</text:p>
          </table:table-cell>
          <table:table-cell office:value-type="float" office:value="46739419">
            <text:p>46739419</text:p>
          </table:table-cell>
          <table:table-cell table:formula="of:=[.C37]*[.D37]/[.D$172]" office:value-type="float" office:value="0.00716438009398918">
            <text:p>0,01</text:p>
          </table:table-cell>
          <table:table-cell table:formula="of:=[.C37]*[.B37]/[.B$172]" office:value-type="float" office:value="0.00716479919664519">
            <text:p>0,01</text:p>
          </table:table-cell>
          <table:table-cell table:number-columns-repeated="2"/>
          <table:table-cell office:value-type="float" office:value="0.586266078594883">
            <text:p>0,59</text:p>
          </table:table-cell>
          <table:table-cell office:value-type="float" office:value="46747125">
            <text:p>46747125</text:p>
          </table:table-cell>
          <table:table-cell table:formula="of:=[.I37]*[.J37]/[.J$172]" office:value-type="float" office:value="0.0053061069910802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2s</text:p>
          </table:table-cell>
          <table:table-cell table:style-name="ce2" office:value-type="float" office:value="4">
            <text:p>4</text:p>
          </table:table-cell>
          <table:table-cell office:value-type="float" office:value="3.60255112651553">
            <text:p>3,6</text:p>
          </table:table-cell>
          <table:table-cell office:value-type="float" office:value="15579453">
            <text:p>15579453</text:p>
          </table:table-cell>
          <table:table-cell table:formula="of:=[.C38]*[.D38]/[.D$172]" office:value-type="float" office:value="0.0108665420790513">
            <text:p>0,01</text:p>
          </table:table-cell>
          <table:table-cell table:formula="of:=[.C38]*[.B38]/[.B$172]" office:value-type="float" office:value="0.0108674242127165">
            <text:p>0,01</text:p>
          </table:table-cell>
          <table:table-cell table:number-columns-repeated="2"/>
          <table:table-cell office:value-type="float" office:value="3.08397934739858">
            <text:p>3,08</text:p>
          </table:table-cell>
          <table:table-cell office:value-type="float" office:value="15581199">
            <text:p>15581199</text:p>
          </table:table-cell>
          <table:table-cell table:formula="of:=[.I38]*[.J38]/[.J$172]" office:value-type="float" office:value="0.00930333511782248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2o</text:p>
          </table:table-cell>
          <table:table-cell table:style-name="ce2" office:value-type="float" office:value="12">
            <text:p>12</text:p>
          </table:table-cell>
          <table:table-cell office:value-type="float" office:value="-0.177807412762153">
            <text:p>-0,18</text:p>
          </table:table-cell>
          <table:table-cell office:value-type="float" office:value="46737786">
            <text:p>46737786</text:p>
          </table:table-cell>
          <table:table-cell table:formula="of:=[.C39]*[.D39]/[.D$172]" office:value-type="float" office:value="-0.00160896651613389">
            <text:p>0</text:p>
          </table:table-cell>
          <table:table-cell table:formula="of:=[.C39]*[.B39]/[.B$172]" office:value-type="float" office:value="-0.00160911685757605">
            <text:p>0</text:p>
          </table:table-cell>
          <table:table-cell table:number-columns-repeated="2"/>
          <table:table-cell office:value-type="float" office:value="-0.528816183502207">
            <text:p>-0,53</text:p>
          </table:table-cell>
          <table:table-cell office:value-type="float" office:value="46742262">
            <text:p>46742262</text:p>
          </table:table-cell>
          <table:table-cell table:formula="of:=[.I39]*[.J39]/[.J$172]" office:value-type="float" office:value="-0.00478564845110031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Qs</text:p>
          </table:table-cell>
          <table:table-cell table:style-name="ce2" office:value-type="float" office:value="4">
            <text:p>4</text:p>
          </table:table-cell>
          <table:table-cell office:value-type="float" office:value="13.576187119983">
            <text:p>13,58</text:p>
          </table:table-cell>
          <table:table-cell office:value-type="float" office:value="15582792">
            <text:p>15582792</text:p>
          </table:table-cell>
          <table:table-cell table:formula="of:=[.C40]*[.D40]/[.D$172]" office:value-type="float" office:value="0.0409592595240353">
            <text:p>0,04</text:p>
          </table:table-cell>
          <table:table-cell table:formula="of:=[.C40]*[.B40]/[.B$172]" office:value-type="float" office:value="0.0409538073000996">
            <text:p>0,04</text:p>
          </table:table-cell>
          <table:table-cell table:number-columns-repeated="2"/>
          <table:table-cell office:value-type="float" office:value="12.5679272629303">
            <text:p>12,57</text:p>
          </table:table-cell>
          <table:table-cell office:value-type="float" office:value="15579960">
            <text:p>15579960</text:p>
          </table:table-cell>
          <table:table-cell table:formula="of:=[.I40]*[.J40]/[.J$172]" office:value-type="float" office:value="0.0379102219090585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Qo</text:p>
          </table:table-cell>
          <table:table-cell table:style-name="ce2" office:value-type="float" office:value="12">
            <text:p>12</text:p>
          </table:table-cell>
          <table:table-cell office:value-type="float" office:value="10.2868345668177">
            <text:p>10,29</text:p>
          </table:table-cell>
          <table:table-cell office:value-type="float" office:value="46748572">
            <text:p>46748572</text:p>
          </table:table-cell>
          <table:table-cell table:formula="of:=[.C41]*[.D41]/[.D$172]" office:value-type="float" office:value="0.0931063094930229">
            <text:p>0,09</text:p>
          </table:table-cell>
          <table:table-cell table:formula="of:=[.C41]*[.B41]/[.B$172]" office:value-type="float" office:value="0.0930935254915629">
            <text:p>0,09</text:p>
          </table:table-cell>
          <table:table-cell table:number-columns-repeated="2"/>
          <table:table-cell office:value-type="float" office:value="9.71511036650362">
            <text:p>9,72</text:p>
          </table:table-cell>
          <table:table-cell office:value-type="float" office:value="46740097">
            <text:p>46740097</text:p>
          </table:table-cell>
          <table:table-cell table:formula="of:=[.I41]*[.J41]/[.J$172]" office:value-type="float" office:value="0.0879151411561172">
            <text:p>0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Js</text:p>
          </table:table-cell>
          <table:table-cell table:style-name="ce2" office:value-type="float" office:value="4">
            <text:p>4</text:p>
          </table:table-cell>
          <table:table-cell office:value-type="float" office:value="12.0682272313382">
            <text:p>12,07</text:p>
          </table:table-cell>
          <table:table-cell office:value-type="float" office:value="15581216">
            <text:p>15581216</text:p>
          </table:table-cell>
          <table:table-cell table:formula="of:=[.C42]*[.D42]/[.D$172]" office:value-type="float" office:value="0.0364060729352245">
            <text:p>0,04</text:p>
          </table:table-cell>
          <table:table-cell table:formula="of:=[.C42]*[.B42]/[.B$172]" office:value-type="float" office:value="0.0364049086918196">
            <text:p>0,04</text:p>
          </table:table-cell>
          <table:table-cell table:number-columns-repeated="2"/>
          <table:table-cell office:value-type="float" office:value="11.1253822528045">
            <text:p>11,13</text:p>
          </table:table-cell>
          <table:table-cell office:value-type="float" office:value="15581246">
            <text:p>15581246</text:p>
          </table:table-cell>
          <table:table-cell table:formula="of:=[.I42]*[.J42]/[.J$172]" office:value-type="float" office:value="0.0335616617250505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Jo</text:p>
          </table:table-cell>
          <table:table-cell table:style-name="ce2" office:value-type="float" office:value="12">
            <text:p>12</text:p>
          </table:table-cell>
          <table:table-cell office:value-type="float" office:value="8.75731617225955">
            <text:p>8,76</text:p>
          </table:table-cell>
          <table:table-cell office:value-type="float" office:value="46743631">
            <text:p>46743631</text:p>
          </table:table-cell>
          <table:table-cell table:formula="of:=[.C43]*[.D43]/[.D$172]" office:value-type="float" office:value="0.0792542357437782">
            <text:p>0,08</text:p>
          </table:table-cell>
          <table:table-cell table:formula="of:=[.C43]*[.B43]/[.B$172]" office:value-type="float" office:value="0.0792517300656973">
            <text:p>0,08</text:p>
          </table:table-cell>
          <table:table-cell table:number-columns-repeated="2"/>
          <table:table-cell office:value-type="float" office:value="8.08428619812445">
            <text:p>8,08</text:p>
          </table:table-cell>
          <table:table-cell office:value-type="float" office:value="46742935">
            <text:p>46742935</text:p>
          </table:table-cell>
          <table:table-cell table:formula="of:=[.I43]*[.J43]/[.J$172]" office:value-type="float" office:value="0.0731617336442154">
            <text:p>0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Ts</text:p>
          </table:table-cell>
          <table:table-cell table:style-name="ce2" office:value-type="float" office:value="4">
            <text:p>4</text:p>
          </table:table-cell>
          <table:table-cell office:value-type="float" office:value="10.2994515695513">
            <text:p>10,3</text:p>
          </table:table-cell>
          <table:table-cell office:value-type="float" office:value="15580884">
            <text:p>15580884</text:p>
          </table:table-cell>
          <table:table-cell table:formula="of:=[.C44]*[.D44]/[.D$172]" office:value-type="float" office:value="0.0310695670750199">
            <text:p>0,03</text:p>
          </table:table-cell>
          <table:table-cell table:formula="of:=[.C44]*[.B44]/[.B$172]" office:value-type="float" office:value="0.0310692355039255">
            <text:p>0,03</text:p>
          </table:table-cell>
          <table:table-cell table:number-columns-repeated="2"/>
          <table:table-cell office:value-type="float" office:value="9.78492842097925">
            <text:p>9,78</text:p>
          </table:table-cell>
          <table:table-cell office:value-type="float" office:value="15580073">
            <text:p>15580073</text:p>
          </table:table-cell>
          <table:table-cell table:formula="of:=[.I44]*[.J44]/[.J$172]" office:value-type="float" office:value="0.0295157260620769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To</text:p>
          </table:table-cell>
          <table:table-cell table:style-name="ce2" office:value-type="float" office:value="12">
            <text:p>12</text:p>
          </table:table-cell>
          <table:table-cell office:value-type="float" office:value="7.21701015077163">
            <text:p>7,22</text:p>
          </table:table-cell>
          <table:table-cell office:value-type="float" office:value="46742247">
            <text:p>46742247</text:p>
          </table:table-cell>
          <table:table-cell table:formula="of:=[.C45]*[.D45]/[.D$172]" office:value-type="float" office:value="0.0653124401680129">
            <text:p>0,07</text:p>
          </table:table-cell>
          <table:table-cell table:formula="of:=[.C45]*[.B45]/[.B$172]" office:value-type="float" office:value="0.0653123090567568">
            <text:p>0,07</text:p>
          </table:table-cell>
          <table:table-cell table:number-columns-repeated="2"/>
          <table:table-cell office:value-type="float" office:value="6.75803049221508">
            <text:p>6,76</text:p>
          </table:table-cell>
          <table:table-cell office:value-type="float" office:value="46740533">
            <text:p>46740533</text:p>
          </table:table-cell>
          <table:table-cell table:formula="of:=[.I45]*[.J45]/[.J$172]" office:value-type="float" office:value="0.0611561500001005">
            <text:p>0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9s</text:p>
          </table:table-cell>
          <table:table-cell table:style-name="ce2" office:value-type="float" office:value="4">
            <text:p>4</text:p>
          </table:table-cell>
          <table:table-cell office:value-type="float" office:value="7.48837410484851">
            <text:p>7,49</text:p>
          </table:table-cell>
          <table:table-cell office:value-type="float" office:value="15582312">
            <text:p>15582312</text:p>
          </table:table-cell>
          <table:table-cell table:formula="of:=[.C46]*[.D46]/[.D$172]" office:value-type="float" office:value="0.0225916752440356">
            <text:p>0,02</text:p>
          </table:table-cell>
          <table:table-cell table:formula="of:=[.C46]*[.B46]/[.B$172]" office:value-type="float" office:value="0.0225893638155309">
            <text:p>0,02</text:p>
          </table:table-cell>
          <table:table-cell table:number-columns-repeated="2"/>
          <table:table-cell office:value-type="float" office:value="6.93881615514569">
            <text:p>6,94</text:p>
          </table:table-cell>
          <table:table-cell office:value-type="float" office:value="15580978">
            <text:p>15580978</text:p>
          </table:table-cell>
          <table:table-cell table:formula="of:=[.I46]*[.J46]/[.J$172]" office:value-type="float" office:value="0.0209317927003514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9o</text:p>
          </table:table-cell>
          <table:table-cell table:style-name="ce2" office:value-type="float" office:value="12">
            <text:p>12</text:p>
          </table:table-cell>
          <table:table-cell office:value-type="float" office:value="3.96406260041741">
            <text:p>3,96</text:p>
          </table:table-cell>
          <table:table-cell office:value-type="float" office:value="46746867">
            <text:p>46746867</text:p>
          </table:table-cell>
          <table:table-cell table:formula="of:=[.C47]*[.D47]/[.D$172]" office:value-type="float" office:value="0.0358774874796319">
            <text:p>0,04</text:p>
          </table:table-cell>
          <table:table-cell table:formula="of:=[.C47]*[.B47]/[.B$172]" office:value-type="float" office:value="0.0358738696870354">
            <text:p>0,04</text:p>
          </table:table-cell>
          <table:table-cell table:number-columns-repeated="2"/>
          <table:table-cell office:value-type="float" office:value="3.75795523945366">
            <text:p>3,76</text:p>
          </table:table-cell>
          <table:table-cell office:value-type="float" office:value="46742978">
            <text:p>46742978</text:p>
          </table:table-cell>
          <table:table-cell table:formula="of:=[.I47]*[.J47]/[.J$172]" office:value-type="float" office:value="0.0340090351158558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8s</text:p>
          </table:table-cell>
          <table:table-cell table:style-name="ce2" office:value-type="float" office:value="4">
            <text:p>4</text:p>
          </table:table-cell>
          <table:table-cell office:value-type="float" office:value="4.80239111116691">
            <text:p>4,8</text:p>
          </table:table-cell>
          <table:table-cell office:value-type="float" office:value="15580455">
            <text:p>15580455</text:p>
          </table:table-cell>
          <table:table-cell table:formula="of:=[.C48]*[.D48]/[.D$172]" office:value-type="float" office:value="0.0144866067364139">
            <text:p>0,01</text:p>
          </table:table-cell>
          <table:table-cell table:formula="of:=[.C48]*[.B48]/[.B$172]" office:value-type="float" office:value="0.0144868510140782">
            <text:p>0,01</text:p>
          </table:table-cell>
          <table:table-cell table:number-columns-repeated="2"/>
          <table:table-cell office:value-type="float" office:value="4.40606016976373">
            <text:p>4,41</text:p>
          </table:table-cell>
          <table:table-cell office:value-type="float" office:value="15579715">
            <text:p>15579715</text:p>
          </table:table-cell>
          <table:table-cell table:formula="of:=[.I48]*[.J48]/[.J$172]" office:value-type="float" office:value="0.0132903452263871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8o</text:p>
          </table:table-cell>
          <table:table-cell table:style-name="ce2" office:value-type="float" office:value="12">
            <text:p>12</text:p>
          </table:table-cell>
          <table:table-cell office:value-type="float" office:value="1.42697688318915">
            <text:p>1,43</text:p>
          </table:table-cell>
          <table:table-cell office:value-type="float" office:value="46740961">
            <text:p>46740961</text:p>
          </table:table-cell>
          <table:table-cell table:formula="of:=[.C49]*[.D49]/[.D$172]" office:value-type="float" office:value="0.0129134885780539">
            <text:p>0,01</text:p>
          </table:table-cell>
          <table:table-cell table:formula="of:=[.C49]*[.B49]/[.B$172]" office:value-type="float" office:value="0.0129138179474131">
            <text:p>0,01</text:p>
          </table:table-cell>
          <table:table-cell table:number-columns-repeated="2"/>
          <table:table-cell office:value-type="float" office:value="1.11629473812143">
            <text:p>1,12</text:p>
          </table:table-cell>
          <table:table-cell office:value-type="float" office:value="46739028">
            <text:p>46739028</text:p>
          </table:table-cell>
          <table:table-cell table:formula="of:=[.I49]*[.J49]/[.J$172]" office:value-type="float" office:value="0.0101014771026251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7s</text:p>
          </table:table-cell>
          <table:table-cell table:style-name="ce2" office:value-type="float" office:value="4">
            <text:p>4</text:p>
          </table:table-cell>
          <table:table-cell office:value-type="float" office:value="3.60911279277159">
            <text:p>3,61</text:p>
          </table:table-cell>
          <table:table-cell office:value-type="float" office:value="15582308">
            <text:p>15582308</text:p>
          </table:table-cell>
          <table:table-cell table:formula="of:=[.C50]*[.D50]/[.D$172]" office:value-type="float" office:value="0.0108883293037168">
            <text:p>0,01</text:p>
          </table:table-cell>
          <table:table-cell table:formula="of:=[.C50]*[.B50]/[.B$172]" office:value-type="float" office:value="0.0108872180777424">
            <text:p>0,01</text:p>
          </table:table-cell>
          <table:table-cell table:number-columns-repeated="2"/>
          <table:table-cell office:value-type="float" office:value="3.28148603740857">
            <text:p>3,28</text:p>
          </table:table-cell>
          <table:table-cell office:value-type="float" office:value="15580943">
            <text:p>15580943</text:p>
          </table:table-cell>
          <table:table-cell table:formula="of:=[.I50]*[.J50]/[.J$172]" office:value-type="float" office:value="0.00989898415722438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7o</text:p>
          </table:table-cell>
          <table:table-cell table:style-name="ce2" office:value-type="float" office:value="12">
            <text:p>12</text:p>
          </table:table-cell>
          <table:table-cell office:value-type="float" office:value="0.233809566471508">
            <text:p>0,23</text:p>
          </table:table-cell>
          <table:table-cell office:value-type="float" office:value="46746022">
            <text:p>46746022</text:p>
          </table:table-cell>
          <table:table-cell table:formula="of:=[.C51]*[.D51]/[.D$172]" office:value-type="float" office:value="0.00211609881277918">
            <text:p>0</text:p>
          </table:table-cell>
          <table:table-cell table:formula="of:=[.C51]*[.B51]/[.B$172]" office:value-type="float" office:value="0.00211592367847519">
            <text:p>0</text:p>
          </table:table-cell>
          <table:table-cell table:number-columns-repeated="2"/>
          <table:table-cell office:value-type="float" office:value="-0.0832380222398988">
            <text:p>-0,08</text:p>
          </table:table-cell>
          <table:table-cell office:value-type="float" office:value="46742929">
            <text:p>46742929</text:p>
          </table:table-cell>
          <table:table-cell table:formula="of:=[.I51]*[.J51]/[.J$172]" office:value-type="float" office:value="-0.000753293127091168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6s</text:p>
          </table:table-cell>
          <table:table-cell table:style-name="ce2" office:value-type="float" office:value="4">
            <text:p>4</text:p>
          </table:table-cell>
          <table:table-cell office:value-type="float" office:value="2.71994596659579">
            <text:p>2,72</text:p>
          </table:table-cell>
          <table:table-cell office:value-type="float" office:value="15582023">
            <text:p>15582023</text:p>
          </table:table-cell>
          <table:table-cell table:formula="of:=[.C52]*[.D52]/[.D$172]" office:value-type="float" office:value="0.00820565258092084">
            <text:p>0,01</text:p>
          </table:table-cell>
          <table:table-cell table:formula="of:=[.C52]*[.B52]/[.B$172]" office:value-type="float" office:value="0.00820496520843376">
            <text:p>0,01</text:p>
          </table:table-cell>
          <table:table-cell table:number-columns-repeated="2"/>
          <table:table-cell office:value-type="float" office:value="1.82905551387943">
            <text:p>1,83</text:p>
          </table:table-cell>
          <table:table-cell office:value-type="float" office:value="15580883">
            <text:p>15580883</text:p>
          </table:table-cell>
          <table:table-cell table:formula="of:=[.I52]*[.J52]/[.J$172]" office:value-type="float" office:value="0.00551753736732072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6o</text:p>
          </table:table-cell>
          <table:table-cell table:style-name="ce2" office:value-type="float" office:value="12">
            <text:p>12</text:p>
          </table:table-cell>
          <table:table-cell office:value-type="float" office:value="-0.824386916117115">
            <text:p>-0,82</text:p>
          </table:table-cell>
          <table:table-cell office:value-type="float" office:value="46745816">
            <text:p>46745816</text:p>
          </table:table-cell>
          <table:table-cell table:formula="of:=[.C53]*[.D53]/[.D$172]" office:value-type="float" office:value="-0.00746109970269176">
            <text:p>-0,01</text:p>
          </table:table-cell>
          <table:table-cell table:formula="of:=[.C53]*[.B53]/[.B$172]" office:value-type="float" office:value="-0.00746051507798294">
            <text:p>-0,01</text:p>
          </table:table-cell>
          <table:table-cell table:number-columns-repeated="2"/>
          <table:table-cell office:value-type="float" office:value="-1.62122950475216">
            <text:p>-1,62</text:p>
          </table:table-cell>
          <table:table-cell office:value-type="float" office:value="46742650">
            <text:p>46742650</text:p>
          </table:table-cell>
          <table:table-cell table:formula="of:=[.I53]*[.J53]/[.J$172]" office:value-type="float" office:value="-0.0146718256996005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5s</text:p>
          </table:table-cell>
          <table:table-cell table:style-name="ce2" office:value-type="float" office:value="4">
            <text:p>4</text:p>
          </table:table-cell>
          <table:table-cell office:value-type="float" office:value="1.621128241198">
            <text:p>1,62</text:p>
          </table:table-cell>
          <table:table-cell office:value-type="float" office:value="15582229">
            <text:p>15582229</text:p>
          </table:table-cell>
          <table:table-cell table:formula="of:=[.C54]*[.D54]/[.D$172]" office:value-type="float" office:value="0.00489075561151525">
            <text:p>0</text:p>
          </table:table-cell>
          <table:table-cell table:formula="of:=[.C54]*[.B54]/[.B$172]" office:value-type="float" office:value="0.0048902812705822">
            <text:p>0</text:p>
          </table:table-cell>
          <table:table-cell table:number-columns-repeated="2"/>
          <table:table-cell office:value-type="float" office:value="0.608220076206959">
            <text:p>0,61</text:p>
          </table:table-cell>
          <table:table-cell office:value-type="float" office:value="15582173">
            <text:p>15582173</text:p>
          </table:table-cell>
          <table:table-cell table:formula="of:=[.I54]*[.J54]/[.J$172]" office:value-type="float" office:value="0.00183491141644307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5o</text:p>
          </table:table-cell>
          <table:table-cell table:style-name="ce2" office:value-type="float" office:value="12">
            <text:p>12</text:p>
          </table:table-cell>
          <table:table-cell office:value-type="float" office:value="-2.09929614172571">
            <text:p>-2,1</text:p>
          </table:table-cell>
          <table:table-cell office:value-type="float" office:value="46746294">
            <text:p>46746294</text:p>
          </table:table-cell>
          <table:table-cell table:formula="of:=[.C55]*[.D55]/[.D$172]" office:value-type="float" office:value="-0.0189998381530413">
            <text:p>-0,02</text:p>
          </table:table-cell>
          <table:table-cell table:formula="of:=[.C55]*[.B55]/[.B$172]" office:value-type="float" office:value="-0.0189981551287395">
            <text:p>-0,02</text:p>
          </table:table-cell>
          <table:table-cell table:number-columns-repeated="2"/>
          <table:table-cell office:value-type="float" office:value="-2.81579271296869">
            <text:p>-2,82</text:p>
          </table:table-cell>
          <table:table-cell office:value-type="float" office:value="46746680">
            <text:p>46746680</text:p>
          </table:table-cell>
          <table:table-cell table:formula="of:=[.I55]*[.J55]/[.J$172]" office:value-type="float" office:value="-0.0254845977249961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4s</text:p>
          </table:table-cell>
          <table:table-cell table:style-name="ce2" office:value-type="float" office:value="4">
            <text:p>4</text:p>
          </table:table-cell>
          <table:table-cell office:value-type="float" office:value="0.0446092140689703">
            <text:p>0,04</text:p>
          </table:table-cell>
          <table:table-cell office:value-type="float" office:value="15580856">
            <text:p>15580856</text:p>
          </table:table-cell>
          <table:table-cell table:formula="of:=[.C56]*[.D56]/[.D$172]" office:value-type="float" office:value="0.000134568959191249">
            <text:p>0</text:p>
          </table:table-cell>
          <table:table-cell table:formula="of:=[.C56]*[.B56]/[.B$172]" office:value-type="float" office:value="0.000134567764913938">
            <text:p>0</text:p>
          </table:table-cell>
          <table:table-cell table:number-columns-repeated="2"/>
          <table:table-cell office:value-type="float" office:value="-0.783257444542857">
            <text:p>-0,78</text:p>
          </table:table-cell>
          <table:table-cell office:value-type="float" office:value="15581942">
            <text:p>15581942</text:p>
          </table:table-cell>
          <table:table-cell table:formula="of:=[.I56]*[.J56]/[.J$172]" office:value-type="float" office:value="-0.00236293864202334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4o</text:p>
          </table:table-cell>
          <table:table-cell table:style-name="ce2" office:value-type="float" office:value="12">
            <text:p>12</text:p>
          </table:table-cell>
          <table:table-cell office:value-type="float" office:value="-3.86638676024703">
            <text:p>-3,87</text:p>
          </table:table-cell>
          <table:table-cell office:value-type="float" office:value="46742428">
            <text:p>46742428</text:p>
          </table:table-cell>
          <table:table-cell table:formula="of:=[.C57]*[.D57]/[.D$172]" office:value-type="float" office:value="-0.0349901311644164">
            <text:p>-0,03</text:p>
          </table:table-cell>
          <table:table-cell table:formula="of:=[.C57]*[.B57]/[.B$172]" office:value-type="float" office:value="-0.0349899254320998">
            <text:p>-0,03</text:p>
          </table:table-cell>
          <table:table-cell table:number-columns-repeated="2"/>
          <table:table-cell office:value-type="float" office:value="-3.83243956351958">
            <text:p>-3,83</text:p>
          </table:table-cell>
          <table:table-cell office:value-type="float" office:value="46745746">
            <text:p>46745746</text:p>
          </table:table-cell>
          <table:table-cell table:formula="of:=[.I57]*[.J57]/[.J$172]" office:value-type="float" office:value="-0.0346851629804994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3s</text:p>
          </table:table-cell>
          <table:table-cell table:style-name="ce2" office:value-type="float" office:value="4">
            <text:p>4</text:p>
          </table:table-cell>
          <table:table-cell office:value-type="float" office:value="-1.44559688094298">
            <text:p>-1,45</text:p>
          </table:table-cell>
          <table:table-cell office:value-type="float" office:value="15581344">
            <text:p>15581344</text:p>
          </table:table-cell>
          <table:table-cell table:formula="of:=[.C58]*[.D58]/[.D$172]" office:value-type="float" office:value="-0.00436095018911314">
            <text:p>0</text:p>
          </table:table-cell>
          <table:table-cell table:formula="of:=[.C58]*[.B58]/[.B$172]" office:value-type="float" office:value="-0.00436077490480537">
            <text:p>0</text:p>
          </table:table-cell>
          <table:table-cell table:number-columns-repeated="2"/>
          <table:table-cell office:value-type="float" office:value="-1.76338386771976">
            <text:p>-1,76</text:p>
          </table:table-cell>
          <table:table-cell office:value-type="float" office:value="15582004">
            <text:p>15582004</text:p>
          </table:table-cell>
          <table:table-cell table:formula="of:=[.I58]*[.J58]/[.J$172]" office:value-type="float" office:value="-0.00531981469210366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3o</text:p>
          </table:table-cell>
          <table:table-cell table:style-name="ce2" office:value-type="float" office:value="12">
            <text:p>12</text:p>
          </table:table-cell>
          <table:table-cell office:value-type="float" office:value="-5.20810687157283">
            <text:p>-5,21</text:p>
          </table:table-cell>
          <table:table-cell office:value-type="float" office:value="46744804">
            <text:p>46744804</text:p>
          </table:table-cell>
          <table:table-cell table:formula="of:=[.C59]*[.D59]/[.D$172]" office:value-type="float" office:value="-0.0471348618352265">
            <text:p>-0,05</text:p>
          </table:table-cell>
          <table:table-cell table:formula="of:=[.C59]*[.B59]/[.B$172]" office:value-type="float" office:value="-0.047132188883012">
            <text:p>-0,05</text:p>
          </table:table-cell>
          <table:table-cell table:number-columns-repeated="2"/>
          <table:table-cell office:value-type="float" office:value="-4.66207049484028">
            <text:p>-4,66</text:p>
          </table:table-cell>
          <table:table-cell office:value-type="float" office:value="46745444">
            <text:p>46745444</text:p>
          </table:table-cell>
          <table:table-cell table:formula="of:=[.I59]*[.J59]/[.J$172]" office:value-type="float" office:value="-0.0421933934169188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2s</text:p>
          </table:table-cell>
          <table:table-cell table:style-name="ce2" office:value-type="float" office:value="4">
            <text:p>4</text:p>
          </table:table-cell>
          <table:table-cell office:value-type="float" office:value="-2.42591105422247">
            <text:p>-2,43</text:p>
          </table:table-cell>
          <table:table-cell office:value-type="float" office:value="15580935">
            <text:p>15580935</text:p>
          </table:table-cell>
          <table:table-cell table:formula="of:=[.C60]*[.D60]/[.D$172]" office:value-type="float" office:value="-0.00731808411535434">
            <text:p>-0,01</text:p>
          </table:table-cell>
          <table:table-cell table:formula="of:=[.C60]*[.B60]/[.B$172]" office:value-type="float" office:value="-0.00731798206401952">
            <text:p>-0,01</text:p>
          </table:table-cell>
          <table:table-cell table:number-columns-repeated="2"/>
          <table:table-cell office:value-type="float" office:value="-2.7751354156039">
            <text:p>-2,78</text:p>
          </table:table-cell>
          <table:table-cell office:value-type="float" office:value="15580433">
            <text:p>15580433</text:p>
          </table:table-cell>
          <table:table-cell table:formula="of:=[.I60]*[.J60]/[.J$172]" office:value-type="float" office:value="-0.0083712446161644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2o</text:p>
          </table:table-cell>
          <table:table-cell table:style-name="ce2" office:value-type="float" office:value="12">
            <text:p>12</text:p>
          </table:table-cell>
          <table:table-cell office:value-type="float" office:value="-6.13756688817387">
            <text:p>-6,14</text:p>
          </table:table-cell>
          <table:table-cell office:value-type="float" office:value="46743209">
            <text:p>46743209</text:p>
          </table:table-cell>
          <table:table-cell table:formula="of:=[.C61]*[.D61]/[.D$172]" office:value-type="float" office:value="-0.0555448463915747">
            <text:p>-0,06</text:p>
          </table:table-cell>
          <table:table-cell table:formula="of:=[.C61]*[.B61]/[.B$172]" office:value-type="float" office:value="-0.0555435917481798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0531">
            <text:p>46740531</text:p>
          </table:table-cell>
          <table:table-cell table:formula="of:=[.I61]*[.J61]/[.J$172]" office:value-type="float" office:value="-0.045247019419129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Js</text:p>
          </table:table-cell>
          <table:table-cell table:style-name="ce2" office:value-type="float" office:value="4">
            <text:p>4</text:p>
          </table:table-cell>
          <table:table-cell office:value-type="float" office:value="8.34318122238646">
            <text:p>8,34</text:p>
          </table:table-cell>
          <table:table-cell office:value-type="float" office:value="15581709">
            <text:p>15581709</text:p>
          </table:table-cell>
          <table:table-cell table:formula="of:=[.C62]*[.D62]/[.D$172]" office:value-type="float" office:value="0.0251695687265553">
            <text:p>0,03</text:p>
          </table:table-cell>
          <table:table-cell table:formula="of:=[.C62]*[.B62]/[.B$172]" office:value-type="float" office:value="0.0251679674883453">
            <text:p>0,03</text:p>
          </table:table-cell>
          <table:table-cell table:number-columns-repeated="2"/>
          <table:table-cell office:value-type="float" office:value="8.35349898527205">
            <text:p>8,35</text:p>
          </table:table-cell>
          <table:table-cell office:value-type="float" office:value="15579939">
            <text:p>15579939</text:p>
          </table:table-cell>
          <table:table-cell table:formula="of:=[.I62]*[.J62]/[.J$172]" office:value-type="float" office:value="0.0251976771325252">
            <text:p>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Jo</text:p>
          </table:table-cell>
          <table:table-cell table:style-name="ce2" office:value-type="float" office:value="12">
            <text:p>12</text:p>
          </table:table-cell>
          <table:table-cell office:value-type="float" office:value="5.121566662718">
            <text:p>5,12</text:p>
          </table:table-cell>
          <table:table-cell office:value-type="float" office:value="46745150">
            <text:p>46745150</text:p>
          </table:table-cell>
          <table:table-cell table:formula="of:=[.C63]*[.D63]/[.D$172]" office:value-type="float" office:value="0.0463519911992685">
            <text:p>0,05</text:p>
          </table:table-cell>
          <table:table-cell table:formula="of:=[.C63]*[.B63]/[.B$172]" office:value-type="float" office:value="0.0463490195721086">
            <text:p>0,05</text:p>
          </table:table-cell>
          <table:table-cell table:number-columns-repeated="2"/>
          <table:table-cell office:value-type="float" office:value="5.18400757019057">
            <text:p>5,18</text:p>
          </table:table-cell>
          <table:table-cell office:value-type="float" office:value="46739432">
            <text:p>46739432</text:p>
          </table:table-cell>
          <table:table-cell table:formula="of:=[.I63]*[.J63]/[.J$172]" office:value-type="float" office:value="0.0469110752035607">
            <text:p>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Ts</text:p>
          </table:table-cell>
          <table:table-cell table:style-name="ce2" office:value-type="float" office:value="4">
            <text:p>4</text:p>
          </table:table-cell>
          <table:table-cell office:value-type="float" office:value="6.90163278475174">
            <text:p>6,9</text:p>
          </table:table-cell>
          <table:table-cell office:value-type="float" office:value="15581378">
            <text:p>15581378</text:p>
          </table:table-cell>
          <table:table-cell table:formula="of:=[.C64]*[.D64]/[.D$172]" office:value-type="float" office:value="0.0208202873641108">
            <text:p>0,02</text:p>
          </table:table-cell>
          <table:table-cell table:formula="of:=[.C64]*[.B64]/[.B$172]" office:value-type="float" office:value="0.0208194050822074">
            <text:p>0,02</text:p>
          </table:table-cell>
          <table:table-cell table:number-columns-repeated="2"/>
          <table:table-cell office:value-type="float" office:value="7.08954827577982">
            <text:p>7,09</text:p>
          </table:table-cell>
          <table:table-cell office:value-type="float" office:value="15578941">
            <text:p>15578941</text:p>
          </table:table-cell>
          <table:table-cell table:formula="of:=[.I64]*[.J64]/[.J$172]" office:value-type="float" office:value="0.0213836986966912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To</text:p>
          </table:table-cell>
          <table:table-cell table:style-name="ce2" office:value-type="float" office:value="12">
            <text:p>12</text:p>
          </table:table-cell>
          <table:table-cell office:value-type="float" office:value="3.80306700736208">
            <text:p>3,8</text:p>
          </table:table-cell>
          <table:table-cell office:value-type="float" office:value="46743894">
            <text:p>46743894</text:p>
          </table:table-cell>
          <table:table-cell table:formula="of:=[.C65]*[.D65]/[.D$172]" office:value-type="float" office:value="0.0344181777934117">
            <text:p>0,03</text:p>
          </table:table-cell>
          <table:table-cell table:formula="of:=[.C65]*[.B65]/[.B$172]" office:value-type="float" office:value="0.034416895994227">
            <text:p>0,03</text:p>
          </table:table-cell>
          <table:table-cell table:number-columns-repeated="2"/>
          <table:table-cell office:value-type="float" office:value="3.89006698577827">
            <text:p>3,89</text:p>
          </table:table-cell>
          <table:table-cell office:value-type="float" office:value="46736710">
            <text:p>46736710</text:p>
          </table:table-cell>
          <table:table-cell table:formula="of:=[.I65]*[.J65]/[.J$172]" office:value-type="float" office:value="0.0351999094905117">
            <text:p>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9s</text:p>
          </table:table-cell>
          <table:table-cell table:style-name="ce2" office:value-type="float" office:value="4">
            <text:p>4</text:p>
          </table:table-cell>
          <table:table-cell office:value-type="float" office:value="4.08266722668038">
            <text:p>4,08</text:p>
          </table:table-cell>
          <table:table-cell office:value-type="float" office:value="15582854">
            <text:p>15582854</text:p>
          </table:table-cell>
          <table:table-cell table:formula="of:=[.C66]*[.D66]/[.D$172]" office:value-type="float" office:value="0.012317426855438">
            <text:p>0,01</text:p>
          </table:table-cell>
          <table:table-cell table:formula="of:=[.C66]*[.B66]/[.B$172]" office:value-type="float" office:value="0.0123157382403631">
            <text:p>0,01</text:p>
          </table:table-cell>
          <table:table-cell table:number-columns-repeated="2"/>
          <table:table-cell office:value-type="float" office:value="4.23275761242671">
            <text:p>4,23</text:p>
          </table:table-cell>
          <table:table-cell office:value-type="float" office:value="15580186">
            <text:p>15580186</text:p>
          </table:table-cell>
          <table:table-cell table:formula="of:=[.I66]*[.J66]/[.J$172]" office:value-type="float" office:value="0.0127679851012423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9o</text:p>
          </table:table-cell>
          <table:table-cell table:style-name="ce2" office:value-type="float" office:value="12">
            <text:p>12</text:p>
          </table:table-cell>
          <table:table-cell office:value-type="float" office:value="0.565601027125488">
            <text:p>0,57</text:p>
          </table:table-cell>
          <table:table-cell office:value-type="float" office:value="46748468">
            <text:p>46748468</text:p>
          </table:table-cell>
          <table:table-cell table:formula="of:=[.C67]*[.D67]/[.D$172]" office:value-type="float" office:value="0.0051192528455497">
            <text:p>0,01</text:p>
          </table:table-cell>
          <table:table-cell table:formula="of:=[.C67]*[.B67]/[.B$172]" office:value-type="float" office:value="0.00511856133145238">
            <text:p>0,01</text:p>
          </table:table-cell>
          <table:table-cell table:number-columns-repeated="2"/>
          <table:table-cell office:value-type="float" office:value="0.956221267065521">
            <text:p>0,96</text:p>
          </table:table-cell>
          <table:table-cell office:value-type="float" office:value="46739750">
            <text:p>46739750</text:p>
          </table:table-cell>
          <table:table-cell table:formula="of:=[.I67]*[.J67]/[.J$172]" office:value-type="float" office:value="0.00865308785881047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8s</text:p>
          </table:table-cell>
          <table:table-cell table:style-name="ce2" office:value-type="float" office:value="4">
            <text:p>4</text:p>
          </table:table-cell>
          <table:table-cell office:value-type="float" office:value="1.75404438724547">
            <text:p>1,75</text:p>
          </table:table-cell>
          <table:table-cell office:value-type="float" office:value="15581047">
            <text:p>15581047</text:p>
          </table:table-cell>
          <table:table-cell table:formula="of:=[.C68]*[.D68]/[.D$172]" office:value-type="float" office:value="0.00529134677712191">
            <text:p>0,01</text:p>
          </table:table-cell>
          <table:table-cell table:formula="of:=[.C68]*[.B68]/[.B$172]" office:value-type="float" office:value="0.00529123495398332">
            <text:p>0,01</text:p>
          </table:table-cell>
          <table:table-cell table:number-columns-repeated="2"/>
          <table:table-cell office:value-type="float" office:value="1.73986796186463">
            <text:p>1,74</text:p>
          </table:table-cell>
          <table:table-cell office:value-type="float" office:value="15578423">
            <text:p>15578423</text:p>
          </table:table-cell>
          <table:table-cell table:formula="of:=[.I68]*[.J68]/[.J$172]" office:value-type="float" office:value="0.00524766512065729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8o</text:p>
          </table:table-cell>
          <table:table-cell table:style-name="ce2" office:value-type="float" office:value="12">
            <text:p>12</text:p>
          </table:table-cell>
          <table:table-cell office:value-type="float" office:value="-1.85664434941974">
            <text:p>-1,86</text:p>
          </table:table-cell>
          <table:table-cell office:value-type="float" office:value="46742652">
            <text:p>46742652</text:p>
          </table:table-cell>
          <table:table-cell table:formula="of:=[.C69]*[.D69]/[.D$172]" office:value-type="float" office:value="-0.0168023906202803">
            <text:p>-0,02</text:p>
          </table:table-cell>
          <table:table-cell table:formula="of:=[.C69]*[.B69]/[.B$172]" office:value-type="float" office:value="-0.016802211306966">
            <text:p>-0,02</text:p>
          </table:table-cell>
          <table:table-cell table:number-columns-repeated="2"/>
          <table:table-cell office:value-type="float" office:value="-1.64827743852978">
            <text:p>-1,65</text:p>
          </table:table-cell>
          <table:table-cell office:value-type="float" office:value="46735394">
            <text:p>46735394</text:p>
          </table:table-cell>
          <table:table-cell table:formula="of:=[.I69]*[.J69]/[.J$172]" office:value-type="float" office:value="-0.0149142889245224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7s</text:p>
          </table:table-cell>
          <table:table-cell table:style-name="ce2" office:value-type="float" office:value="4">
            <text:p>4</text:p>
          </table:table-cell>
          <table:table-cell office:value-type="float" office:value="-0.289222216958515">
            <text:p>-0,29</text:p>
          </table:table-cell>
          <table:table-cell office:value-type="float" office:value="15582382">
            <text:p>15582382</text:p>
          </table:table-cell>
          <table:table-cell table:formula="of:=[.C70]*[.D70]/[.D$172]" office:value-type="float" office:value="-0.000872558403196343">
            <text:p>0</text:p>
          </table:table-cell>
          <table:table-cell table:formula="of:=[.C70]*[.B70]/[.B$172]" office:value-type="float" office:value="-0.000872465209527949">
            <text:p>0</text:p>
          </table:table-cell>
          <table:table-cell table:number-columns-repeated="2"/>
          <table:table-cell office:value-type="float" office:value="-0.700581472469733">
            <text:p>-0,7</text:p>
          </table:table-cell>
          <table:table-cell office:value-type="float" office:value="15579584">
            <text:p>15579584</text:p>
          </table:table-cell>
          <table:table-cell table:formula="of:=[.I70]*[.J70]/[.J$172]" office:value-type="float" office:value="-0.00211320113196725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7o</text:p>
          </table:table-cell>
          <table:table-cell table:style-name="ce2" office:value-type="float" office:value="12">
            <text:p>12</text:p>
          </table:table-cell>
          <table:table-cell office:value-type="float" office:value="-3.82224013446806">
            <text:p>-3,82</text:p>
          </table:table-cell>
          <table:table-cell office:value-type="float" office:value="46747774">
            <text:p>46747774</text:p>
          </table:table-cell>
          <table:table-cell table:formula="of:=[.C71]*[.D71]/[.D$172]" office:value-type="float" office:value="-0.0345945680189527">
            <text:p>-0,03</text:p>
          </table:table-cell>
          <table:table-cell table:formula="of:=[.C71]*[.B71]/[.B$172]" office:value-type="float" office:value="-0.0345904084567245">
            <text:p>-0,03</text:p>
          </table:table-cell>
          <table:table-cell table:number-columns-repeated="2"/>
          <table:table-cell office:value-type="float" office:value="-3.87862076022162">
            <text:p>-3,88</text:p>
          </table:table-cell>
          <table:table-cell office:value-type="float" office:value="46739776">
            <text:p>46739776</text:p>
          </table:table-cell>
          <table:table-cell table:formula="of:=[.I71]*[.J71]/[.J$172]" office:value-type="float" office:value="-0.035098638813814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6s</text:p>
          </table:table-cell>
          <table:table-cell table:style-name="ce2" office:value-type="float" office:value="4">
            <text:p>4</text:p>
          </table:table-cell>
          <table:table-cell office:value-type="float" office:value="-1.28626609951057">
            <text:p>-1,29</text:p>
          </table:table-cell>
          <table:table-cell office:value-type="float" office:value="15582355">
            <text:p>15582355</text:p>
          </table:table-cell>
          <table:table-cell table:formula="of:=[.C72]*[.D72]/[.D$172]" office:value-type="float" office:value="-0.00388054680226633">
            <text:p>0</text:p>
          </table:table-cell>
          <table:table-cell table:formula="of:=[.C72]*[.B72]/[.B$172]" office:value-type="float" office:value="-0.0038801390633803">
            <text:p>0</text:p>
          </table:table-cell>
          <table:table-cell table:number-columns-repeated="2"/>
          <table:table-cell office:value-type="float" office:value="-1.58295983616362">
            <text:p>-1,58</text:p>
          </table:table-cell>
          <table:table-cell office:value-type="float" office:value="15579885">
            <text:p>15579885</text:p>
          </table:table-cell>
          <table:table-cell table:formula="of:=[.I72]*[.J72]/[.J$172]" office:value-type="float" office:value="-0.00477485813883167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6o</text:p>
          </table:table-cell>
          <table:table-cell table:style-name="ce2" office:value-type="float" office:value="12">
            <text:p>12</text:p>
          </table:table-cell>
          <table:table-cell office:value-type="float" office:value="-4.90060112966465">
            <text:p>-4,9</text:p>
          </table:table-cell>
          <table:table-cell office:value-type="float" office:value="46746776">
            <text:p>46746776</text:p>
          </table:table-cell>
          <table:table-cell table:formula="of:=[.C73]*[.D73]/[.D$172]" office:value-type="float" office:value="-0.0443537176709715">
            <text:p>-0,04</text:p>
          </table:table-cell>
          <table:table-cell table:formula="of:=[.C73]*[.B73]/[.B$172]" office:value-type="float" office:value="-0.0443493314901778">
            <text:p>-0,04</text:p>
          </table:table-cell>
          <table:table-cell table:number-columns-repeated="2"/>
          <table:table-cell office:value-type="float" office:value="-4.58502370032807">
            <text:p>-4,59</text:p>
          </table:table-cell>
          <table:table-cell office:value-type="float" office:value="46739627">
            <text:p>46739627</text:p>
          </table:table-cell>
          <table:table-cell table:formula="of:=[.I73]*[.J73]/[.J$172]" office:value-type="float" office:value="-0.0414909287972509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5s</text:p>
          </table:table-cell>
          <table:table-cell table:style-name="ce2" office:value-type="float" office:value="4">
            <text:p>4</text:p>
          </table:table-cell>
          <table:table-cell office:value-type="float" office:value="-2.57064682085861">
            <text:p>-2,57</text:p>
          </table:table-cell>
          <table:table-cell office:value-type="float" office:value="15582825">
            <text:p>15582825</text:p>
          </table:table-cell>
          <table:table-cell table:formula="of:=[.C74]*[.D74]/[.D$172]" office:value-type="float" office:value="-0.00775563951264336">
            <text:p>-0,01</text:p>
          </table:table-cell>
          <table:table-cell table:formula="of:=[.C74]*[.B74]/[.B$172]" office:value-type="float" office:value="-0.00775459071148902">
            <text:p>-0,01</text:p>
          </table:table-cell>
          <table:table-cell table:number-columns-repeated="2"/>
          <table:table-cell office:value-type="float" office:value="-2.81890540823967">
            <text:p>-2,82</text:p>
          </table:table-cell>
          <table:table-cell office:value-type="float" office:value="15581195">
            <text:p>15581195</text:p>
          </table:table-cell>
          <table:table-cell table:formula="of:=[.I74]*[.J74]/[.J$172]" office:value-type="float" office:value="-0.00850369344006396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5o</text:p>
          </table:table-cell>
          <table:table-cell table:style-name="ce2" office:value-type="float" office:value="12">
            <text:p>12</text:p>
          </table:table-cell>
          <table:table-cell office:value-type="float" office:value="-6.08276161705495">
            <text:p>-6,08</text:p>
          </table:table-cell>
          <table:table-cell office:value-type="float" office:value="46747890">
            <text:p>46747890</text:p>
          </table:table-cell>
          <table:table-cell table:formula="of:=[.C75]*[.D75]/[.D$172]" office:value-type="float" office:value="-0.0550543726358962">
            <text:p>-0,06</text:p>
          </table:table-cell>
          <table:table-cell table:formula="of:=[.C75]*[.B75]/[.B$172]" office:value-type="float" office:value="-0.0550476164439362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845">
            <text:p>46742845</text:p>
          </table:table-cell>
          <table:table-cell table:formula="of:=[.I75]*[.J75]/[.J$172]" office:value-type="float" office:value="-0.045249259479323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4s</text:p>
          </table:table-cell>
          <table:table-cell table:style-name="ce2" office:value-type="float" office:value="4">
            <text:p>4</text:p>
          </table:table-cell>
          <table:table-cell office:value-type="float" office:value="-4.06660473629789">
            <text:p>-4,07</text:p>
          </table:table-cell>
          <table:table-cell office:value-type="float" office:value="15581181">
            <text:p>15581181</text:p>
          </table:table-cell>
          <table:table-cell table:formula="of:=[.C76]*[.D76]/[.D$172]" office:value-type="float" office:value="-0.012267649028189">
            <text:p>-0,01</text:p>
          </table:table-cell>
          <table:table-cell table:formula="of:=[.C76]*[.B76]/[.B$172]" office:value-type="float" office:value="-0.0122672842723918">
            <text:p>-0,01</text:p>
          </table:table-cell>
          <table:table-cell table:number-columns-repeated="2"/>
          <table:table-cell office:value-type="float" office:value="-4.04313526537553">
            <text:p>-4,04</text:p>
          </table:table-cell>
          <table:table-cell office:value-type="float" office:value="15580951">
            <text:p>15580951</text:p>
          </table:table-cell>
          <table:table-cell table:formula="of:=[.I76]*[.J76]/[.J$172]" office:value-type="float" office:value="-0.0121965938696354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4o</text:p>
          </table:table-cell>
          <table:table-cell table:style-name="ce2" office:value-type="float" office:value="12">
            <text:p>12</text:p>
          </table:table-cell>
          <table:table-cell office:value-type="float" office:value="-6.89835540550074">
            <text:p>-6,9</text:p>
          </table:table-cell>
          <table:table-cell office:value-type="float" office:value="46744099">
            <text:p>46744099</text:p>
          </table:table-cell>
          <table:table-cell table:formula="of:=[.C77]*[.D77]/[.D$172]" office:value-type="float" office:value="-0.0624311545488891">
            <text:p>-0,06</text:p>
          </table:table-cell>
          <table:table-cell table:formula="of:=[.C77]*[.B77]/[.B$172]" office:value-type="float" office:value="-0.062428555705889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785">
            <text:p>46742785</text:p>
          </table:table-cell>
          <table:table-cell table:formula="of:=[.I77]*[.J77]/[.J$172]" office:value-type="float" office:value="-0.045249201396517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3s</text:p>
          </table:table-cell>
          <table:table-cell table:style-name="ce2" office:value-type="float" office:value="4">
            <text:p>4</text:p>
          </table:table-cell>
          <table:table-cell office:value-type="float" office:value="-5.27121977966767">
            <text:p>-5,27</text:p>
          </table:table-cell>
          <table:table-cell office:value-type="float" office:value="15582010">
            <text:p>15582010</text:p>
          </table:table-cell>
          <table:table-cell table:formula="of:=[.C78]*[.D78]/[.D$172]" office:value-type="float" office:value="-0.0159024343256897">
            <text:p>-0,02</text:p>
          </table:table-cell>
          <table:table-cell table:formula="of:=[.C78]*[.B78]/[.B$172]" office:value-type="float" office:value="-0.015901115474110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545">
            <text:p>15580545</text:p>
          </table:table-cell>
          <table:table-cell table:formula="of:=[.I78]*[.J78]/[.J$172]" office:value-type="float" office:value="-0.015082696047582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3o</text:p>
          </table:table-cell>
          <table:table-cell table:style-name="ce2" office:value-type="float" office:value="12">
            <text:p>12</text:p>
          </table:table-cell>
          <table:table-cell office:value-type="float" office:value="-7.01121395564471">
            <text:p>-7,01</text:p>
          </table:table-cell>
          <table:table-cell office:value-type="float" office:value="46746212">
            <text:p>46746212</text:p>
          </table:table-cell>
          <table:table-cell table:formula="of:=[.C79]*[.D79]/[.D$172]" office:value-type="float" office:value="-0.0634554096928953">
            <text:p>-0,06</text:p>
          </table:table-cell>
          <table:table-cell table:formula="of:=[.C79]*[.B79]/[.B$172]" office:value-type="float" office:value="-0.063449900051083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702">
            <text:p>46742702</text:p>
          </table:table-cell>
          <table:table-cell table:formula="of:=[.I79]*[.J79]/[.J$172]" office:value-type="float" office:value="-0.04524912104863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2s</text:p>
          </table:table-cell>
          <table:table-cell table:style-name="ce2" office:value-type="float" office:value="4">
            <text:p>4</text:p>
          </table:table-cell>
          <table:table-cell office:value-type="float" office:value="-6.15044748979825">
            <text:p>-6,15</text:p>
          </table:table-cell>
          <table:table-cell office:value-type="float" office:value="15581868">
            <text:p>15581868</text:p>
          </table:table-cell>
          <table:table-cell table:formula="of:=[.C80]*[.D80]/[.D$172]" office:value-type="float" office:value="-0.0185547558335968">
            <text:p>-0,02</text:p>
          </table:table-cell>
          <table:table-cell table:formula="of:=[.C80]*[.B80]/[.B$172]" office:value-type="float" office:value="-0.018553386092905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9245">
            <text:p>15579245</text:p>
          </table:table-cell>
          <table:table-cell table:formula="of:=[.I80]*[.J80]/[.J$172]" office:value-type="float" office:value="-0.015081437586799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Q2o</text:p>
          </table:table-cell>
          <table:table-cell table:style-name="ce2" office:value-type="float" office:value="12">
            <text:p>12</text:p>
          </table:table-cell>
          <table:table-cell office:value-type="float" office:value="-7.29144968106884">
            <text:p>-7,29</text:p>
          </table:table-cell>
          <table:table-cell office:value-type="float" office:value="46744871">
            <text:p>46744871</text:p>
          </table:table-cell>
          <table:table-cell table:formula="of:=[.C81]*[.D81]/[.D$172]" office:value-type="float" office:value="-0.065989806732882">
            <text:p>-0,07</text:p>
          </table:table-cell>
          <table:table-cell table:formula="of:=[.C81]*[.B81]/[.B$172]" office:value-type="float" office:value="-0.065985969964423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7468">
            <text:p>46737468</text:p>
          </table:table-cell>
          <table:table-cell table:formula="of:=[.I81]*[.J81]/[.J$172]" office:value-type="float" office:value="-0.045244054291914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Ts</text:p>
          </table:table-cell>
          <table:table-cell table:style-name="ce2" office:value-type="float" office:value="4">
            <text:p>4</text:p>
          </table:table-cell>
          <table:table-cell office:value-type="float" office:value="4.86278099013627">
            <text:p>4,86</text:p>
          </table:table-cell>
          <table:table-cell office:value-type="float" office:value="15579299">
            <text:p>15579299</text:p>
          </table:table-cell>
          <table:table-cell table:formula="of:=[.C82]*[.D82]/[.D$172]" office:value-type="float" office:value="0.014667686887789">
            <text:p>0,01</text:p>
          </table:table-cell>
          <table:table-cell table:formula="of:=[.C82]*[.B82]/[.B$172]" office:value-type="float" office:value="0.0146690225946795">
            <text:p>0,01</text:p>
          </table:table-cell>
          <table:table-cell table:number-columns-repeated="2"/>
          <table:table-cell office:value-type="float" office:value="5.0201684019682">
            <text:p>5,02</text:p>
          </table:table-cell>
          <table:table-cell office:value-type="float" office:value="15579955">
            <text:p>15579955</text:p>
          </table:table-cell>
          <table:table-cell table:formula="of:=[.I82]*[.J82]/[.J$172]" office:value-type="float" office:value="0.0151429613715001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To</text:p>
          </table:table-cell>
          <table:table-cell table:style-name="ce2" office:value-type="float" office:value="12">
            <text:p>12</text:p>
          </table:table-cell>
          <table:table-cell office:value-type="float" office:value="1.71537481405337">
            <text:p>1,72</text:p>
          </table:table-cell>
          <table:table-cell office:value-type="float" office:value="46738914">
            <text:p>46738914</text:p>
          </table:table-cell>
          <table:table-cell table:formula="of:=[.C83]*[.D83]/[.D$172]" office:value-type="float" office:value="0.0155226781983701">
            <text:p>0,02</text:p>
          </table:table-cell>
          <table:table-cell table:formula="of:=[.C83]*[.B83]/[.B$172]" office:value-type="float" office:value="0.0155237539733337">
            <text:p>0,02</text:p>
          </table:table-cell>
          <table:table-cell table:number-columns-repeated="2"/>
          <table:table-cell office:value-type="float" office:value="1.66771943489818">
            <text:p>1,67</text:p>
          </table:table-cell>
          <table:table-cell office:value-type="float" office:value="46740079">
            <text:p>46740079</text:p>
          </table:table-cell>
          <table:table-cell table:formula="of:=[.I83]*[.J83]/[.J$172]" office:value-type="float" office:value="0.0150917207867923">
            <text:p>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9s</text:p>
          </table:table-cell>
          <table:table-cell table:style-name="ce2" office:value-type="float" office:value="4">
            <text:p>4</text:p>
          </table:table-cell>
          <table:table-cell office:value-type="float" office:value="1.86385178108846">
            <text:p>1,86</text:p>
          </table:table-cell>
          <table:table-cell office:value-type="float" office:value="15581085">
            <text:p>15581085</text:p>
          </table:table-cell>
          <table:table-cell table:formula="of:=[.C84]*[.D84]/[.D$172]" office:value-type="float" office:value="0.00562261151390986">
            <text:p>0,01</text:p>
          </table:table-cell>
          <table:table-cell table:formula="of:=[.C84]*[.B84]/[.B$172]" office:value-type="float" office:value="0.00562247897764241">
            <text:p>0,01</text:p>
          </table:table-cell>
          <table:table-cell table:number-columns-repeated="2"/>
          <table:table-cell office:value-type="float" office:value="1.97238101967957">
            <text:p>1,97</text:p>
          </table:table-cell>
          <table:table-cell office:value-type="float" office:value="15580544">
            <text:p>15580544</text:p>
          </table:table-cell>
          <table:table-cell table:formula="of:=[.I84]*[.J84]/[.J$172]" office:value-type="float" office:value="0.00594976430009823">
            <text:p>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9o</text:p>
          </table:table-cell>
          <table:table-cell table:style-name="ce2" office:value-type="float" office:value="12">
            <text:p>12</text:p>
          </table:table-cell>
          <table:table-cell office:value-type="float" office:value="-1.37815657749498">
            <text:p>-1,38</text:p>
          </table:table-cell>
          <table:table-cell office:value-type="float" office:value="46743150">
            <text:p>46743150</text:p>
          </table:table-cell>
          <table:table-cell table:formula="of:=[.C85]*[.D85]/[.D$172]" office:value-type="float" office:value="-0.0124722712066961">
            <text:p>-0,01</text:p>
          </table:table-cell>
          <table:table-cell table:formula="of:=[.C85]*[.B85]/[.B$172]" office:value-type="float" office:value="-0.0124720052261989">
            <text:p>-0,01</text:p>
          </table:table-cell>
          <table:table-cell table:number-columns-repeated="2"/>
          <table:table-cell office:value-type="float" office:value="-1.20783508422753">
            <text:p>-1,21</text:p>
          </table:table-cell>
          <table:table-cell office:value-type="float" office:value="46742472">
            <text:p>46742472</text:p>
          </table:table-cell>
          <table:table-cell table:formula="of:=[.I85]*[.J85]/[.J$172]" office:value-type="float" office:value="-0.01093064140152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8s</text:p>
          </table:table-cell>
          <table:table-cell table:style-name="ce2" office:value-type="float" office:value="4">
            <text:p>4</text:p>
          </table:table-cell>
          <table:table-cell office:value-type="float" office:value="-0.415711173162501">
            <text:p>-0,42</text:p>
          </table:table-cell>
          <table:table-cell office:value-type="float" office:value="15579144">
            <text:p>15579144</text:p>
          </table:table-cell>
          <table:table-cell table:formula="of:=[.C86]*[.D86]/[.D$172]" office:value-type="float" office:value="-0.00125390402554078">
            <text:p>0</text:p>
          </table:table-cell>
          <table:table-cell table:formula="of:=[.C86]*[.B86]/[.B$172]" office:value-type="float" office:value="-0.001254030688273">
            <text:p>0</text:p>
          </table:table-cell>
          <table:table-cell table:number-columns-repeated="2"/>
          <table:table-cell office:value-type="float" office:value="-0.280161348520739">
            <text:p>-0,28</text:p>
          </table:table-cell>
          <table:table-cell office:value-type="float" office:value="15579435">
            <text:p>15579435</text:p>
          </table:table-cell>
          <table:table-cell table:formula="of:=[.I86]*[.J86]/[.J$172]" office:value-type="float" office:value="-0.000845057484342645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8o</text:p>
          </table:table-cell>
          <table:table-cell table:style-name="ce2" office:value-type="float" office:value="12">
            <text:p>12</text:p>
          </table:table-cell>
          <table:table-cell office:value-type="float" office:value="-3.35122603773479">
            <text:p>-3,35</text:p>
          </table:table-cell>
          <table:table-cell office:value-type="float" office:value="46737556">
            <text:p>46737556</text:p>
          </table:table-cell>
          <table:table-cell table:formula="of:=[.C87]*[.D87]/[.D$172]" office:value-type="float" office:value="-0.0303248546530135">
            <text:p>-0,03</text:p>
          </table:table-cell>
          <table:table-cell table:formula="of:=[.C87]*[.B87]/[.B$172]" office:value-type="float" office:value="-0.0303278374455637">
            <text:p>-0,03</text:p>
          </table:table-cell>
          <table:table-cell table:number-columns-repeated="2"/>
          <table:table-cell office:value-type="float" office:value="-3.28825662148375">
            <text:p>-3,29</text:p>
          </table:table-cell>
          <table:table-cell office:value-type="float" office:value="46738511">
            <text:p>46738511</text:p>
          </table:table-cell>
          <table:table-cell table:formula="of:=[.I87]*[.J87]/[.J$172]" office:value-type="float" office:value="-0.0297554762342641">
            <text:p>-0,0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7s</text:p>
          </table:table-cell>
          <table:table-cell table:style-name="ce2" office:value-type="float" office:value="4">
            <text:p>4</text:p>
          </table:table-cell>
          <table:table-cell office:value-type="float" office:value="-2.88753867350754">
            <text:p>-2,89</text:p>
          </table:table-cell>
          <table:table-cell office:value-type="float" office:value="15581046">
            <text:p>15581046</text:p>
          </table:table-cell>
          <table:table-cell table:formula="of:=[.C88]*[.D88]/[.D$172]" office:value-type="float" office:value="-0.0087107074281401">
            <text:p>-0,01</text:p>
          </table:table-cell>
          <table:table-cell table:formula="of:=[.C88]*[.B88]/[.B$172]" office:value-type="float" office:value="-0.00871052390198353">
            <text:p>-0,01</text:p>
          </table:table-cell>
          <table:table-cell table:number-columns-repeated="2"/>
          <table:table-cell office:value-type="float" office:value="-2.37399486852375">
            <text:p>-2,37</text:p>
          </table:table-cell>
          <table:table-cell office:value-type="float" office:value="15580935">
            <text:p>15580935</text:p>
          </table:table-cell>
          <table:table-cell table:formula="of:=[.I88]*[.J88]/[.J$172]" office:value-type="float" office:value="-0.00716142785885944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7o</text:p>
          </table:table-cell>
          <table:table-cell table:style-name="ce2" office:value-type="float" office:value="12">
            <text:p>12</text:p>
          </table:table-cell>
          <table:table-cell office:value-type="float" office:value="-5.27608979744593">
            <text:p>-5,28</text:p>
          </table:table-cell>
          <table:table-cell office:value-type="float" office:value="46742631">
            <text:p>46742631</text:p>
          </table:table-cell>
          <table:table-cell table:formula="of:=[.C89]*[.D89]/[.D$172]" office:value-type="float" office:value="-0.0477479070905549">
            <text:p>-0,05</text:p>
          </table:table-cell>
          <table:table-cell table:formula="of:=[.C89]*[.B89]/[.B$172]" office:value-type="float" office:value="-0.0477474189814111">
            <text:p>-0,05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418">
            <text:p>46742418</text:p>
          </table:table-cell>
          <table:table-cell table:formula="of:=[.I89]*[.J89]/[.J$172]" office:value-type="float" office:value="-0.045248846123358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6s</text:p>
          </table:table-cell>
          <table:table-cell table:style-name="ce2" office:value-type="float" office:value="4">
            <text:p>4</text:p>
          </table:table-cell>
          <table:table-cell office:value-type="float" office:value="-4.77259790525497">
            <text:p>-4,77</text:p>
          </table:table-cell>
          <table:table-cell office:value-type="float" office:value="15580967">
            <text:p>15580967</text:p>
          </table:table-cell>
          <table:table-cell table:formula="of:=[.C90]*[.D90]/[.D$172]" office:value-type="float" office:value="-0.0143972074284952">
            <text:p>-0,01</text:p>
          </table:table-cell>
          <table:table-cell table:formula="of:=[.C90]*[.B90]/[.B$172]" office:value-type="float" office:value="-0.0143969770897586">
            <text:p>-0,01</text:p>
          </table:table-cell>
          <table:table-cell table:number-columns-repeated="2"/>
          <table:table-cell office:value-type="float" office:value="-4.56587417918494">
            <text:p>-4,57</text:p>
          </table:table-cell>
          <table:table-cell office:value-type="float" office:value="15580659">
            <text:p>15580659</text:p>
          </table:table-cell>
          <table:table-cell table:formula="of:=[.I90]*[.J90]/[.J$172]" office:value-type="float" office:value="-0.0137732392627674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6o</text:p>
          </table:table-cell>
          <table:table-cell table:style-name="ce2" office:value-type="float" office:value="12">
            <text:p>12</text:p>
          </table:table-cell>
          <table:table-cell office:value-type="float" office:value="-6.95557377691524">
            <text:p>-6,96</text:p>
          </table:table-cell>
          <table:table-cell office:value-type="float" office:value="46741712">
            <text:p>46741712</text:p>
          </table:table-cell>
          <table:table-cell table:formula="of:=[.C91]*[.D91]/[.D$172]" office:value-type="float" office:value="-0.0629457749138544">
            <text:p>-0,06</text:p>
          </table:table-cell>
          <table:table-cell table:formula="of:=[.C91]*[.B91]/[.B$172]" office:value-type="float" office:value="-0.062946369021857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540">
            <text:p>46742540</text:p>
          </table:table-cell>
          <table:table-cell table:formula="of:=[.I91]*[.J91]/[.J$172]" office:value-type="float" office:value="-0.0452489642250625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5s</text:p>
          </table:table-cell>
          <table:table-cell table:style-name="ce2" office:value-type="float" office:value="4">
            <text:p>4</text:p>
          </table:table-cell>
          <table:table-cell office:value-type="float" office:value="-5.53189822947726">
            <text:p>-5,53</text:p>
          </table:table-cell>
          <table:table-cell office:value-type="float" office:value="15580858">
            <text:p>15580858</text:p>
          </table:table-cell>
          <table:table-cell table:formula="of:=[.C92]*[.D92]/[.D$172]" office:value-type="float" office:value="-0.0166876260473379">
            <text:p>-0,02</text:p>
          </table:table-cell>
          <table:table-cell table:formula="of:=[.C92]*[.B92]/[.B$172]" office:value-type="float" office:value="-0.016687475805361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2090">
            <text:p>15582090</text:p>
          </table:table-cell>
          <table:table-cell table:formula="of:=[.I92]*[.J92]/[.J$172]" office:value-type="float" office:value="-0.015084191679821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5o</text:p>
          </table:table-cell>
          <table:table-cell table:style-name="ce2" office:value-type="float" office:value="12">
            <text:p>12</text:p>
          </table:table-cell>
          <table:table-cell office:value-type="float" office:value="-6.95956669464555">
            <text:p>-6,96</text:p>
          </table:table-cell>
          <table:table-cell office:value-type="float" office:value="46742733">
            <text:p>46742733</text:p>
          </table:table-cell>
          <table:table-cell table:formula="of:=[.C93]*[.D93]/[.D$172]" office:value-type="float" office:value="-0.0629832853167422">
            <text:p>-0,06</text:p>
          </table:table-cell>
          <table:table-cell table:formula="of:=[.C93]*[.B93]/[.B$172]" office:value-type="float" office:value="-0.0629825040239416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963">
            <text:p>46745963</text:p>
          </table:table-cell>
          <table:table-cell table:formula="of:=[.I93]*[.J93]/[.J$172]" office:value-type="float" office:value="-0.045252277849109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4s</text:p>
          </table:table-cell>
          <table:table-cell table:style-name="ce2" office:value-type="float" office:value="4">
            <text:p>4</text:p>
          </table:table-cell>
          <table:table-cell office:value-type="float" office:value="-6.83560835360284">
            <text:p>-6,84</text:p>
          </table:table-cell>
          <table:table-cell office:value-type="float" office:value="15579773">
            <text:p>15579773</text:p>
          </table:table-cell>
          <table:table-cell table:formula="of:=[.C94]*[.D94]/[.D$172]" office:value-type="float" office:value="-0.0206189860717466">
            <text:p>-0,02</text:p>
          </table:table-cell>
          <table:table-cell table:formula="of:=[.C94]*[.B94]/[.B$172]" office:value-type="float" office:value="-0.020620236360792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669">
            <text:p>15581669</text:p>
          </table:table-cell>
          <table:table-cell table:formula="of:=[.I94]*[.J94]/[.J$172]" office:value-type="float" office:value="-0.015083784132136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4o</text:p>
          </table:table-cell>
          <table:table-cell table:style-name="ce2" office:value-type="float" office:value="12">
            <text:p>12</text:p>
          </table:table-cell>
          <table:table-cell office:value-type="float" office:value="-7.2103738950883">
            <text:p>-7,21</text:p>
          </table:table-cell>
          <table:table-cell office:value-type="float" office:value="46739022">
            <text:p>46739022</text:p>
          </table:table-cell>
          <table:table-cell table:formula="of:=[.C95]*[.D95]/[.D$172]" office:value-type="float" office:value="-0.0652478813206773">
            <text:p>-0,07</text:p>
          </table:table-cell>
          <table:table-cell table:formula="of:=[.C95]*[.B95]/[.B$172]" office:value-type="float" office:value="-0.06525225244423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544">
            <text:p>46745544</text:p>
          </table:table-cell>
          <table:table-cell table:formula="of:=[.I95]*[.J95]/[.J$172]" office:value-type="float" office:value="-0.045251872237518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3s</text:p>
          </table:table-cell>
          <table:table-cell table:style-name="ce2" office:value-type="float" office:value="4">
            <text:p>4</text:p>
          </table:table-cell>
          <table:table-cell office:value-type="float" office:value="-7.13049059977662">
            <text:p>-7,13</text:p>
          </table:table-cell>
          <table:table-cell office:value-type="float" office:value="15580331">
            <text:p>15580331</text:p>
          </table:table-cell>
          <table:table-cell table:formula="of:=[.C96]*[.D96]/[.D$172]" office:value-type="float" office:value="-0.0215092416798002">
            <text:p>-0,02</text:p>
          </table:table-cell>
          <table:table-cell table:formula="of:=[.C96]*[.B96]/[.B$172]" office:value-type="float" office:value="-0.02150977556493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641">
            <text:p>15581641</text:p>
          </table:table-cell>
          <table:table-cell table:formula="of:=[.I96]*[.J96]/[.J$172]" office:value-type="float" office:value="-0.015083757026827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3o</text:p>
          </table:table-cell>
          <table:table-cell table:style-name="ce2" office:value-type="float" office:value="12">
            <text:p>12</text:p>
          </table:table-cell>
          <table:table-cell office:value-type="float" office:value="-7.40736682782678">
            <text:p>-7,41</text:p>
          </table:table-cell>
          <table:table-cell office:value-type="float" office:value="46741143">
            <text:p>46741143</text:p>
          </table:table-cell>
          <table:table-cell table:formula="of:=[.C97]*[.D97]/[.D$172]" office:value-type="float" office:value="-0.0670335451911059">
            <text:p>-0,07</text:p>
          </table:table-cell>
          <table:table-cell table:formula="of:=[.C97]*[.B97]/[.B$172]" office:value-type="float" office:value="-0.0670349939169844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4979">
            <text:p>46744979</text:p>
          </table:table-cell>
          <table:table-cell table:formula="of:=[.I97]*[.J97]/[.J$172]" office:value-type="float" office:value="-0.04525132529110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2s</text:p>
          </table:table-cell>
          <table:table-cell table:style-name="ce2" office:value-type="float" office:value="4">
            <text:p>4</text:p>
          </table:table-cell>
          <table:table-cell office:value-type="float" office:value="-7.36752947881193">
            <text:p>-7,37</text:p>
          </table:table-cell>
          <table:table-cell office:value-type="float" office:value="15579636">
            <text:p>15579636</text:p>
          </table:table-cell>
          <table:table-cell table:formula="of:=[.C98]*[.D98]/[.D$172]" office:value-type="float" office:value="-0.0222232819708906">
            <text:p>-0,02</text:p>
          </table:table-cell>
          <table:table-cell table:formula="of:=[.C98]*[.B98]/[.B$172]" office:value-type="float" office:value="-0.022224824973791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9981">
            <text:p>15579981</text:p>
          </table:table-cell>
          <table:table-cell table:formula="of:=[.I98]*[.J98]/[.J$172]" office:value-type="float" office:value="-0.0150821500692122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2o</text:p>
          </table:table-cell>
          <table:table-cell table:style-name="ce2" office:value-type="float" office:value="12">
            <text:p>12</text:p>
          </table:table-cell>
          <table:table-cell office:value-type="float" office:value="-7.5235530148154">
            <text:p>-7,52</text:p>
          </table:table-cell>
          <table:table-cell office:value-type="float" office:value="46738964">
            <text:p>46738964</text:p>
          </table:table-cell>
          <table:table-cell table:formula="of:=[.C99]*[.D99]/[.D$172]" office:value-type="float" office:value="-0.0680818071564815">
            <text:p>-0,07</text:p>
          </table:table-cell>
          <table:table-cell table:formula="of:=[.C99]*[.B99]/[.B$172]" office:value-type="float" office:value="-0.068086452622763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0043">
            <text:p>46740043</text:p>
          </table:table-cell>
          <table:table-cell table:formula="of:=[.I99]*[.J99]/[.J$172]" office:value-type="float" office:value="-0.045246547012312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9s</text:p>
          </table:table-cell>
          <table:table-cell table:style-name="ce2" office:value-type="float" office:value="4">
            <text:p>4</text:p>
          </table:table-cell>
          <table:table-cell office:value-type="float" office:value="0.373877166269666">
            <text:p>0,37</text:p>
          </table:table-cell>
          <table:table-cell office:value-type="float" office:value="15580453">
            <text:p>15580453</text:p>
          </table:table-cell>
          <table:table-cell table:formula="of:=[.C100]*[.D100]/[.D$172]" office:value-type="float" office:value="0.00112781542669902">
            <text:p>0</text:p>
          </table:table-cell>
          <table:table-cell table:formula="of:=[.C100]*[.B100]/[.B$172]" office:value-type="float" office:value="0.00112783458904877">
            <text:p>0</text:p>
          </table:table-cell>
          <table:table-cell table:number-columns-repeated="2"/>
          <table:table-cell office:value-type="float" office:value="1.01710517417232">
            <text:p>1,02</text:p>
          </table:table-cell>
          <table:table-cell office:value-type="float" office:value="15580122">
            <text:p>15580122</text:p>
          </table:table-cell>
          <table:table-cell table:formula="of:=[.I100]*[.J100]/[.J$172]" office:value-type="float" office:value="0.00306805434047911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9o</text:p>
          </table:table-cell>
          <table:table-cell table:style-name="ce2" office:value-type="float" office:value="12">
            <text:p>12</text:p>
          </table:table-cell>
          <table:table-cell office:value-type="float" office:value="-2.25086601981847">
            <text:p>-2,25</text:p>
          </table:table-cell>
          <table:table-cell office:value-type="float" office:value="46742062">
            <text:p>46742062</text:p>
          </table:table-cell>
          <table:table-cell table:formula="of:=[.C101]*[.D101]/[.D$172]" office:value-type="float" office:value="-0.0203697885036736">
            <text:p>-0,02</text:p>
          </table:table-cell>
          <table:table-cell table:formula="of:=[.C101]*[.B101]/[.B$172]" office:value-type="float" office:value="-0.0203698282336513">
            <text:p>-0,02</text:p>
          </table:table-cell>
          <table:table-cell table:number-columns-repeated="2"/>
          <table:table-cell office:value-type="float" office:value="-1.76726905132042">
            <text:p>-1,77</text:p>
          </table:table-cell>
          <table:table-cell office:value-type="float" office:value="46739833">
            <text:p>46739833</text:p>
          </table:table-cell>
          <table:table-cell table:formula="of:=[.I101]*[.J101]/[.J$172]" office:value-type="float" office:value="-0.015992492589233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8s</text:p>
          </table:table-cell>
          <table:table-cell table:style-name="ce2" office:value-type="float" office:value="4">
            <text:p>4</text:p>
          </table:table-cell>
          <table:table-cell office:value-type="float" office:value="-1.74666761955494">
            <text:p>-1,75</text:p>
          </table:table-cell>
          <table:table-cell office:value-type="float" office:value="15579068">
            <text:p>15579068</text:p>
          </table:table-cell>
          <table:table-cell table:formula="of:=[.C102]*[.D102]/[.D$172]" office:value-type="float" office:value="-0.00526842436905739">
            <text:p>-0,01</text:p>
          </table:table-cell>
          <table:table-cell table:formula="of:=[.C102]*[.B102]/[.B$172]" office:value-type="float" office:value="-0.00526898226110087">
            <text:p>-0,01</text:p>
          </table:table-cell>
          <table:table-cell table:number-columns-repeated="2"/>
          <table:table-cell office:value-type="float" office:value="-1.13354952161725">
            <text:p>-1,13</text:p>
          </table:table-cell>
          <table:table-cell office:value-type="float" office:value="15578380">
            <text:p>15578380</text:p>
          </table:table-cell>
          <table:table-cell table:formula="of:=[.I102]*[.J102]/[.J$172]" office:value-type="float" office:value="-0.00341892143445725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8o</text:p>
          </table:table-cell>
          <table:table-cell table:style-name="ce2" office:value-type="float" office:value="12">
            <text:p>12</text:p>
          </table:table-cell>
          <table:table-cell office:value-type="float" office:value="-4.46705163949053">
            <text:p>-4,47</text:p>
          </table:table-cell>
          <table:table-cell office:value-type="float" office:value="46736392">
            <text:p>46736392</text:p>
          </table:table-cell>
          <table:table-cell table:formula="of:=[.C103]*[.D103]/[.D$172]" office:value-type="float" office:value="-0.040420824041131">
            <text:p>-0,04</text:p>
          </table:table-cell>
          <table:table-cell table:formula="of:=[.C103]*[.B103]/[.B$172]" office:value-type="float" office:value="-0.040425806692222">
            <text:p>-0,04</text:p>
          </table:table-cell>
          <table:table-cell table:number-columns-repeated="2"/>
          <table:table-cell office:value-type="float" office:value="-3.88530600849749">
            <text:p>-3,89</text:p>
          </table:table-cell>
          <table:table-cell office:value-type="float" office:value="46735662">
            <text:p>46735662</text:p>
          </table:table-cell>
          <table:table-cell table:formula="of:=[.I103]*[.J103]/[.J$172]" office:value-type="float" office:value="-0.035156040667607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7s</text:p>
          </table:table-cell>
          <table:table-cell table:style-name="ce2" office:value-type="float" office:value="4">
            <text:p>4</text:p>
          </table:table-cell>
          <table:table-cell office:value-type="float" office:value="-3.98060691558839">
            <text:p>-3,98</text:p>
          </table:table-cell>
          <table:table-cell office:value-type="float" office:value="15580619">
            <text:p>15580619</text:p>
          </table:table-cell>
          <table:table-cell table:formula="of:=[.C104]*[.D104]/[.D$172]" office:value-type="float" office:value="-0.0120077879145844">
            <text:p>-0,01</text:p>
          </table:table-cell>
          <table:table-cell table:formula="of:=[.C104]*[.B104]/[.B$172]" office:value-type="float" office:value="-0.0120078639987583">
            <text:p>-0,01</text:p>
          </table:table-cell>
          <table:table-cell table:number-columns-repeated="2"/>
          <table:table-cell office:value-type="float" office:value="-3.16364765789102">
            <text:p>-3,16</text:p>
          </table:table-cell>
          <table:table-cell office:value-type="float" office:value="15579990">
            <text:p>15579990</text:p>
          </table:table-cell>
          <table:table-cell table:formula="of:=[.I104]*[.J104]/[.J$172]" office:value-type="float" office:value="-0.00954292726109075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7o</text:p>
          </table:table-cell>
          <table:table-cell table:style-name="ce2" office:value-type="float" office:value="12">
            <text:p>12</text:p>
          </table:table-cell>
          <table:table-cell office:value-type="float" office:value="-6.5778653067509">
            <text:p>-6,58</text:p>
          </table:table-cell>
          <table:table-cell office:value-type="float" office:value="46741709">
            <text:p>46741709</text:p>
          </table:table-cell>
          <table:table-cell table:formula="of:=[.C105]*[.D105]/[.D$172]" office:value-type="float" office:value="-0.0595276271544823">
            <text:p>-0,06</text:p>
          </table:table-cell>
          <table:table-cell table:formula="of:=[.C105]*[.B105]/[.B$172]" office:value-type="float" office:value="-0.0595281928212751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9909">
            <text:p>46739909</text:p>
          </table:table-cell>
          <table:table-cell table:formula="of:=[.I105]*[.J105]/[.J$172]" office:value-type="float" office:value="-0.045246417294046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6s</text:p>
          </table:table-cell>
          <table:table-cell table:style-name="ce2" office:value-type="float" office:value="4">
            <text:p>4</text:p>
          </table:table-cell>
          <table:table-cell office:value-type="float" office:value="-5.7347343146783">
            <text:p>-5,73</text:p>
          </table:table-cell>
          <table:table-cell office:value-type="float" office:value="15580377">
            <text:p>15580377</text:p>
          </table:table-cell>
          <table:table-cell table:formula="of:=[.C106]*[.D106]/[.D$172]" office:value-type="float" office:value="-0.0172989710596668">
            <text:p>-0,02</text:p>
          </table:table-cell>
          <table:table-cell table:formula="of:=[.C106]*[.B106]/[.B$172]" office:value-type="float" office:value="-0.017299349365545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9989">
            <text:p>15579989</text:p>
          </table:table-cell>
          <table:table-cell table:formula="of:=[.I106]*[.J106]/[.J$172]" office:value-type="float" office:value="-0.0150821578135862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6o</text:p>
          </table:table-cell>
          <table:table-cell table:style-name="ce2" office:value-type="float" office:value="12">
            <text:p>12</text:p>
          </table:table-cell>
          <table:table-cell office:value-type="float" office:value="-7.18743810165437">
            <text:p>-7,19</text:p>
          </table:table-cell>
          <table:table-cell office:value-type="float" office:value="46740584">
            <text:p>46740584</text:p>
          </table:table-cell>
          <table:table-cell table:formula="of:=[.C107]*[.D107]/[.D$172]" office:value-type="float" office:value="-0.0650425051061614">
            <text:p>-0,07</text:p>
          </table:table-cell>
          <table:table-cell table:formula="of:=[.C107]*[.B107]/[.B$172]" office:value-type="float" office:value="-0.0650446887027545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9745">
            <text:p>46739745</text:p>
          </table:table-cell>
          <table:table-cell table:formula="of:=[.I107]*[.J107]/[.J$172]" office:value-type="float" office:value="-0.045246258534378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5s</text:p>
          </table:table-cell>
          <table:table-cell table:style-name="ce2" office:value-type="float" office:value="4">
            <text:p>4</text:p>
          </table:table-cell>
          <table:table-cell office:value-type="float" office:value="-7.13454079028387">
            <text:p>-7,13</text:p>
          </table:table-cell>
          <table:table-cell office:value-type="float" office:value="15580841">
            <text:p>15580841</text:p>
          </table:table-cell>
          <table:table-cell table:formula="of:=[.C108]*[.D108]/[.D$172]" office:value-type="float" office:value="-0.0215221636201899">
            <text:p>-0,02</text:p>
          </table:table-cell>
          <table:table-cell table:formula="of:=[.C108]*[.B108]/[.B$172]" office:value-type="float" office:value="-0.021521993334189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267">
            <text:p>15581267</text:p>
          </table:table-cell>
          <table:table-cell table:formula="of:=[.I108]*[.J108]/[.J$172]" office:value-type="float" office:value="-0.015083394977340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5o</text:p>
          </table:table-cell>
          <table:table-cell table:style-name="ce2" office:value-type="float" office:value="12">
            <text:p>12</text:p>
          </table:table-cell>
          <table:table-cell office:value-type="float" office:value="-7.24109901182452">
            <text:p>-7,24</text:p>
          </table:table-cell>
          <table:table-cell office:value-type="float" office:value="46741537">
            <text:p>46741537</text:p>
          </table:table-cell>
          <table:table-cell table:formula="of:=[.C109]*[.D109]/[.D$172]" office:value-type="float" office:value="-0.0655294439614745">
            <text:p>-0,07</text:p>
          </table:table-cell>
          <table:table-cell table:formula="of:=[.C109]*[.B109]/[.B$172]" office:value-type="float" office:value="-0.065530307799316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3215">
            <text:p>46743215</text:p>
          </table:table-cell>
          <table:table-cell table:formula="of:=[.I109]*[.J109]/[.J$172]" office:value-type="float" office:value="-0.04524961765662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4s</text:p>
          </table:table-cell>
          <table:table-cell table:style-name="ce2" office:value-type="float" office:value="4">
            <text:p>4</text:p>
          </table:table-cell>
          <table:table-cell office:value-type="float" office:value="-7.26226557623527">
            <text:p>-7,26</text:p>
          </table:table-cell>
          <table:table-cell office:value-type="float" office:value="15579227">
            <text:p>15579227</text:p>
          </table:table-cell>
          <table:table-cell table:formula="of:=[.C110]*[.D110]/[.D$172]" office:value-type="float" office:value="-0.0219051907740209">
            <text:p>-0,02</text:p>
          </table:table-cell>
          <table:table-cell table:formula="of:=[.C110]*[.B110]/[.B$172]" office:value-type="float" office:value="-0.0219072868061396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824">
            <text:p>15580824</text:p>
          </table:table-cell>
          <table:table-cell table:formula="of:=[.I110]*[.J110]/[.J$172]" office:value-type="float" office:value="-0.015082966132627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4o</text:p>
          </table:table-cell>
          <table:table-cell table:style-name="ce2" office:value-type="float" office:value="12">
            <text:p>12</text:p>
          </table:table-cell>
          <table:table-cell office:value-type="float" office:value="-7.4626798577764">
            <text:p>-7,46</text:p>
          </table:table-cell>
          <table:table-cell office:value-type="float" office:value="46737711">
            <text:p>46737711</text:p>
          </table:table-cell>
          <table:table-cell table:formula="of:=[.C111]*[.D111]/[.D$172]" office:value-type="float" office:value="-0.0675291460425541">
            <text:p>-0,07</text:p>
          </table:table-cell>
          <table:table-cell table:formula="of:=[.C111]*[.B111]/[.B$172]" office:value-type="float" office:value="-0.0675355643237683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524">
            <text:p>46742524</text:p>
          </table:table-cell>
          <table:table-cell table:formula="of:=[.I111]*[.J111]/[.J$172]" office:value-type="float" office:value="-0.045248948736314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3s</text:p>
          </table:table-cell>
          <table:table-cell table:style-name="ce2" office:value-type="float" office:value="4">
            <text:p>4</text:p>
          </table:table-cell>
          <table:table-cell office:value-type="float" office:value="-7.52786668673791">
            <text:p>-7,53</text:p>
          </table:table-cell>
          <table:table-cell office:value-type="float" office:value="15580054">
            <text:p>15580054</text:p>
          </table:table-cell>
          <table:table-cell table:formula="of:=[.C112]*[.D112]/[.D$172]" office:value-type="float" office:value="-0.0227075294340769">
            <text:p>-0,02</text:p>
          </table:table-cell>
          <table:table-cell table:formula="of:=[.C112]*[.B112]/[.B$172]" office:value-type="float" office:value="-0.022708496792572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850">
            <text:p>15580850</text:p>
          </table:table-cell>
          <table:table-cell table:formula="of:=[.I112]*[.J112]/[.J$172]" office:value-type="float" office:value="-0.015082991301843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3o</text:p>
          </table:table-cell>
          <table:table-cell table:style-name="ce2" office:value-type="float" office:value="12">
            <text:p>12</text:p>
          </table:table-cell>
          <table:table-cell office:value-type="float" office:value="-7.66522563008223">
            <text:p>-7,67</text:p>
          </table:table-cell>
          <table:table-cell office:value-type="float" office:value="46739564">
            <text:p>46739564</text:p>
          </table:table-cell>
          <table:table-cell table:formula="of:=[.C113]*[.D113]/[.D$172]" office:value-type="float" office:value="-0.069364715236457">
            <text:p>-0,07</text:p>
          </table:table-cell>
          <table:table-cell table:formula="of:=[.C113]*[.B113]/[.B$172]" office:value-type="float" office:value="-0.0693685577383007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723">
            <text:p>46742723</text:p>
          </table:table-cell>
          <table:table-cell table:formula="of:=[.I113]*[.J113]/[.J$172]" office:value-type="float" office:value="-0.045249141377618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2s</text:p>
          </table:table-cell>
          <table:table-cell table:style-name="ce2" office:value-type="float" office:value="4">
            <text:p>4</text:p>
          </table:table-cell>
          <table:table-cell office:value-type="float" office:value="-7.69253406963738">
            <text:p>-7,69</text:p>
          </table:table-cell>
          <table:table-cell office:value-type="float" office:value="15579361">
            <text:p>15579361</text:p>
          </table:table-cell>
          <table:table-cell table:formula="of:=[.C114]*[.D114]/[.D$172]" office:value-type="float" office:value="-0.0232032103369289">
            <text:p>-0,02</text:p>
          </table:table-cell>
          <table:table-cell table:formula="of:=[.C114]*[.B114]/[.B$172]" office:value-type="float" office:value="-0.023205230979298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9073">
            <text:p>15579073</text:p>
          </table:table-cell>
          <table:table-cell table:formula="of:=[.I114]*[.J114]/[.J$172]" office:value-type="float" office:value="-0.015081271082757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2o</text:p>
          </table:table-cell>
          <table:table-cell table:style-name="ce2" office:value-type="float" office:value="12">
            <text:p>12</text:p>
          </table:table-cell>
          <table:table-cell office:value-type="float" office:value="-7.79252204957452">
            <text:p>-7,79</text:p>
          </table:table-cell>
          <table:table-cell office:value-type="float" office:value="46738252">
            <text:p>46738252</text:p>
          </table:table-cell>
          <table:table-cell table:formula="of:=[.C115]*[.D115]/[.D$172]" office:value-type="float" office:value="-0.0705146757869825">
            <text:p>-0,07</text:p>
          </table:table-cell>
          <table:table-cell table:formula="of:=[.C115]*[.B115]/[.B$172]" office:value-type="float" office:value="-0.070520561534611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7985">
            <text:p>46737985</text:p>
          </table:table-cell>
          <table:table-cell table:formula="of:=[.I115]*[.J115]/[.J$172]" office:value-type="float" office:value="-0.045244554772087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8s</text:p>
          </table:table-cell>
          <table:table-cell table:style-name="ce2" office:value-type="float" office:value="4">
            <text:p>4</text:p>
          </table:table-cell>
          <table:table-cell office:value-type="float" office:value="-2.49884784901132">
            <text:p>-2,5</text:p>
          </table:table-cell>
          <table:table-cell office:value-type="float" office:value="15580163">
            <text:p>15580163</text:p>
          </table:table-cell>
          <table:table-cell table:formula="of:=[.C116]*[.D116]/[.D$172]" office:value-type="float" office:value="-0.00753773418455999">
            <text:p>-0,01</text:p>
          </table:table-cell>
          <table:table-cell table:formula="of:=[.C116]*[.B116]/[.B$172]" office:value-type="float" office:value="-0.00753800256112012">
            <text:p>-0,01</text:p>
          </table:table-cell>
          <table:table-cell table:number-columns-repeated="2"/>
          <table:table-cell office:value-type="float" office:value="-2.18174268682691">
            <text:p>-2,18</text:p>
          </table:table-cell>
          <table:table-cell office:value-type="float" office:value="15579584">
            <text:p>15579584</text:p>
          </table:table-cell>
          <table:table-cell table:formula="of:=[.I116]*[.J116]/[.J$172]" office:value-type="float" office:value="-0.0065809064279288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8o</text:p>
          </table:table-cell>
          <table:table-cell table:style-name="ce2" office:value-type="float" office:value="12">
            <text:p>12</text:p>
          </table:table-cell>
          <table:table-cell office:value-type="float" office:value="-5.30796997905281">
            <text:p>-5,31</text:p>
          </table:table-cell>
          <table:table-cell office:value-type="float" office:value="46740894">
            <text:p>46740894</text:p>
          </table:table-cell>
          <table:table-cell table:formula="of:=[.C117]*[.D117]/[.D$172]" office:value-type="float" office:value="-0.0480346333923756">
            <text:p>-0,05</text:p>
          </table:table-cell>
          <table:table-cell table:formula="of:=[.C117]*[.B117]/[.B$172]" office:value-type="float" office:value="-0.0480359274122426">
            <text:p>-0,05</text:p>
          </table:table-cell>
          <table:table-cell table:number-columns-repeated="2"/>
          <table:table-cell office:value-type="float" office:value="-4.89336690655205">
            <text:p>-4,89</text:p>
          </table:table-cell>
          <table:table-cell office:value-type="float" office:value="46738513">
            <text:p>46738513</text:p>
          </table:table-cell>
          <table:table-cell table:formula="of:=[.I117]*[.J117]/[.J$172]" office:value-type="float" office:value="-0.044280141632724">
            <text:p>-0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7s</text:p>
          </table:table-cell>
          <table:table-cell table:style-name="ce2" office:value-type="float" office:value="4">
            <text:p>4</text:p>
          </table:table-cell>
          <table:table-cell office:value-type="float" office:value="-4.53409366264683">
            <text:p>-4,53</text:p>
          </table:table-cell>
          <table:table-cell office:value-type="float" office:value="15581895">
            <text:p>15581895</text:p>
          </table:table-cell>
          <table:table-cell table:formula="of:=[.C118]*[.D118]/[.D$172]" office:value-type="float" office:value="-0.0136785407490983">
            <text:p>-0,01</text:p>
          </table:table-cell>
          <table:table-cell table:formula="of:=[.C118]*[.B118]/[.B$172]" office:value-type="float" office:value="-0.0136775072779693">
            <text:p>-0,01</text:p>
          </table:table-cell>
          <table:table-cell table:number-columns-repeated="2"/>
          <table:table-cell office:value-type="float" office:value="-3.87579818701149">
            <text:p>-3,88</text:p>
          </table:table-cell>
          <table:table-cell office:value-type="float" office:value="15581060">
            <text:p>15581060</text:p>
          </table:table-cell>
          <table:table-cell table:formula="of:=[.I118]*[.J118]/[.J$172]" office:value-type="float" office:value="-0.0116918836505412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7o</text:p>
          </table:table-cell>
          <table:table-cell table:style-name="ce2" office:value-type="float" office:value="12">
            <text:p>12</text:p>
          </table:table-cell>
          <table:table-cell office:value-type="float" office:value="-7.05061872522949">
            <text:p>-7,05</text:p>
          </table:table-cell>
          <table:table-cell office:value-type="float" office:value="46745913">
            <text:p>46745913</text:p>
          </table:table-cell>
          <table:table-cell table:formula="of:=[.C119]*[.D119]/[.D$172]" office:value-type="float" office:value="-0.063811636750925">
            <text:p>-0,06</text:p>
          </table:table-cell>
          <table:table-cell table:formula="of:=[.C119]*[.B119]/[.B$172]" office:value-type="float" office:value="-0.063806504300719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171">
            <text:p>46742171</text:p>
          </table:table-cell>
          <table:table-cell table:formula="of:=[.I119]*[.J119]/[.J$172]" office:value-type="float" office:value="-0.0452486070158095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6s</text:p>
          </table:table-cell>
          <table:table-cell table:style-name="ce2" office:value-type="float" office:value="4">
            <text:p>4</text:p>
          </table:table-cell>
          <table:table-cell office:value-type="float" office:value="-6.18904525146973">
            <text:p>-6,19</text:p>
          </table:table-cell>
          <table:table-cell office:value-type="float" office:value="15581855">
            <text:p>15581855</text:p>
          </table:table-cell>
          <table:table-cell table:formula="of:=[.C120]*[.D120]/[.D$172]" office:value-type="float" office:value="-0.0186711825223075">
            <text:p>-0,02</text:p>
          </table:table-cell>
          <table:table-cell table:formula="of:=[.C120]*[.B120]/[.B$172]" office:value-type="float" office:value="-0.018669819763106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790">
            <text:p>15580790</text:p>
          </table:table-cell>
          <table:table-cell table:formula="of:=[.I120]*[.J120]/[.J$172]" office:value-type="float" office:value="-0.01508293321903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6o</text:p>
          </table:table-cell>
          <table:table-cell table:style-name="ce2" office:value-type="float" office:value="12">
            <text:p>12</text:p>
          </table:table-cell>
          <table:table-cell office:value-type="float" office:value="-7.01680129186342">
            <text:p>-7,02</text:p>
          </table:table-cell>
          <table:table-cell office:value-type="float" office:value="46745773">
            <text:p>46745773</text:p>
          </table:table-cell>
          <table:table-cell table:formula="of:=[.C121]*[.D121]/[.D$172]" office:value-type="float" office:value="-0.0635053818190519">
            <text:p>-0,06</text:p>
          </table:table-cell>
          <table:table-cell table:formula="of:=[.C121]*[.B121]/[.B$172]" office:value-type="float" office:value="-0.0635004641797595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245">
            <text:p>46742245</text:p>
          </table:table-cell>
          <table:table-cell table:formula="of:=[.I121]*[.J121]/[.J$172]" office:value-type="float" office:value="-0.045248678651269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5s</text:p>
          </table:table-cell>
          <table:table-cell table:style-name="ce2" office:value-type="float" office:value="4">
            <text:p>4</text:p>
          </table:table-cell>
          <table:table-cell office:value-type="float" office:value="-7.09460490967294">
            <text:p>-7,09</text:p>
          </table:table-cell>
          <table:table-cell office:value-type="float" office:value="15582095">
            <text:p>15582095</text:p>
          </table:table-cell>
          <table:table-cell table:formula="of:=[.C122]*[.D122]/[.D$172]" office:value-type="float" office:value="-0.0214034149211862">
            <text:p>-0,02</text:p>
          </table:table-cell>
          <table:table-cell table:formula="of:=[.C122]*[.B122]/[.B$172]" office:value-type="float" office:value="-0.021401523106102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822">
            <text:p>15581822</text:p>
          </table:table-cell>
          <table:table-cell table:formula="of:=[.I122]*[.J122]/[.J$172]" office:value-type="float" office:value="-0.015083932243290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5o</text:p>
          </table:table-cell>
          <table:table-cell table:style-name="ce2" office:value-type="float" office:value="12">
            <text:p>12</text:p>
          </table:table-cell>
          <table:table-cell office:value-type="float" office:value="-7.41369617078344">
            <text:p>-7,41</text:p>
          </table:table-cell>
          <table:table-cell office:value-type="float" office:value="46746509">
            <text:p>46746509</text:p>
          </table:table-cell>
          <table:table-cell table:formula="of:=[.C123]*[.D123]/[.D$172]" office:value-type="float" office:value="-0.0670985252691154">
            <text:p>-0,07</text:p>
          </table:table-cell>
          <table:table-cell table:formula="of:=[.C123]*[.B123]/[.B$172]" office:value-type="float" office:value="-0.0670922730387642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665">
            <text:p>46745665</text:p>
          </table:table-cell>
          <table:table-cell table:formula="of:=[.I123]*[.J123]/[.J$172]" office:value-type="float" office:value="-0.045251989371175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4s</text:p>
          </table:table-cell>
          <table:table-cell table:style-name="ce2" office:value-type="float" office:value="4">
            <text:p>4</text:p>
          </table:table-cell>
          <table:table-cell office:value-type="float" office:value="-7.46514468387718">
            <text:p>-7,47</text:p>
          </table:table-cell>
          <table:table-cell office:value-type="float" office:value="15580603">
            <text:p>15580603</text:p>
          </table:table-cell>
          <table:table-cell table:formula="of:=[.C124]*[.D124]/[.D$172]" office:value-type="float" office:value="-0.0225191243355257">
            <text:p>-0,02</text:p>
          </table:table-cell>
          <table:table-cell table:formula="of:=[.C124]*[.B124]/[.B$172]" office:value-type="float" office:value="-0.0225192901474425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602">
            <text:p>15581602</text:p>
          </table:table-cell>
          <table:table-cell table:formula="of:=[.I124]*[.J124]/[.J$172]" office:value-type="float" office:value="-0.01508371927300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4o</text:p>
          </table:table-cell>
          <table:table-cell table:style-name="ce2" office:value-type="float" office:value="12">
            <text:p>12</text:p>
          </table:table-cell>
          <table:table-cell office:value-type="float" office:value="-7.60350634323939">
            <text:p>-7,6</text:p>
          </table:table-cell>
          <table:table-cell office:value-type="float" office:value="46742182">
            <text:p>46742182</text:p>
          </table:table-cell>
          <table:table-cell table:formula="of:=[.C125]*[.D125]/[.D$172]" office:value-type="float" office:value="-0.0688100546010005">
            <text:p>-0,07</text:p>
          </table:table-cell>
          <table:table-cell table:formula="of:=[.C125]*[.B125]/[.B$172]" office:value-type="float" office:value="-0.0688100121560126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434">
            <text:p>46745434</text:p>
          </table:table-cell>
          <table:table-cell table:formula="of:=[.I125]*[.J125]/[.J$172]" office:value-type="float" office:value="-0.045251765752375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3s</text:p>
          </table:table-cell>
          <table:table-cell table:style-name="ce2" office:value-type="float" office:value="4">
            <text:p>4</text:p>
          </table:table-cell>
          <table:table-cell office:value-type="float" office:value="-7.52668435583286">
            <text:p>-7,53</text:p>
          </table:table-cell>
          <table:table-cell office:value-type="float" office:value="15581446">
            <text:p>15581446</text:p>
          </table:table-cell>
          <table:table-cell table:formula="of:=[.C126]*[.D126]/[.D$172]" office:value-type="float" office:value="-0.0227059914626277">
            <text:p>-0,02</text:p>
          </table:table-cell>
          <table:table-cell table:formula="of:=[.C126]*[.B126]/[.B$172]" office:value-type="float" office:value="-0.022704930183507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593">
            <text:p>15581593</text:p>
          </table:table-cell>
          <table:table-cell table:formula="of:=[.I126]*[.J126]/[.J$172]" office:value-type="float" office:value="-0.0150837105605832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3o</text:p>
          </table:table-cell>
          <table:table-cell table:style-name="ce2" office:value-type="float" office:value="12">
            <text:p>12</text:p>
          </table:table-cell>
          <table:table-cell office:value-type="float" office:value="-7.79011605958563">
            <text:p>-7,79</text:p>
          </table:table-cell>
          <table:table-cell office:value-type="float" office:value="46744407">
            <text:p>46744407</text:p>
          </table:table-cell>
          <table:table-cell table:formula="of:=[.C127]*[.D127]/[.D$172]" office:value-type="float" office:value="-0.0705021872094237">
            <text:p>-0,07</text:p>
          </table:table-cell>
          <table:table-cell table:formula="of:=[.C127]*[.B127]/[.B$172]" office:value-type="float" office:value="-0.0704987878695532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518">
            <text:p>46745518</text:p>
          </table:table-cell>
          <table:table-cell table:formula="of:=[.I127]*[.J127]/[.J$172]" office:value-type="float" office:value="-0.0452518470683026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2s</text:p>
          </table:table-cell>
          <table:table-cell table:style-name="ce2" office:value-type="float" office:value="4">
            <text:p>4</text:p>
          </table:table-cell>
          <table:table-cell office:value-type="float" office:value="-7.78151881942216">
            <text:p>-7,78</text:p>
          </table:table-cell>
          <table:table-cell office:value-type="float" office:value="15581108">
            <text:p>15581108</text:p>
          </table:table-cell>
          <table:table-cell table:formula="of:=[.C128]*[.D128]/[.D$172]" office:value-type="float" office:value="-0.0234742495829664">
            <text:p>-0,02</text:p>
          </table:table-cell>
          <table:table-cell table:formula="of:=[.C128]*[.B128]/[.B$172]" office:value-type="float" office:value="-0.023473661597050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229">
            <text:p>15580229</text:p>
          </table:table-cell>
          <table:table-cell table:formula="of:=[.I128]*[.J128]/[.J$172]" office:value-type="float" office:value="-0.015082390144807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92o</text:p>
          </table:table-cell>
          <table:table-cell table:style-name="ce2" office:value-type="float" office:value="12">
            <text:p>12</text:p>
          </table:table-cell>
          <table:table-cell office:value-type="float" office:value="-7.86263431687703">
            <text:p>-7,86</text:p>
          </table:table-cell>
          <table:table-cell office:value-type="float" office:value="46743296">
            <text:p>46743296</text:p>
          </table:table-cell>
          <table:table-cell table:formula="of:=[.C129]*[.D129]/[.D$172]" office:value-type="float" office:value="-0.0711568014125633">
            <text:p>-0,07</text:p>
          </table:table-cell>
          <table:table-cell table:formula="of:=[.C129]*[.B129]/[.B$172]" office:value-type="float" office:value="-0.071155061691194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0207">
            <text:p>46740207</text:p>
          </table:table-cell>
          <table:table-cell table:formula="of:=[.I129]*[.J129]/[.J$172]" office:value-type="float" office:value="-0.045246705771980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7s</text:p>
          </table:table-cell>
          <table:table-cell table:style-name="ce2" office:value-type="float" office:value="4">
            <text:p>4</text:p>
          </table:table-cell>
          <table:table-cell office:value-type="float" office:value="-4.51982003748412">
            <text:p>-4,52</text:p>
          </table:table-cell>
          <table:table-cell office:value-type="float" office:value="15580128">
            <text:p>15580128</text:p>
          </table:table-cell>
          <table:table-cell table:formula="of:=[.C130]*[.D130]/[.D$172]" office:value-type="float" office:value="-0.0136339335279853">
            <text:p>-0,01</text:p>
          </table:table-cell>
          <table:table-cell table:formula="of:=[.C130]*[.B130]/[.B$172]" office:value-type="float" office:value="-0.0136344495851708">
            <text:p>-0,01</text:p>
          </table:table-cell>
          <table:table-cell table:number-columns-repeated="2"/>
          <table:table-cell office:value-type="float" office:value="-4.24924380063995">
            <text:p>-4,25</text:p>
          </table:table-cell>
          <table:table-cell office:value-type="float" office:value="15579578">
            <text:p>15579578</text:p>
          </table:table-cell>
          <table:table-cell table:formula="of:=[.I130]*[.J130]/[.J$172]" office:value-type="float" office:value="-0.01281721499097">
            <text:p>-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7o</text:p>
          </table:table-cell>
          <table:table-cell table:style-name="ce2" office:value-type="float" office:value="12">
            <text:p>12</text:p>
          </table:table-cell>
          <table:table-cell office:value-type="float" office:value="-6.89855477579391">
            <text:p>-6,9</text:p>
          </table:table-cell>
          <table:table-cell office:value-type="float" office:value="46740119">
            <text:p>46740119</text:p>
          </table:table-cell>
          <table:table-cell table:formula="of:=[.C131]*[.D131]/[.D$172]" office:value-type="float" office:value="-0.0624276430609011">
            <text:p>-0,06</text:p>
          </table:table-cell>
          <table:table-cell table:formula="of:=[.C131]*[.B131]/[.B$172]" office:value-type="float" office:value="-0.0624303599619358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8693">
            <text:p>46738693</text:p>
          </table:table-cell>
          <table:table-cell table:formula="of:=[.I131]*[.J131]/[.J$172]" office:value-type="float" office:value="-0.045245240149191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6s</text:p>
          </table:table-cell>
          <table:table-cell table:style-name="ce2" office:value-type="float" office:value="4">
            <text:p>4</text:p>
          </table:table-cell>
          <table:table-cell office:value-type="float" office:value="-6.39614914289637">
            <text:p>-6,4</text:p>
          </table:table-cell>
          <table:table-cell office:value-type="float" office:value="15579862">
            <text:p>15579862</text:p>
          </table:table-cell>
          <table:table-cell table:formula="of:=[.C132]*[.D132]/[.D$172]" office:value-type="float" office:value="-0.0192935078560879">
            <text:p>-0,02</text:p>
          </table:table-cell>
          <table:table-cell table:formula="of:=[.C132]*[.B132]/[.B$172]" office:value-type="float" office:value="-0.019294567550215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9089">
            <text:p>15579089</text:p>
          </table:table-cell>
          <table:table-cell table:formula="of:=[.I132]*[.J132]/[.J$172]" office:value-type="float" office:value="-0.015081286571505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6o</text:p>
          </table:table-cell>
          <table:table-cell table:style-name="ce2" office:value-type="float" office:value="12">
            <text:p>12</text:p>
          </table:table-cell>
          <table:table-cell office:value-type="float" office:value="-7.24246433925807">
            <text:p>-7,24</text:p>
          </table:table-cell>
          <table:table-cell office:value-type="float" office:value="46739806">
            <text:p>46739806</text:p>
          </table:table-cell>
          <table:table-cell table:formula="of:=[.C133]*[.D133]/[.D$172]" office:value-type="float" office:value="-0.0655393724645331">
            <text:p>-0,07</text:p>
          </table:table-cell>
          <table:table-cell table:formula="of:=[.C133]*[.B133]/[.B$172]" office:value-type="float" office:value="-0.065542663703692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8033">
            <text:p>46738033</text:p>
          </table:table-cell>
          <table:table-cell table:formula="of:=[.I133]*[.J133]/[.J$172]" office:value-type="float" office:value="-0.045244601238332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5s</text:p>
          </table:table-cell>
          <table:table-cell table:style-name="ce2" office:value-type="float" office:value="4">
            <text:p>4</text:p>
          </table:table-cell>
          <table:table-cell office:value-type="float" office:value="-7.12681994049776">
            <text:p>-7,13</text:p>
          </table:table-cell>
          <table:table-cell office:value-type="float" office:value="15580182">
            <text:p>15580182</text:p>
          </table:table-cell>
          <table:table-cell table:formula="of:=[.C134]*[.D134]/[.D$172]" office:value-type="float" office:value="-0.0214979634816696">
            <text:p>-0,02</text:p>
          </table:table-cell>
          <table:table-cell table:formula="of:=[.C134]*[.B134]/[.B$172]" office:value-type="float" office:value="-0.021498702686267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563">
            <text:p>15580563</text:p>
          </table:table-cell>
          <table:table-cell table:formula="of:=[.I134]*[.J134]/[.J$172]" office:value-type="float" office:value="-0.0150827134724243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5o</text:p>
          </table:table-cell>
          <table:table-cell table:style-name="ce2" office:value-type="float" office:value="12">
            <text:p>12</text:p>
          </table:table-cell>
          <table:table-cell office:value-type="float" office:value="-7.44921008832865">
            <text:p>-7,45</text:p>
          </table:table-cell>
          <table:table-cell office:value-type="float" office:value="46740512">
            <text:p>46740512</text:p>
          </table:table-cell>
          <table:table-cell table:formula="of:=[.C135]*[.D135]/[.D$172]" office:value-type="float" office:value="-0.0674112989911911">
            <text:p>-0,07</text:p>
          </table:table-cell>
          <table:table-cell table:formula="of:=[.C135]*[.B135]/[.B$172]" office:value-type="float" office:value="-0.0674136659577253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1643">
            <text:p>46741643</text:p>
          </table:table-cell>
          <table:table-cell table:formula="of:=[.I135]*[.J135]/[.J$172]" office:value-type="float" office:value="-0.045248095887122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4s</text:p>
          </table:table-cell>
          <table:table-cell table:style-name="ce2" office:value-type="float" office:value="4">
            <text:p>4</text:p>
          </table:table-cell>
          <table:table-cell office:value-type="float" office:value="-7.46470580765336">
            <text:p>-7,46</text:p>
          </table:table-cell>
          <table:table-cell office:value-type="float" office:value="15578849">
            <text:p>15578849</text:p>
          </table:table-cell>
          <table:table-cell table:formula="of:=[.C136]*[.D136]/[.D$172]" office:value-type="float" office:value="-0.0225152654740321">
            <text:p>-0,02</text:p>
          </table:table-cell>
          <table:table-cell table:formula="of:=[.C136]*[.B136]/[.B$172]" office:value-type="float" office:value="-0.022517966237265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310">
            <text:p>15580310</text:p>
          </table:table-cell>
          <table:table-cell table:formula="of:=[.I136]*[.J136]/[.J$172]" office:value-type="float" office:value="-0.01508246855659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4o</text:p>
          </table:table-cell>
          <table:table-cell table:style-name="ce2" office:value-type="float" office:value="12">
            <text:p>12</text:p>
          </table:table-cell>
          <table:table-cell office:value-type="float" office:value="-7.62574236187343">
            <text:p>-7,63</text:p>
          </table:table-cell>
          <table:table-cell office:value-type="float" office:value="46736353">
            <text:p>46736353</text:p>
          </table:table-cell>
          <table:table-cell table:formula="of:=[.C137]*[.D137]/[.D$172]" office:value-type="float" office:value="-0.0690026795867056">
            <text:p>-0,07</text:p>
          </table:table-cell>
          <table:table-cell table:formula="of:=[.C137]*[.B137]/[.B$172]" office:value-type="float" office:value="-0.0690112430938772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1420">
            <text:p>46741420</text:p>
          </table:table-cell>
          <table:table-cell table:formula="of:=[.I137]*[.J137]/[.J$172]" office:value-type="float" office:value="-0.0452478800126955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3s</text:p>
          </table:table-cell>
          <table:table-cell table:style-name="ce2" office:value-type="float" office:value="4">
            <text:p>4</text:p>
          </table:table-cell>
          <table:table-cell office:value-type="float" office:value="-7.76063709343475">
            <text:p>-7,76</text:p>
          </table:table-cell>
          <table:table-cell office:value-type="float" office:value="15579378">
            <text:p>15579378</text:p>
          </table:table-cell>
          <table:table-cell table:formula="of:=[.C138]*[.D138]/[.D$172]" office:value-type="float" office:value="-0.0234086569769283">
            <text:p>-0,02</text:p>
          </table:table-cell>
          <table:table-cell table:formula="of:=[.C138]*[.B138]/[.B$172]" office:value-type="float" office:value="-0.023410669965112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262">
            <text:p>15580262</text:p>
          </table:table-cell>
          <table:table-cell table:formula="of:=[.I138]*[.J138]/[.J$172]" office:value-type="float" office:value="-0.015082422090350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3o</text:p>
          </table:table-cell>
          <table:table-cell table:style-name="ce2" office:value-type="float" office:value="12">
            <text:p>12</text:p>
          </table:table-cell>
          <table:table-cell office:value-type="float" office:value="-7.80285061003311">
            <text:p>-7,8</text:p>
          </table:table-cell>
          <table:table-cell office:value-type="float" office:value="46738698">
            <text:p>46738698</text:p>
          </table:table-cell>
          <table:table-cell table:formula="of:=[.C139]*[.D139]/[.D$172]" office:value-type="float" office:value="-0.0706088128996343">
            <text:p>-0,07</text:p>
          </table:table-cell>
          <table:table-cell table:formula="of:=[.C139]*[.B139]/[.B$172]" office:value-type="float" office:value="-0.070614032669982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1407">
            <text:p>46741407</text:p>
          </table:table-cell>
          <table:table-cell table:formula="of:=[.I139]*[.J139]/[.J$172]" office:value-type="float" office:value="-0.045247867428087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2s</text:p>
          </table:table-cell>
          <table:table-cell table:style-name="ce2" office:value-type="float" office:value="4">
            <text:p>4</text:p>
          </table:table-cell>
          <table:table-cell office:value-type="float" office:value="-7.86577877577556">
            <text:p>-7,87</text:p>
          </table:table-cell>
          <table:table-cell office:value-type="float" office:value="15579078">
            <text:p>15579078</text:p>
          </table:table-cell>
          <table:table-cell table:formula="of:=[.C140]*[.D140]/[.D$172]" office:value-type="float" office:value="-0.0237253423146591">
            <text:p>-0,02</text:p>
          </table:table-cell>
          <table:table-cell table:formula="of:=[.C140]*[.B140]/[.B$172]" office:value-type="float" office:value="-0.0237278394442702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78573">
            <text:p>15578573</text:p>
          </table:table-cell>
          <table:table-cell table:formula="of:=[.I140]*[.J140]/[.J$172]" office:value-type="float" office:value="-0.015080787059379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82o</text:p>
          </table:table-cell>
          <table:table-cell table:style-name="ce2" office:value-type="float" office:value="12">
            <text:p>12</text:p>
          </table:table-cell>
          <table:table-cell office:value-type="float" office:value="-7.88080583191238">
            <text:p>-7,88</text:p>
          </table:table-cell>
          <table:table-cell office:value-type="float" office:value="46736629">
            <text:p>46736629</text:p>
          </table:table-cell>
          <table:table-cell table:formula="of:=[.C141]*[.D141]/[.D$172]" office:value-type="float" office:value="-0.0713110809771168">
            <text:p>-0,07</text:p>
          </table:table-cell>
          <table:table-cell table:formula="of:=[.C141]*[.B141]/[.B$172]" office:value-type="float" office:value="-0.0713195097910623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35924">
            <text:p>46735924</text:p>
          </table:table-cell>
          <table:table-cell table:formula="of:=[.I141]*[.J141]/[.J$172]" office:value-type="float" office:value="-0.045242559627723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6s</text:p>
          </table:table-cell>
          <table:table-cell table:style-name="ce2" office:value-type="float" office:value="4">
            <text:p>4</text:p>
          </table:table-cell>
          <table:table-cell office:value-type="float" office:value="-6.12858616608624">
            <text:p>-6,13</text:p>
          </table:table-cell>
          <table:table-cell office:value-type="float" office:value="15581736">
            <text:p>15581736</text:p>
          </table:table-cell>
          <table:table-cell table:formula="of:=[.C142]*[.D142]/[.D$172]" office:value-type="float" office:value="-0.0184886476613118">
            <text:p>-0,02</text:p>
          </table:table-cell>
          <table:table-cell table:formula="of:=[.C142]*[.B142]/[.B$172]" office:value-type="float" office:value="-0.018487439415041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818">
            <text:p>15580818</text:p>
          </table:table-cell>
          <table:table-cell table:formula="of:=[.I142]*[.J142]/[.J$172]" office:value-type="float" office:value="-0.0150829603243472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6o</text:p>
          </table:table-cell>
          <table:table-cell table:style-name="ce2" office:value-type="float" office:value="12">
            <text:p>12</text:p>
          </table:table-cell>
          <table:table-cell office:value-type="float" office:value="-7.07183470238565">
            <text:p>-7,07</text:p>
          </table:table-cell>
          <table:table-cell office:value-type="float" office:value="46744995">
            <text:p>46744995</text:p>
          </table:table-cell>
          <table:table-cell table:formula="of:=[.C143]*[.D143]/[.D$172]" office:value-type="float" office:value="-0.0640023950793539">
            <text:p>-0,06</text:p>
          </table:table-cell>
          <table:table-cell table:formula="of:=[.C143]*[.B143]/[.B$172]" office:value-type="float" office:value="-0.0639985040939878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162">
            <text:p>46742162</text:p>
          </table:table-cell>
          <table:table-cell table:formula="of:=[.I143]*[.J143]/[.J$172]" office:value-type="float" office:value="-0.045248598303388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5s</text:p>
          </table:table-cell>
          <table:table-cell table:style-name="ce2" office:value-type="float" office:value="4">
            <text:p>4</text:p>
          </table:table-cell>
          <table:table-cell office:value-type="float" office:value="-6.96373180900294">
            <text:p>-6,96</text:p>
          </table:table-cell>
          <table:table-cell office:value-type="float" office:value="15581602">
            <text:p>15581602</text:p>
          </table:table-cell>
          <table:table-cell table:formula="of:=[.C144]*[.D144]/[.D$172]" office:value-type="float" office:value="-0.0210079246843796">
            <text:p>-0,02</text:p>
          </table:table-cell>
          <table:table-cell table:formula="of:=[.C144]*[.B144]/[.B$172]" office:value-type="float" office:value="-0.0210067324555141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2289">
            <text:p>15582289</text:p>
          </table:table-cell>
          <table:table-cell table:formula="of:=[.I144]*[.J144]/[.J$172]" office:value-type="float" office:value="-0.015084384321125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5o</text:p>
          </table:table-cell>
          <table:table-cell table:style-name="ce2" office:value-type="float" office:value="12">
            <text:p>12</text:p>
          </table:table-cell>
          <table:table-cell office:value-type="float" office:value="-7.32207366060935">
            <text:p>-7,32</text:p>
          </table:table-cell>
          <table:table-cell office:value-type="float" office:value="46745153">
            <text:p>46745153</text:p>
          </table:table-cell>
          <table:table-cell table:formula="of:=[.C145]*[.D145]/[.D$172]" office:value-type="float" office:value="-0.0662673627054414">
            <text:p>-0,07</text:p>
          </table:table-cell>
          <table:table-cell table:formula="of:=[.C145]*[.B145]/[.B$172]" office:value-type="float" office:value="-0.0662631100507634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954">
            <text:p>46745954</text:p>
          </table:table-cell>
          <table:table-cell table:formula="of:=[.I145]*[.J145]/[.J$172]" office:value-type="float" office:value="-0.045252269136688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4s</text:p>
          </table:table-cell>
          <table:table-cell table:style-name="ce2" office:value-type="float" office:value="4">
            <text:p>4</text:p>
          </table:table-cell>
          <table:table-cell office:value-type="float" office:value="-7.27633953903845">
            <text:p>-7,28</text:p>
          </table:table-cell>
          <table:table-cell office:value-type="float" office:value="15580538">
            <text:p>15580538</text:p>
          </table:table-cell>
          <table:table-cell table:formula="of:=[.C146]*[.D146]/[.D$172]" office:value-type="float" office:value="-0.0219494890104919">
            <text:p>-0,02</text:p>
          </table:table-cell>
          <table:table-cell table:formula="of:=[.C146]*[.B146]/[.B$172]" office:value-type="float" office:value="-0.021949742199211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852">
            <text:p>15581852</text:p>
          </table:table-cell>
          <table:table-cell table:formula="of:=[.I146]*[.J146]/[.J$172]" office:value-type="float" office:value="-0.015083961284693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4o</text:p>
          </table:table-cell>
          <table:table-cell table:style-name="ce2" office:value-type="float" office:value="12">
            <text:p>12</text:p>
          </table:table-cell>
          <table:table-cell office:value-type="float" office:value="-7.55574298225088">
            <text:p>-7,56</text:p>
          </table:table-cell>
          <table:table-cell office:value-type="float" office:value="46741663">
            <text:p>46741663</text:p>
          </table:table-cell>
          <table:table-cell table:formula="of:=[.C147]*[.D147]/[.D$172]" office:value-type="float" office:value="-0.068377047493298">
            <text:p>-0,07</text:p>
          </table:table-cell>
          <table:table-cell table:formula="of:=[.C147]*[.B147]/[.B$172]" office:value-type="float" office:value="-0.068377764545256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4926">
            <text:p>46744926</text:p>
          </table:table-cell>
          <table:table-cell table:formula="of:=[.I147]*[.J147]/[.J$172]" office:value-type="float" office:value="-0.0452512739846229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3s</text:p>
          </table:table-cell>
          <table:table-cell table:style-name="ce2" office:value-type="float" office:value="4">
            <text:p>4</text:p>
          </table:table-cell>
          <table:table-cell office:value-type="float" office:value="-7.56533395157381">
            <text:p>-7,57</text:p>
          </table:table-cell>
          <table:table-cell office:value-type="float" office:value="15581113">
            <text:p>15581113</text:p>
          </table:table-cell>
          <table:table-cell table:formula="of:=[.C148]*[.D148]/[.D$172]" office:value-type="float" office:value="-0.0228220991901398">
            <text:p>-0,02</text:p>
          </table:table-cell>
          <table:table-cell table:formula="of:=[.C148]*[.B148]/[.B$172]" office:value-type="float" office:value="-0.022821520215908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477">
            <text:p>15581477</text:p>
          </table:table-cell>
          <table:table-cell table:formula="of:=[.I148]*[.J148]/[.J$172]" office:value-type="float" office:value="-0.015083598267159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3o</text:p>
          </table:table-cell>
          <table:table-cell table:style-name="ce2" office:value-type="float" office:value="12">
            <text:p>12</text:p>
          </table:table-cell>
          <table:table-cell office:value-type="float" office:value="-7.78338006485664">
            <text:p>-7,78</text:p>
          </table:table-cell>
          <table:table-cell office:value-type="float" office:value="46743508">
            <text:p>46743508</text:p>
          </table:table-cell>
          <table:table-cell table:formula="of:=[.C149]*[.D149]/[.D$172]" office:value-type="float" office:value="-0.0704398702986824">
            <text:p>-0,07</text:p>
          </table:table-cell>
          <table:table-cell table:formula="of:=[.C149]*[.B149]/[.B$172]" office:value-type="float" office:value="-0.0704378286412366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4593">
            <text:p>46744593</text:p>
          </table:table-cell>
          <table:table-cell table:formula="of:=[.I149]*[.J149]/[.J$172]" office:value-type="float" office:value="-0.045250951625053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2s</text:p>
          </table:table-cell>
          <table:table-cell table:style-name="ce2" office:value-type="float" office:value="4">
            <text:p>4</text:p>
          </table:table-cell>
          <table:table-cell office:value-type="float" office:value="-7.86022667571201">
            <text:p>-7,86</text:p>
          </table:table-cell>
          <table:table-cell office:value-type="float" office:value="15580450">
            <text:p>15580450</text:p>
          </table:table-cell>
          <table:table-cell table:formula="of:=[.C150]*[.D150]/[.D$172]" office:value-type="float" office:value="-0.0237106836016321">
            <text:p>-0,02</text:p>
          </table:table-cell>
          <table:table-cell table:formula="of:=[.C150]*[.B150]/[.B$172]" office:value-type="float" office:value="-0.0237110910277889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080">
            <text:p>15580080</text:p>
          </table:table-cell>
          <table:table-cell table:formula="of:=[.I150]*[.J150]/[.J$172]" office:value-type="float" office:value="-0.0150822459058411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72o</text:p>
          </table:table-cell>
          <table:table-cell table:style-name="ce2" office:value-type="float" office:value="12">
            <text:p>12</text:p>
          </table:table-cell>
          <table:table-cell office:value-type="float" office:value="-7.87448597443588">
            <text:p>-7,87</text:p>
          </table:table-cell>
          <table:table-cell office:value-type="float" office:value="46742260">
            <text:p>46742260</text:p>
          </table:table-cell>
          <table:table-cell table:formula="of:=[.C151]*[.D151]/[.D$172]" office:value-type="float" office:value="-0.0712624793859218">
            <text:p>-0,07</text:p>
          </table:table-cell>
          <table:table-cell table:formula="of:=[.C151]*[.B151]/[.B$172]" office:value-type="float" office:value="-0.071262316510732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0487">
            <text:p>46740487</text:p>
          </table:table-cell>
          <table:table-cell table:formula="of:=[.I151]*[.J151]/[.J$172]" office:value-type="float" office:value="-0.04524697682507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5s</text:p>
          </table:table-cell>
          <table:table-cell table:style-name="ce2" office:value-type="float" office:value="4">
            <text:p>4</text:p>
          </table:table-cell>
          <table:table-cell office:value-type="float" office:value="-6.74550654601171">
            <text:p>-6,75</text:p>
          </table:table-cell>
          <table:table-cell office:value-type="float" office:value="15581777">
            <text:p>15581777</text:p>
          </table:table-cell>
          <table:table-cell table:formula="of:=[.C152]*[.D152]/[.D$172]" office:value-type="float" office:value="-0.0203498194539546">
            <text:p>-0,02</text:p>
          </table:table-cell>
          <table:table-cell table:formula="of:=[.C152]*[.B152]/[.B$172]" office:value-type="float" office:value="-0.020348436036234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906">
            <text:p>15581906</text:p>
          </table:table-cell>
          <table:table-cell table:formula="of:=[.I152]*[.J152]/[.J$172]" office:value-type="float" office:value="-0.0150840135592179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5o</text:p>
          </table:table-cell>
          <table:table-cell table:style-name="ce2" office:value-type="float" office:value="12">
            <text:p>12</text:p>
          </table:table-cell>
          <table:table-cell office:value-type="float" office:value="-7.10354221367678">
            <text:p>-7,1</text:p>
          </table:table-cell>
          <table:table-cell office:value-type="float" office:value="46745328">
            <text:p>46745328</text:p>
          </table:table-cell>
          <table:table-cell table:formula="of:=[.C153]*[.D153]/[.D$172]" office:value-type="float" office:value="-0.0642898163104304">
            <text:p>-0,06</text:p>
          </table:table-cell>
          <table:table-cell table:formula="of:=[.C153]*[.B153]/[.B$172]" office:value-type="float" office:value="-0.0642854498975274">
            <text:p>-0,06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5517">
            <text:p>46745517</text:p>
          </table:table-cell>
          <table:table-cell table:formula="of:=[.I153]*[.J153]/[.J$172]" office:value-type="float" office:value="-0.0452518461002558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4s</text:p>
          </table:table-cell>
          <table:table-cell table:style-name="ce2" office:value-type="float" office:value="4">
            <text:p>4</text:p>
          </table:table-cell>
          <table:table-cell office:value-type="float" office:value="-7.24190097093346">
            <text:p>-7,24</text:p>
          </table:table-cell>
          <table:table-cell office:value-type="float" office:value="15580463">
            <text:p>15580463</text:p>
          </table:table-cell>
          <table:table-cell table:formula="of:=[.C154]*[.D154]/[.D$172]" office:value-type="float" office:value="-0.0218454979674194">
            <text:p>-0,02</text:p>
          </table:table-cell>
          <table:table-cell table:formula="of:=[.C154]*[.B154]/[.B$172]" office:value-type="float" office:value="-0.021845855115938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755">
            <text:p>15581755</text:p>
          </table:table-cell>
          <table:table-cell table:formula="of:=[.I154]*[.J154]/[.J$172]" office:value-type="float" office:value="-0.015083867384157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4o</text:p>
          </table:table-cell>
          <table:table-cell table:style-name="ce2" office:value-type="float" office:value="12">
            <text:p>12</text:p>
          </table:table-cell>
          <table:table-cell office:value-type="float" office:value="-7.62043134552075">
            <text:p>-7,62</text:p>
          </table:table-cell>
          <table:table-cell office:value-type="float" office:value="46740946">
            <text:p>46740946</text:p>
          </table:table-cell>
          <table:table-cell table:formula="of:=[.C155]*[.D155]/[.D$172]" office:value-type="float" office:value="-0.0689613985476494">
            <text:p>-0,07</text:p>
          </table:table-cell>
          <table:table-cell table:formula="of:=[.C155]*[.B155]/[.B$172]" office:value-type="float" office:value="-0.068963179597472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4601">
            <text:p>46744601</text:p>
          </table:table-cell>
          <table:table-cell table:formula="of:=[.I155]*[.J155]/[.J$172]" office:value-type="float" office:value="-0.045250959369427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3s</text:p>
          </table:table-cell>
          <table:table-cell table:style-name="ce2" office:value-type="float" office:value="4">
            <text:p>4</text:p>
          </table:table-cell>
          <table:table-cell office:value-type="float" office:value="-7.61328423561389">
            <text:p>-7,61</text:p>
          </table:table-cell>
          <table:table-cell office:value-type="float" office:value="15580997">
            <text:p>15580997</text:p>
          </table:table-cell>
          <table:table-cell table:formula="of:=[.C156]*[.D156]/[.D$172]" office:value-type="float" office:value="-0.0229665782817259">
            <text:p>-0,02</text:p>
          </table:table-cell>
          <table:table-cell table:formula="of:=[.C156]*[.B156]/[.B$172]" office:value-type="float" office:value="-0.022966166623269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387">
            <text:p>15581387</text:p>
          </table:table-cell>
          <table:table-cell table:formula="of:=[.I156]*[.J156]/[.J$172]" office:value-type="float" office:value="-0.015083511142951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3o</text:p>
          </table:table-cell>
          <table:table-cell table:style-name="ce2" office:value-type="float" office:value="12">
            <text:p>12</text:p>
          </table:table-cell>
          <table:table-cell office:value-type="float" office:value="-7.75967649593798">
            <text:p>-7,76</text:p>
          </table:table-cell>
          <table:table-cell office:value-type="float" office:value="46743587">
            <text:p>46743587</text:p>
          </table:table-cell>
          <table:table-cell table:formula="of:=[.C157]*[.D157]/[.D$172]" office:value-type="float" office:value="-0.0702254708311473">
            <text:p>-0,07</text:p>
          </table:table-cell>
          <table:table-cell table:formula="of:=[.C157]*[.B157]/[.B$172]" office:value-type="float" office:value="-0.0702233167053211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4849">
            <text:p>46744849</text:p>
          </table:table-cell>
          <table:table-cell table:formula="of:=[.I157]*[.J157]/[.J$172]" office:value-type="float" office:value="-0.0452511994450227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2s</text:p>
          </table:table-cell>
          <table:table-cell table:style-name="ce2" office:value-type="float" office:value="4">
            <text:p>4</text:p>
          </table:table-cell>
          <table:table-cell office:value-type="float" office:value="-7.83974681023928">
            <text:p>-7,84</text:p>
          </table:table-cell>
          <table:table-cell office:value-type="float" office:value="15580628">
            <text:p>15580628</text:p>
          </table:table-cell>
          <table:table-cell table:formula="of:=[.C158]*[.D158]/[.D$172]" office:value-type="float" office:value="-0.0236491754588208">
            <text:p>-0,02</text:p>
          </table:table-cell>
          <table:table-cell table:formula="of:=[.C158]*[.B158]/[.B$172]" office:value-type="float" office:value="-0.02364931164476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004">
            <text:p>15580004</text:p>
          </table:table-cell>
          <table:table-cell table:formula="of:=[.I158]*[.J158]/[.J$172]" office:value-type="float" office:value="-0.0150821723342876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62o</text:p>
          </table:table-cell>
          <table:table-cell table:style-name="ce2" office:value-type="float" office:value="12">
            <text:p>12</text:p>
          </table:table-cell>
          <table:table-cell office:value-type="float" office:value="-7.85021277341296">
            <text:p>-7,85</text:p>
          </table:table-cell>
          <table:table-cell office:value-type="float" office:value="46741911">
            <text:p>46741911</text:p>
          </table:table-cell>
          <table:table-cell table:formula="of:=[.C159]*[.D159]/[.D$172]" office:value-type="float" office:value="-0.0710422814667669">
            <text:p>-0,07</text:p>
          </table:table-cell>
          <table:table-cell table:formula="of:=[.C159]*[.B159]/[.B$172]" office:value-type="float" office:value="-0.071042649533149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0026">
            <text:p>46740026</text:p>
          </table:table-cell>
          <table:table-cell table:formula="of:=[.I159]*[.J159]/[.J$172]" office:value-type="float" office:value="-0.045246530555517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4s</text:p>
          </table:table-cell>
          <table:table-cell table:style-name="ce2" office:value-type="float" office:value="4">
            <text:p>4</text:p>
          </table:table-cell>
          <table:table-cell office:value-type="float" office:value="-7.10115915159369">
            <text:p>-7,1</text:p>
          </table:table-cell>
          <table:table-cell office:value-type="float" office:value="15580888">
            <text:p>15580888</text:p>
          </table:table-cell>
          <table:table-cell table:formula="of:=[.C160]*[.D160]/[.D$172]" office:value-type="float" office:value="-0.0214215286825831">
            <text:p>-0,02</text:p>
          </table:table-cell>
          <table:table-cell table:formula="of:=[.C160]*[.B160]/[.B$172]" office:value-type="float" office:value="-0.021421294574943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3114">
            <text:p>15583114</text:p>
          </table:table-cell>
          <table:table-cell table:formula="of:=[.I160]*[.J160]/[.J$172]" office:value-type="float" office:value="-0.0150851829596995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4o</text:p>
          </table:table-cell>
          <table:table-cell table:style-name="ce2" office:value-type="float" office:value="12">
            <text:p>12</text:p>
          </table:table-cell>
          <table:table-cell office:value-type="float" office:value="-7.49995686537649">
            <text:p>-7,5</text:p>
          </table:table-cell>
          <table:table-cell office:value-type="float" office:value="46741706">
            <text:p>46741706</text:p>
          </table:table-cell>
          <table:table-cell table:formula="of:=[.C161]*[.D161]/[.D$172]" office:value-type="float" office:value="-0.0678722634901106">
            <text:p>-0,07</text:p>
          </table:table-cell>
          <table:table-cell table:formula="of:=[.C161]*[.B161]/[.B$172]" office:value-type="float" office:value="-0.067872912808837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8656">
            <text:p>46748656</text:p>
          </table:table-cell>
          <table:table-cell table:formula="of:=[.I161]*[.J161]/[.J$172]" office:value-type="float" office:value="-0.0452548847990236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3s</text:p>
          </table:table-cell>
          <table:table-cell table:style-name="ce2" office:value-type="float" office:value="4">
            <text:p>4</text:p>
          </table:table-cell>
          <table:table-cell office:value-type="float" office:value="-7.56103980257689">
            <text:p>-7,56</text:p>
          </table:table-cell>
          <table:table-cell office:value-type="float" office:value="15581415">
            <text:p>15581415</text:p>
          </table:table-cell>
          <table:table-cell table:formula="of:=[.C162]*[.D162]/[.D$172]" office:value-type="float" office:value="-0.0228095872661161">
            <text:p>-0,02</text:p>
          </table:table-cell>
          <table:table-cell table:formula="of:=[.C162]*[.B162]/[.B$172]" office:value-type="float" office:value="-0.0228085665236105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2830">
            <text:p>15582830</text:p>
          </table:table-cell>
          <table:table-cell table:formula="of:=[.I162]*[.J162]/[.J$172]" office:value-type="float" office:value="-0.0150849080344207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3o</text:p>
          </table:table-cell>
          <table:table-cell table:style-name="ce2" office:value-type="float" office:value="12">
            <text:p>12</text:p>
          </table:table-cell>
          <table:table-cell office:value-type="float" office:value="-7.75353169761214">
            <text:p>-7,75</text:p>
          </table:table-cell>
          <table:table-cell office:value-type="float" office:value="46744086">
            <text:p>46744086</text:p>
          </table:table-cell>
          <table:table-cell table:formula="of:=[.C163]*[.D163]/[.D$172]" office:value-type="float" office:value="-0.0701706091722808">
            <text:p>-0,07</text:p>
          </table:table-cell>
          <table:table-cell table:formula="of:=[.C163]*[.B163]/[.B$172]" office:value-type="float" office:value="-0.0701677076706981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8711">
            <text:p>46748711</text:p>
          </table:table-cell>
          <table:table-cell table:formula="of:=[.I163]*[.J163]/[.J$172]" office:value-type="float" office:value="-0.0452549380415952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2s</text:p>
          </table:table-cell>
          <table:table-cell table:style-name="ce2" office:value-type="float" office:value="4">
            <text:p>4</text:p>
          </table:table-cell>
          <table:table-cell office:value-type="float" office:value="-7.77473713283667">
            <text:p>-7,77</text:p>
          </table:table-cell>
          <table:table-cell office:value-type="float" office:value="15580810">
            <text:p>15580810</text:p>
          </table:table-cell>
          <table:table-cell table:formula="of:=[.C164]*[.D164]/[.D$172]" office:value-type="float" office:value="-0.0234533429233166">
            <text:p>-0,02</text:p>
          </table:table-cell>
          <table:table-cell table:formula="of:=[.C164]*[.B164]/[.B$172]" office:value-type="float" office:value="-0.0234532040206234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127">
            <text:p>15581127</text:p>
          </table:table-cell>
          <table:table-cell table:formula="of:=[.I164]*[.J164]/[.J$172]" office:value-type="float" office:value="-0.015083259450794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52o</text:p>
          </table:table-cell>
          <table:table-cell table:style-name="ce2" office:value-type="float" office:value="12">
            <text:p>12</text:p>
          </table:table-cell>
          <table:table-cell office:value-type="float" office:value="-7.83466637299018">
            <text:p>-7,83</text:p>
          </table:table-cell>
          <table:table-cell office:value-type="float" office:value="46742603">
            <text:p>46742603</text:p>
          </table:table-cell>
          <table:table-cell table:formula="of:=[.C165]*[.D165]/[.D$172]" office:value-type="float" office:value="-0.070902640465964">
            <text:p>-0,07</text:p>
          </table:table-cell>
          <table:table-cell table:formula="of:=[.C165]*[.B165]/[.B$172]" office:value-type="float" office:value="-0.07090195812660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3678">
            <text:p>46743678</text:p>
          </table:table-cell>
          <table:table-cell table:formula="of:=[.I165]*[.J165]/[.J$172]" office:value-type="float" office:value="-0.0452500658622711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3s</text:p>
          </table:table-cell>
          <table:table-cell table:style-name="ce2" office:value-type="float" office:value="4">
            <text:p>4</text:p>
          </table:table-cell>
          <table:table-cell office:value-type="float" office:value="-7.75717118731617">
            <text:p>-7,76</text:p>
          </table:table-cell>
          <table:table-cell office:value-type="float" office:value="15579713">
            <text:p>15579713</text:p>
          </table:table-cell>
          <table:table-cell table:formula="of:=[.C166]*[.D166]/[.D$172]" office:value-type="float" office:value="-0.0233987057803508">
            <text:p>-0,02</text:p>
          </table:table-cell>
          <table:table-cell table:formula="of:=[.C166]*[.B166]/[.B$172]" office:value-type="float" office:value="-0.0234002147430352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2688">
            <text:p>15582688</text:p>
          </table:table-cell>
          <table:table-cell table:formula="of:=[.I166]*[.J166]/[.J$172]" office:value-type="float" office:value="-0.0150847705717813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3o</text:p>
          </table:table-cell>
          <table:table-cell table:style-name="ce2" office:value-type="float" office:value="12">
            <text:p>12</text:p>
          </table:table-cell>
          <table:table-cell office:value-type="float" office:value="-7.82935381522385">
            <text:p>-7,83</text:p>
          </table:table-cell>
          <table:table-cell office:value-type="float" office:value="46740589">
            <text:p>46740589</text:p>
          </table:table-cell>
          <table:table-cell table:formula="of:=[.C167]*[.D167]/[.D$172]" office:value-type="float" office:value="-0.0708515096446749">
            <text:p>-0,07</text:p>
          </table:table-cell>
          <table:table-cell table:formula="of:=[.C167]*[.B167]/[.B$172]" office:value-type="float" office:value="-0.070853880680758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7506">
            <text:p>46747506</text:p>
          </table:table-cell>
          <table:table-cell table:formula="of:=[.I167]*[.J167]/[.J$172]" office:value-type="float" office:value="-0.045253771545254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2s</text:p>
          </table:table-cell>
          <table:table-cell table:style-name="ce2" office:value-type="float" office:value="4">
            <text:p>4</text:p>
          </table:table-cell>
          <table:table-cell office:value-type="float" office:value="-7.91223395674897">
            <text:p>-7,91</text:p>
          </table:table-cell>
          <table:table-cell office:value-type="float" office:value="15579441">
            <text:p>15579441</text:p>
          </table:table-cell>
          <table:table-cell table:formula="of:=[.C168]*[.D168]/[.D$172]" office:value-type="float" office:value="-0.0238660199359456">
            <text:p>-0,02</text:p>
          </table:table-cell>
          <table:table-cell table:formula="of:=[.C168]*[.B168]/[.B$172]" office:value-type="float" office:value="-0.0238679757367993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1164">
            <text:p>15581164</text:p>
          </table:table-cell>
          <table:table-cell table:formula="of:=[.I168]*[.J168]/[.J$172]" office:value-type="float" office:value="-0.0150832952685248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42o</text:p>
          </table:table-cell>
          <table:table-cell table:style-name="ce2" office:value-type="float" office:value="12">
            <text:p>12</text:p>
          </table:table-cell>
          <table:table-cell office:value-type="float" office:value="-7.92447744864496">
            <text:p>-7,92</text:p>
          </table:table-cell>
          <table:table-cell office:value-type="float" office:value="46738641">
            <text:p>46738641</text:p>
          </table:table-cell>
          <table:table-cell table:formula="of:=[.C169]*[.D169]/[.D$172]" office:value-type="float" office:value="-0.0717093394556239">
            <text:p>-0,07</text:p>
          </table:table-cell>
          <table:table-cell table:formula="of:=[.C169]*[.B169]/[.B$172]" office:value-type="float" office:value="-0.0717147280420358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3021">
            <text:p>46743021</text:p>
          </table:table-cell>
          <table:table-cell table:formula="of:=[.I169]*[.J169]/[.J$172]" office:value-type="float" office:value="-0.0452494298555523">
            <text:p>-0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2s</text:p>
          </table:table-cell>
          <table:table-cell table:style-name="ce2" office:value-type="float" office:value="4">
            <text:p>4</text:p>
          </table:table-cell>
          <table:table-cell office:value-type="float" office:value="-8.04404917043326">
            <text:p>-8,04</text:p>
          </table:table-cell>
          <table:table-cell office:value-type="float" office:value="15580246">
            <text:p>15580246</text:p>
          </table:table-cell>
          <table:table-cell table:formula="of:=[.C170]*[.D170]/[.D$172]" office:value-type="float" office:value="-0.0242648736906722">
            <text:p>-0,02</text:p>
          </table:table-cell>
          <table:table-cell table:formula="of:=[.C170]*[.B170]/[.B$172]" office:value-type="float" office:value="-0.0242656083572647">
            <text:p>-0,02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15580899">
            <text:p>15580899</text:p>
          </table:table-cell>
          <table:table-cell table:formula="of:=[.I170]*[.J170]/[.J$172]" office:value-type="float" office:value="-0.0150830387361344">
            <text:p>-0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32o</text:p>
          </table:table-cell>
          <table:table-cell table:style-name="ce2" office:value-type="float" office:value="12">
            <text:p>12</text:p>
          </table:table-cell>
          <table:table-cell office:value-type="float" office:value="-8.06132161997497">
            <text:p>-8,06</text:p>
          </table:table-cell>
          <table:table-cell office:value-type="float" office:value="46741106">
            <text:p>46741106</text:p>
          </table:table-cell>
          <table:table-cell table:formula="of:=[.C171]*[.D171]/[.D$172]" office:value-type="float" office:value="-0.0729515024586031">
            <text:p>-0,07</text:p>
          </table:table-cell>
          <table:table-cell table:formula="of:=[.C171]*[.B171]/[.B$172]" office:value-type="float" office:value="-0.0729531368323527">
            <text:p>-0,07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float" office:value="46742648">
            <text:p>46742648</text:p>
          </table:table-cell>
          <table:table-cell table:formula="of:=[.I171]*[.J171]/[.J$172]" office:value-type="float" office:value="-0.0452490687741122">
            <text:p>-0,05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" table:formula="of:=SUM([.B3:.B171])" office:value-type="float" office:value="1326">
            <text:p>1326</text:p>
          </table:table-cell>
          <table:table-cell table:style-name="ce4"/>
          <table:table-cell table:style-name="ce4" table:formula="of:=SUM([.D3:.D171])" office:value-type="float" office:value="5165007925">
            <text:p>5165007925</text:p>
          </table:table-cell>
          <table:table-cell table:style-name="ce5" table:formula="of:=SUM([.E3:.E171])" office:value-type="float" office:value="-1.01061521941789">
            <text:p>-1,01062</text:p>
          </table:table-cell>
          <table:table-cell table:style-name="ce5" table:formula="of:=SUM([.F3:.F171])" office:value-type="float" office:value="-1.0106288255048">
            <text:p>-1,01063</text:p>
          </table:table-cell>
          <table:table-cell table:style-name="ce6"/>
          <table:table-cell table:style-name="ce4" table:number-columns-repeated="2"/>
          <table:table-cell table:style-name="ce4" table:formula="of:=SUM([.J3:.J171])" office:value-type="float" office:value="5165039775">
            <text:p>5165039775</text:p>
          </table:table-cell>
          <table:table-cell table:style-name="ce6" table:formula="of:=SUM([.K3:.K171])" office:value-type="float" office:value="-0.00907901938415406">
            <text:p>-0,01</text:p>
          </table:table-cell>
          <table:table-cell table:style-name="ce4" table:number-columns-repeated="1013"/>
        </table:table-row>
        <table:table-row table:style-name="ro1" table:number-rows-repeated="65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3">03.09.2010</text:date>, <text:time>22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Alles</meta:initial-creator>
    <meta:creation-date>2010-09-02T00:54:30.76</meta:creation-date>
    <dc:date>2010-09-03T22:12:30.06</dc:date>
    <dc:creator>Ivan Alles</dc:creator>
    <meta:editing-duration>PT00H28M34S</meta:editing-duration>
    <meta:editing-cycles>8</meta:editing-cycles>
    <meta:generator>OpenOffice.org/3.0$Win32 OpenOffice.org_project/300m15$Build-9379</meta:generator>
    <meta:document-statistic meta:table-count="4" meta:cell-count="3074" meta:object-count="0"/>
  </office:meta>
</office:document-meta>
</file>